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2000002A0000174C0000254C92B4DA0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168cm" svg:stroke-color="#17375e" draw:marker-end="msArrowEnd_20_2" draw:marker-end-width="0.336cm" draw:marker-end-center="false" draw:fill="none"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106cm" svg:stroke-color="#17375e" draw:marker-end="msArrowStealthEnd_20_5" draw:marker-end-width="0.318cm" draw:marker-end-center="false" draw:fill="none"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168cm" svg:stroke-color="#17375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106cm" svg:stroke-color="#254061" draw:fill="solid" draw:fill-color="#4f81bd"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68cm" svg:stroke-color="#17375e" draw:stroke-linejoin="miter"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168cm" svg:stroke-color="#17375e" draw:marker-end="msArrowEnd_20_4" draw:marker-end-width="0.504cm" draw:marker-end-center="fals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123cm" svg:stroke-color="#17375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17375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123cm" svg:stroke-color="#17375e" draw:marker-end="msArrowEnd_20_2" draw:marker-end-width="0.246cm" draw:marker-end-center="false"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71cm" svg:stroke-color="#17375e" draw:marker-end="msArrowEnd_20_5" draw:marker-end-width="0.213cm" draw:marker-end-center="false"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254061" draw:fill="solid" draw:fill-color="#4f81bd"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44cm" svg:stroke-color="#254061" draw:fill="solid" draw:fill-color="#4f81bd" draw:textarea-vertical-align="middle" draw:auto-grow-height="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6" style:family="graphic" style:parent-style-name="standard">
      <style:graphic-properties draw:stroke="solid" svg:stroke-width="0.071cm" svg:stroke-color="#1e1c11" draw:fill="solid" draw:fill-color="#eeece1" draw:textarea-vertical-align="middle" draw:auto-grow-height="false" fo:padding-top="0.125cm" fo:padding-bottom="0.125cm" fo:padding-left="0.25cm" fo:padding-right="0.25cm" fo:wrap-option="wrap"/>
    </style:style>
    <style:style style:name="gr17" style:family="graphic" style:parent-style-name="standard">
      <style:graphic-properties draw:stroke="none" svg:stroke-width="0.071cm" draw:fill="solid" draw:fill-color="#4f81bd"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168cm" svg:stroke-color="#17375e" draw:marker-end="msArrowEnd_20_4" draw:marker-end-width="0.504cm" draw:marker-end-center="false" draw:stroke-linejoin="miter" draw:fill="none"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71cm" draw:fill="solid" draw:fill-color="#604a7b" draw:textarea-vertical-align="middle" draw:auto-grow-height="false" fo:padding-top="0.125cm" fo:padding-bottom="0.125cm" fo:padding-left="0.25cm" fo:padding-right="0.25cm" fo:wrap-option="wrap"/>
    </style:style>
    <style:style style:name="gr20" style:family="graphic" style:parent-style-name="standard">
      <style:graphic-properties draw:stroke="dash" draw:stroke-dash="Dash_20_2" svg:stroke-width="0.044cm" svg:stroke-color="#9bbb59"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132cm" svg:stroke-color="#403152"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132cm" svg:stroke-color="#254061"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71cm" draw:stroke-linejoin="miter" draw:fill="none"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stroke-linejoin="miter" draw:fill="solid" draw:fill-color="#4f81bd"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cm" svg:stroke-color="#e46c0a" draw:fill="solid" draw:fill-color="#ffff00" draw:textarea-vertical-align="top" draw:auto-grow-height="true" fo:padding-top="0.125cm" fo:padding-bottom="0.125cm" fo:padding-left="0.25cm" fo:padding-right="0.25cm" fo:wrap-option="wrap"/>
    </style:style>
    <style:style style:name="gr26" style:family="graphic" style:parent-style-name="standard">
      <style:graphic-properties draw:stroke="solid" svg:stroke-width="0.026cm" svg:stroke-color="#e46c0a"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cm" svg:stroke-color="#9bbb59" draw:fill="solid" draw:fill-color="#c3d69b" draw:textarea-vertical-align="top" draw:auto-grow-height="true" fo:padding-top="0.125cm" fo:padding-bottom="0.125cm" fo:padding-left="0.25cm" fo:padding-right="0.25cm" fo:wrap-option="wrap"/>
    </style:style>
    <style:style style:name="gr28" style:family="graphic" style:parent-style-name="standard">
      <style:graphic-properties draw:stroke="none" svg:stroke-width="0.071cm" draw:fill="none"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123cm" svg:stroke-color="#17375e" draw:marker-end="msArrowEnd_20_2" draw:marker-end-width="0.246cm" draw:marker-end-center="false" draw:stroke-linejoin="miter" draw:fill="none" draw:textarea-vertical-align="top" draw:auto-grow-height="false" fo:padding-top="0.125cm" fo:padding-bottom="0.125cm" fo:padding-left="0.25cm" fo:padding-right="0.25cm" fo:wrap-option="wrap"/>
    </style:style>
    <style:style style:name="gr30" style:family="graphic" style:parent-style-name="standard">
      <style:graphic-properties draw:stroke="solid" svg:stroke-width="0.071cm" svg:stroke-color="#17375e" draw:stroke-linejoin="bevel"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71cm" svg:stroke-color="#17375e" draw:marker-end="msArrowEnd_20_2" draw:marker-end-width="0.142cm" draw:marker-end-center="false" draw:stroke-linejoin="miter" draw:fill="none" draw:textarea-vertical-align="top" draw:auto-grow-height="false" fo:padding-top="0.125cm" fo:padding-bottom="0.125cm" fo:padding-left="0.25cm" fo:padding-right="0.25cm" fo:wrap-option="wrap"/>
    </style:style>
    <style:style style:name="gr32" style:family="graphic" style:parent-style-name="standard">
      <style:graphic-properties draw:stroke="solid" svg:stroke-width="0.106cm" svg:stroke-color="#17375e" draw:stroke-linejoin="miter"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106cm" svg:stroke-color="#17375e" draw:fill="none"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17375e" draw:marker-end="msArrowEnd_20_2" draw:marker-end-width="0.142cm" draw:marker-end-center="false"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cm" svg:stroke-color="#8eb4e3" draw:fill="solid" draw:fill-color="#c6d9f1" draw:textarea-vertical-align="top" draw:auto-grow-height="true" fo:padding-top="0.125cm" fo:padding-bottom="0.125cm" fo:padding-left="0.25cm" fo:padding-right="0.25cm" fo:wrap-option="wrap"/>
    </style:style>
    <style:style style:name="gr36" style:family="graphic" style:parent-style-name="standard">
      <style:graphic-properties draw:stroke="solid" svg:stroke-width="0.026cm" svg:stroke-color="#8eb4e3"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37" style:family="graphic" style:parent-style-name="standard">
      <style:graphic-properties draw:stroke="solid" svg:stroke-width="0.168cm" svg:stroke-color="#17375e" draw:marker-end="msArrowEnd_20_2" draw:marker-end-width="0.336cm" draw:marker-end-center="false" svg:stroke-opacity="40%" draw:fill="none" draw:textarea-vertical-align="top" draw:auto-grow-height="false" fo:padding-top="0.125cm" fo:padding-bottom="0.125cm" fo:padding-left="0.25cm" fo:padding-right="0.25cm" fo:wrap-option="wrap"/>
    </style:style>
    <style:style style:name="gr38" style:family="graphic" style:parent-style-name="standard">
      <style:graphic-properties draw:stroke="solid" svg:stroke-width="0.168cm" svg:stroke-color="#17375e" svg:stroke-opacity="37%"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solid" svg:stroke-width="0.026cm" svg:stroke-color="#c0504d" svg:stroke-opacity="19%"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00b050"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width="0.035cm" draw:fill="none" draw:textarea-vertical-align="top" draw:auto-grow-height="true" fo:padding-top="0.125cm" fo:padding-bottom="0.125cm" fo:padding-left="0.25cm" fo:padding-right="0.25cm" fo:wrap-option="wrap"/>
    </style:style>
    <style:style style:name="gr42" style:family="graphic" style:parent-style-name="standard">
      <style:graphic-properties draw:stroke="solid" svg:stroke-width="0.123cm" svg:stroke-color="#254061" draw:marker-end="msArrowStealthEnd_20_5" draw:marker-end-width="0.369cm" draw:marker-end-center="false" draw:fill="none" draw:textarea-vertical-align="middle" draw:auto-grow-height="false" fo:padding-top="0.125cm" fo:padding-bottom="0.125cm" fo:padding-left="0.25cm" fo:padding-right="0.25cm" fo:wrap-option="wrap"/>
    </style:style>
    <style:style style:name="gr43" style:family="graphic" style:parent-style-name="standard">
      <style:graphic-properties draw:stroke="solid" svg:stroke-width="0.168cm" svg:stroke-color="#17375e" draw:marker-end="msArrowEnd_20_4" draw:marker-end-width="0.504cm" draw:marker-end-center="false" svg:stroke-opacity="19%" draw:stroke-linejoin="miter" draw:fill="none"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071cm" draw:fill="solid" draw:fill-color="#4f81bd" draw:textarea-vertical-align="middle" draw:auto-grow-height="false" fo:padding-top="0.125cm" fo:padding-bottom="0.125cm" fo:padding-left="0.25cm" fo:padding-right="0.25cm" fo:wrap-option="wrap"/>
    </style:style>
    <style:style style:name="gr45" style:family="graphic" style:parent-style-name="standard">
      <style:graphic-properties draw:stroke="dash" draw:stroke-dash="Dash_20_3" svg:stroke-width="0.026cm" svg:stroke-color="#9bbb59"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106cm" svg:stroke-color="#254061" svg:stroke-opacity="37%" draw:fill="solid" draw:fill-color="#4f81bd" draw:opacity="42%" draw:textarea-vertical-align="middle" draw:auto-grow-height="false" fo:padding-top="0.125cm" fo:padding-bottom="0.125cm" fo:padding-left="0.25cm" fo:padding-right="0.25cm" fo:wrap-option="wrap"/>
    </style:style>
    <style:style style:name="gr47" style:family="graphic" style:parent-style-name="standard">
      <style:graphic-properties draw:stroke="solid" svg:stroke-width="0.168cm" svg:stroke-color="#17375e" draw:marker-end="msArrowEnd_20_4" draw:marker-end-width="0.504cm" draw:marker-end-center="false" svg:stroke-opacity="49%" draw:fill="none"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cm" svg:stroke-color="#c4bd97" draw:fill="solid" draw:fill-color="#ddd9c3" draw:textarea-vertical-align="top" draw:auto-grow-height="true" fo:padding-top="0.125cm" fo:padding-bottom="0.125cm" fo:padding-left="0.25cm" fo:padding-right="0.25cm" fo:wrap-option="wrap"/>
    </style:style>
    <style:style style:name="gr49" style:family="graphic" style:parent-style-name="standard">
      <style:graphic-properties draw:stroke="dash" draw:stroke-dash="Dash_20_3" svg:stroke-width="0.026cm" svg:stroke-color="#c4bd97"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solid" svg:stroke-width="0.026cm" svg:stroke-color="#604a7b" draw:fill="none" draw:textarea-vertical-align="middle"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604a7b"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solid" svg:stroke-width="0cm" svg:stroke-color="#604a7b" draw:fill="solid" draw:fill-color="#ccc1da" draw:textarea-vertical-align="top" draw:auto-grow-height="true" fo:padding-top="0.125cm" fo:padding-bottom="0.125cm" fo:padding-left="0.25cm" fo:padding-right="0.25cm" fo:wrap-option="wrap"/>
    </style:style>
    <style:style style:name="gr53" style:family="graphic" style:parent-style-name="standard">
      <style:graphic-properties draw:stroke="none" svg:stroke-width="0cm" draw:fill="none" draw:textarea-vertical-align="middle" draw:auto-grow-height="false" fo:padding-top="0.127cm" fo:padding-bottom="0.127cm" fo:padding-left="0.254cm" fo:padding-right="0.254cm" fo:wrap-option="wrap"/>
    </style:style>
    <style:style style:name="gr54" style:family="graphic" style:parent-style-name="standard">
      <style:graphic-properties draw:stroke="none" svg:stroke-width="0.018cm" draw:fill="solid" draw:fill-color="#bfbfbf" draw:textarea-vertical-align="middle" draw:auto-grow-height="false" fo:padding-top="0.125cm" fo:padding-bottom="0.125cm" fo:padding-left="0.25cm" fo:padding-right="0.25cm" fo:wrap-option="wrap"/>
    </style:style>
    <style:style style:name="gr55" style:family="graphic" style:parent-style-name="standard">
      <style:graphic-properties draw:stroke="solid" svg:stroke-width="0.071cm" svg:stroke-color="#bfbfbf" draw:fill="solid" draw:fill-color="#bfbfbf"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132cm" svg:stroke-color="#17375e"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26cm" svg:stroke-color="#c0504d" svg:stroke-opacity="46%"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026cm" svg:stroke-color="#b3a2c7" draw:fill="none" draw:textarea-vertical-align="middle" draw:auto-grow-height="false" fo:padding-top="0.125cm" fo:padding-bottom="0.125cm" fo:padding-left="0.25cm" fo:padding-right="0.25cm" fo:wrap-option="wrap"/>
    </style:style>
    <style:style style:name="gr59" style:family="graphic" style:parent-style-name="standard">
      <style:graphic-properties draw:stroke="solid" svg:stroke-width="0.026cm" svg:stroke-color="#b3a2c7" draw:fill="none" draw:textarea-horizontal-align="center" draw:textarea-vertical-align="top" draw:auto-grow-height="false" fo:padding-top="0.125cm" fo:padding-bottom="0.125cm" fo:padding-left="0.25cm" fo:padding-right="0.25cm" fo:wrap-option="wrap"/>
    </style:style>
    <style:style style:name="gr60" style:family="graphic" style:parent-style-name="standard">
      <style:graphic-properties draw:stroke="solid" svg:stroke-width="0.123cm" svg:stroke-color="#254061"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123cm" svg:stroke-color="#254061" draw:marker-end="msArrowEnd_20_2" draw:marker-end-width="0.246cm" draw:marker-end-center="false" draw:fill="none" draw:textarea-vertical-align="top" draw:auto-grow-height="false" fo:padding-top="0.125cm" fo:padding-bottom="0.125cm" fo:padding-left="0.25cm" fo:padding-right="0.25cm" fo:wrap-option="wrap"/>
    </style:style>
    <style:style style:name="gr62" style:family="graphic" style:parent-style-name="standard">
      <style:graphic-properties draw:stroke="dash" draw:stroke-dash="Dash_20_2" svg:stroke-width="0.044cm" svg:stroke-color="#c0504d" draw:stroke-linejoin="miter" draw:fill="none" draw:textarea-vertical-align="middle" draw:auto-grow-height="false" fo:padding-top="0.125cm" fo:padding-bottom="0.125cm" fo:padding-left="0.25cm" fo:padding-right="0.25cm" fo:wrap-option="wrap"/>
    </style:style>
    <style:style style:name="gr63" style:family="graphic" style:parent-style-name="standard">
      <style:graphic-properties draw:stroke="solid" svg:stroke-width="0.026cm" svg:stroke-color="#604a7b" svg:stroke-opacity="63%" draw:fill="none" draw:textarea-vertical-align="middle" draw:auto-grow-height="false" fo:padding-top="0.125cm" fo:padding-bottom="0.125cm" fo:padding-left="0.25cm" fo:padding-right="0.25cm" fo:wrap-option="wrap"/>
    </style:style>
    <style:style style:name="gr64" style:family="graphic" style:parent-style-name="standard">
      <style:graphic-properties draw:stroke="solid" svg:stroke-width="0.071cm" svg:stroke-color="#254061" draw:marker-end="msArrowStealthEnd_20_5" draw:marker-end-width="0.213cm" draw:marker-end-center="false" draw:fill="none"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71cm" svg:stroke-color="#254061"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071cm" svg:stroke-color="#254061" draw:fill="none" draw:textarea-vertical-align="middle" draw:auto-grow-height="false" fo:padding-top="0.125cm" fo:padding-bottom="0.125cm" fo:padding-left="0.25cm" fo:padding-right="0.25cm" fo:wrap-option="wrap"/>
    </style:style>
    <style:style style:name="gr67" style:family="graphic" style:parent-style-name="standard">
      <style:graphic-properties draw:stroke="solid" svg:stroke-width="0.071cm" svg:stroke-color="#254061"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solid" svg:stroke-width="0.071cm" svg:stroke-color="#254061" draw:marker-end="msArrowStealthEnd_20_5" draw:marker-end-width="0.213cm" draw:marker-end-center="false" draw:fill="none" draw:textarea-vertical-align="middle" draw:auto-grow-height="false" fo:padding-top="0.125cm" fo:padding-bottom="0.125cm" fo:padding-left="0.25cm" fo:padding-right="0.25cm" fo:wrap-option="wrap"/>
    </style:style>
    <style:style style:name="gr69" style:family="graphic" style:parent-style-name="standard">
      <style:graphic-properties draw:stroke="solid" svg:stroke-width="0.132cm" svg:stroke-color="#254061" draw:marker-end="msArrowStealthEnd_20_5" draw:marker-end-width="0.396cm" draw:marker-end-center="false" svg:stroke-opacity="52%" draw:fill="none" draw:textarea-vertical-align="middle" draw:auto-grow-height="false" fo:padding-top="0.125cm" fo:padding-bottom="0.125cm" fo:padding-left="0.25cm" fo:padding-right="0.25cm" fo:wrap-option="wrap"/>
    </style:style>
    <style:style style:name="gr70" style:family="graphic" style:parent-style-name="standard">
      <style:graphic-properties draw:stroke="solid" svg:stroke-width="0.115cm" svg:stroke-color="#e46c0a" draw:marker-end="msArrowEnd_20_2" draw:marker-end-width="0.23cm" draw:marker-end-center="false" draw:fill="none" draw:textarea-vertical-align="middle" draw:auto-grow-height="false" fo:padding-top="0.125cm" fo:padding-bottom="0.125cm" fo:padding-left="0.25cm" fo:padding-right="0.25cm" fo:wrap-option="wrap"/>
    </style:style>
    <style:style style:name="gr71" style:family="graphic" style:parent-style-name="standard">
      <style:graphic-properties draw:stroke="solid" svg:stroke-width="0.132cm" svg:stroke-color="#10243e" draw:marker-end="msArrowStealthEnd_20_5" draw:marker-end-width="0.396cm" draw:marker-end-center="false" draw:fill="none" draw:textarea-vertical-align="middle" draw:auto-grow-height="false" fo:padding-top="0.125cm" fo:padding-bottom="0.125cm" fo:padding-left="0.25cm" fo:padding-right="0.25cm" fo:wrap-option="wrap"/>
    </style:style>
    <style:style style:name="gr72" style:family="graphic" style:parent-style-name="standard">
      <style:graphic-properties draw:stroke="solid" svg:stroke-width="0.026cm" svg:stroke-color="#d9d9d9" draw:fill="solid" draw:fill-color="#d9d9d9" draw:textarea-vertical-align="middle" draw:auto-grow-height="false" fo:padding-top="0.125cm" fo:padding-bottom="0.125cm" fo:padding-left="0.25cm" fo:padding-right="0.25cm" fo:wrap-option="wrap"/>
    </style:style>
    <style:style style:name="gr73" style:family="graphic" style:parent-style-name="standard">
      <style:graphic-properties draw:stroke="solid" svg:stroke-width="0cm" svg:stroke-color="#d9d9d9" draw:fill="solid" draw:fill-color="#d9d9d9" draw:textarea-vertical-align="top" draw:auto-grow-height="true" fo:padding-top="0.125cm" fo:padding-bottom="0.125cm" fo:padding-left="0.25cm" fo:padding-right="0.25cm" fo:wrap-option="wrap"/>
    </style:style>
    <style:style style:name="gr74" style:family="graphic" style:parent-style-name="standard">
      <style:graphic-properties draw:stroke="solid" svg:stroke-width="0.071cm" svg:stroke-color="#254061" draw:stroke-linejoin="round" draw:fill="none" draw:textarea-vertical-align="middle" draw:auto-grow-height="false" fo:padding-top="0.125cm" fo:padding-bottom="0.125cm" fo:padding-left="0.25cm" fo:padding-right="0.25cm" fo:wrap-option="wrap"/>
    </style:style>
    <style:style style:name="gr75" style:family="graphic" style:parent-style-name="standard">
      <style:graphic-properties draw:stroke="solid" svg:stroke-width="0.168cm" svg:stroke-color="#254061" draw:marker-end="msArrowEnd_20_2" draw:marker-end-width="0.336cm" draw:marker-end-center="false" draw:fill="none" draw:textarea-vertical-align="top" draw:auto-grow-height="false" fo:padding-top="0.125cm" fo:padding-bottom="0.125cm" fo:padding-left="0.25cm" fo:padding-right="0.25cm" fo:wrap-option="wrap"/>
    </style:style>
    <style:style style:name="gr76" style:family="graphic" style:parent-style-name="standard">
      <style:graphic-properties draw:stroke="solid" svg:stroke-width="0.168cm" svg:stroke-color="#254061" draw:stroke-linejoin="bevel" draw:fill="none" draw:textarea-horizontal-align="center" draw:textarea-vertical-align="top" draw:auto-grow-height="false" fo:padding-top="0.125cm" fo:padding-bottom="0.125cm" fo:padding-left="0.25cm" fo:padding-right="0.25cm" fo:wrap-option="wrap"/>
    </style:style>
    <style:style style:name="gr77" style:family="graphic" style:parent-style-name="standard">
      <style:graphic-properties draw:stroke="dash" draw:stroke-dash="Dash_20_3" svg:stroke-width="0.026cm" svg:stroke-color="#77933c" draw:fill="none" draw:textarea-horizontal-align="center" draw:textarea-vertical-align="top" draw:auto-grow-height="false" fo:padding-top="0.125cm" fo:padding-bottom="0.125cm" fo:padding-left="0.25cm" fo:padding-right="0.25cm" fo:wrap-option="wrap"/>
    </style:style>
    <style:style style:name="gr78"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79" style:family="graphic" style:parent-style-name="standard">
      <style:graphic-properties draw:stroke="solid" svg:stroke-width="0.071cm" svg:stroke-color="#10243e" draw:fill="solid" draw:fill-color="#4f81bd" draw:textarea-horizontal-align="center" draw:textarea-vertical-align="top" draw:auto-grow-height="false" fo:padding-top="0.125cm" fo:padding-bottom="0.125cm" fo:padding-left="0.25cm" fo:padding-right="0.25cm" fo:wrap-option="wrap"/>
    </style:style>
    <style:style style:name="gr80" style:family="graphic" style:parent-style-name="standard">
      <style:graphic-properties draw:stroke="solid" svg:stroke-width="0.123cm" svg:stroke-color="#17375e" draw:marker-end="msArrowEnd_20_4" draw:marker-end-width="0.369cm" draw:marker-end-center="false" draw:fill="none" draw:textarea-vertical-align="top" draw:auto-grow-height="false" fo:padding-top="0.125cm" fo:padding-bottom="0.125cm" fo:padding-left="0.25cm" fo:padding-right="0.25cm" fo:wrap-option="wrap"/>
    </style:style>
    <style:style style:name="gr81" style:family="graphic" style:parent-style-name="standard">
      <style:graphic-properties draw:stroke="solid" svg:stroke-width="0.123cm" svg:stroke-color="#254061" draw:fill="none" draw:textarea-horizontal-align="center" draw:textarea-vertical-align="top" draw:auto-grow-height="false" fo:padding-top="0.125cm" fo:padding-bottom="0.125cm" fo:padding-left="0.25cm" fo:padding-right="0.25cm" fo:wrap-option="wrap"/>
    </style:style>
    <style:style style:name="gr82" style:family="graphic" style:parent-style-name="standard">
      <style:graphic-properties draw:stroke="solid" svg:stroke-width="0.168cm" svg:stroke-color="#254061" draw:fill="none" draw:textarea-horizontal-align="center" draw:textarea-vertical-align="top" draw:auto-grow-height="false" fo:padding-top="0.125cm" fo:padding-bottom="0.125cm" fo:padding-left="0.25cm" fo:padding-right="0.25cm" fo:wrap-option="wrap"/>
    </style:style>
    <style:style style:name="gr83" style:family="graphic" style:parent-style-name="standard">
      <style:graphic-properties draw:stroke="solid" svg:stroke-width="0.071cm" svg:stroke-color="#254061" draw:fill="solid" draw:fill-color="#4f81bd" draw:textarea-horizontal-align="center" draw:textarea-vertical-align="top" draw:auto-grow-height="false" fo:padding-top="0.125cm" fo:padding-bottom="0.125cm" fo:padding-left="0.25cm" fo:padding-right="0.25cm" fo:wrap-option="wrap"/>
    </style:style>
    <style:style style:name="gr84" style:family="graphic" style:parent-style-name="standard">
      <style:graphic-properties draw:stroke="solid" svg:stroke-width="0.132cm" svg:stroke-color="#953735" draw:fill="none" draw:textarea-horizontal-align="center" draw:textarea-vertical-align="top" draw:auto-grow-height="false" fo:padding-top="0.125cm" fo:padding-bottom="0.125cm" fo:padding-left="0.25cm" fo:padding-right="0.25cm" fo:wrap-option="wrap"/>
    </style:style>
    <style:style style:name="gr85" style:family="graphic" style:parent-style-name="standard">
      <style:graphic-properties draw:stroke="solid" svg:stroke-width="0.123cm" svg:stroke-color="#953735" draw:fill="none" draw:textarea-horizontal-align="center" draw:textarea-vertical-align="top" draw:auto-grow-height="false" fo:padding-top="0.125cm" fo:padding-bottom="0.125cm" fo:padding-left="0.25cm" fo:padding-right="0.25cm" fo:wrap-option="wrap"/>
    </style:style>
    <style:style style:name="gr86" style:family="graphic" style:parent-style-name="standard">
      <style:graphic-properties draw:stroke="solid" svg:stroke-width="0.071cm" svg:stroke-color="#953735" draw:fill="solid" draw:fill-color="#4f81bd" draw:textarea-horizontal-align="center" draw:textarea-vertical-align="top" draw:auto-grow-height="false" fo:padding-top="0.125cm" fo:padding-bottom="0.125cm" fo:padding-left="0.25cm" fo:padding-right="0.25cm" fo:wrap-option="wrap"/>
    </style:style>
    <style:style style:name="gr87" style:family="graphic" style:parent-style-name="standard">
      <style:graphic-properties draw:stroke="solid" svg:stroke-width="0.106cm" svg:stroke-color="#4f81bd" draw:stroke-linejoin="round" draw:fill="none" draw:textarea-vertical-align="middle" draw:auto-grow-height="false" fo:padding-top="0.125cm" fo:padding-bottom="0.125cm" fo:padding-left="0.25cm" fo:padding-right="0.25cm" fo:wrap-option="no-wrap"/>
    </style:style>
    <style:style style:name="gr88" style:family="graphic" style:parent-style-name="standard">
      <style:graphic-properties draw:stroke="solid" svg:stroke-width="0.141cm" svg:stroke-color="#4f81bd"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89" style:family="graphic" style:parent-style-name="standard">
      <style:graphic-properties draw:stroke="solid" svg:stroke-width="0.106cm" svg:stroke-color="#4f81bd" draw:stroke-linejoin="round" draw:fill="none" draw:textarea-horizontal-align="center" draw:textarea-vertical-align="middle" draw:auto-grow-height="false" fo:padding-top="0.125cm" fo:padding-bottom="0.125cm" fo:padding-left="0.25cm" fo:padding-right="0.25cm" fo:wrap-option="no-wrap"/>
    </style:style>
    <style:style style:name="gr90" style:family="graphic" style:parent-style-name="standard">
      <style:graphic-properties draw:stroke="solid" svg:stroke-width="0.106cm" svg:stroke-color="#c0504d" draw:stroke-linejoin="round" draw:fill="none" draw:textarea-vertical-align="middle" draw:auto-grow-height="false" fo:padding-top="0.125cm" fo:padding-bottom="0.125cm" fo:padding-left="0.25cm" fo:padding-right="0.25cm" fo:wrap-option="no-wrap"/>
    </style:style>
    <style:style style:name="gr91"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92" style:family="graphic" style:parent-style-name="standard">
      <style:graphic-properties draw:stroke="solid" svg:stroke-width="0.141cm" svg:stroke-color="#c0504d"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93" style:family="graphic" style:parent-style-name="standard">
      <style:graphic-properties draw:stroke="solid" svg:stroke-width="0.106cm" svg:stroke-color="#c0504d" draw:stroke-linejoin="round" draw:fill="none" draw:textarea-horizontal-align="center" draw:textarea-vertical-align="middle" draw:auto-grow-height="false" fo:padding-top="0.125cm" fo:padding-bottom="0.125cm" fo:padding-left="0.25cm" fo:padding-right="0.25cm" fo:wrap-option="no-wrap"/>
    </style:style>
    <style:style style:name="gr94" style:family="graphic" style:parent-style-name="standard">
      <style:graphic-properties draw:stroke="solid" svg:stroke-width="0.079cm" svg:stroke-color="#c0504d" draw:marker-end="msArrowStealthEnd_20_5" draw:marker-end-width="0.237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95" style:family="graphic" style:parent-style-name="standard">
      <style:graphic-properties draw:stroke="solid" svg:stroke-width="0.079cm" svg:stroke-color="#c0504d" draw:stroke-linejoin="round" draw:fill="none" draw:textarea-horizontal-align="center" draw:textarea-vertical-align="middle" draw:auto-grow-height="false" fo:padding-top="0.125cm" fo:padding-bottom="0.125cm" fo:padding-left="0.25cm" fo:padding-right="0.25cm" fo:wrap-option="no-wrap"/>
    </style:style>
    <style:style style:name="gr96" style:family="graphic" style:parent-style-name="standard">
      <style:graphic-properties draw:stroke="solid" svg:stroke-width="0.079cm" svg:stroke-color="#ff6600" draw:marker-end="msArrowStealthEnd_20_5" draw:marker-end-width="0.237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97" style:family="graphic" style:parent-style-name="standard">
      <style:graphic-properties draw:stroke="solid" svg:stroke-width="0.079cm" svg:stroke-color="#ff6600" draw:stroke-linejoin="round" draw:fill="none" draw:textarea-horizontal-align="center" draw:textarea-vertical-align="middle" draw:auto-grow-height="false" fo:padding-top="0.125cm" fo:padding-bottom="0.125cm" fo:padding-left="0.25cm" fo:padding-right="0.25cm" fo:wrap-option="no-wrap"/>
    </style:style>
    <style:style style:name="gr98" style:family="graphic" style:parent-style-name="standard">
      <style:graphic-properties draw:stroke="solid" svg:stroke-width="0.106cm" svg:stroke-color="#ff6600" draw:stroke-linejoin="round" draw:fill="none" draw:textarea-vertical-align="middle" draw:auto-grow-height="false" fo:padding-top="0.125cm" fo:padding-bottom="0.125cm" fo:padding-left="0.25cm" fo:padding-right="0.25cm" fo:wrap-option="no-wrap"/>
    </style:style>
    <style:style style:name="gr99" style:family="graphic" style:parent-style-name="standard">
      <style:graphic-properties draw:stroke="solid" svg:stroke-width="0.141cm" svg:stroke-color="#ff6600"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00" style:family="graphic" style:parent-style-name="standard">
      <style:graphic-properties draw:stroke="solid" svg:stroke-width="0.106cm" svg:stroke-color="#ff6600" draw:stroke-linejoin="round" draw:fill="none" draw:textarea-horizontal-align="center" draw:textarea-vertical-align="middle" draw:auto-grow-height="false" fo:padding-top="0.125cm" fo:padding-bottom="0.125cm" fo:padding-left="0.25cm" fo:padding-right="0.25cm" fo:wrap-option="no-wrap"/>
    </style:style>
    <style:style style:name="gr101" style:family="graphic" style:parent-style-name="standard">
      <style:graphic-properties draw:stroke="solid" svg:stroke-width="0.026cm" svg:stroke-color="#000000" draw:stroke-linejoin="round" draw:fill="none" draw:textarea-vertical-align="middle" draw:auto-grow-height="false" fo:padding-top="0.125cm" fo:padding-bottom="0.125cm" fo:padding-left="0.25cm" fo:padding-right="0.25cm" fo:wrap-option="no-wrap"/>
    </style:style>
    <style:style style:name="gr102"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03" style:family="graphic" style:parent-style-name="standard">
      <style:graphic-properties draw:stroke="solid" svg:stroke-width="0.026cm" svg:stroke-color="#ff0000" draw:stroke-linejoin="round" draw:fill="none" draw:textarea-vertical-align="middle" draw:auto-grow-height="false" fo:padding-top="0.125cm" fo:padding-bottom="0.125cm" fo:padding-left="0.25cm" fo:padding-right="0.25cm" fo:wrap-option="no-wrap"/>
    </style:style>
    <style:style style:name="gr104" style:family="graphic" style:parent-style-name="standard">
      <style:graphic-properties draw:stroke="solid" svg:stroke-width="0.026cm" svg:stroke-color="#ff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05" style:family="graphic" style:parent-style-name="standard">
      <style:graphic-properties draw:stroke="solid" svg:stroke-width="0.026cm" svg:stroke-color="#c0504d" draw:stroke-linejoin="round" draw:fill="none" draw:textarea-vertical-align="middle" draw:auto-grow-height="false" fo:padding-top="0.125cm" fo:padding-bottom="0.125cm" fo:padding-left="0.25cm" fo:padding-right="0.25cm" fo:wrap-option="no-wrap"/>
    </style:style>
    <style:style style:name="gr106" style:family="graphic" style:parent-style-name="standard">
      <style:graphic-properties draw:stroke="solid" svg:stroke-width="0.026cm" svg:stroke-color="#c0504d" draw:stroke-linejoin="round" draw:fill="none" draw:textarea-horizontal-align="center" draw:textarea-vertical-align="middle" draw:auto-grow-height="false" fo:padding-top="0.125cm" fo:padding-bottom="0.125cm" fo:padding-left="0.25cm" fo:padding-right="0.25cm" fo:wrap-option="no-wrap"/>
    </style:style>
    <style:style style:name="gr107" style:family="graphic" style:parent-style-name="standard">
      <style:graphic-properties draw:stroke="solid" svg:stroke-width="0.079cm" svg:stroke-color="#ff0000" draw:stroke-linejoin="round" draw:fill="none" draw:textarea-horizontal-align="center" draw:textarea-vertical-align="middle" draw:auto-grow-height="false" fo:padding-top="0.125cm" fo:padding-bottom="0.125cm" fo:padding-left="0.25cm" fo:padding-right="0.25cm" fo:wrap-option="no-wrap"/>
    </style:style>
    <style:style style:name="gr108" style:family="graphic" style:parent-style-name="standard">
      <style:graphic-properties draw:stroke="solid" svg:stroke-width="0.026cm" svg:stroke-color="#c0504d" draw:marker-end="msArrowStealth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09" style:family="graphic" style:parent-style-name="standard">
      <style:graphic-properties draw:stroke="solid" svg:stroke-width="0.026cm" svg:stroke-color="#00cc99" draw:stroke-linejoin="round" draw:fill="none" draw:textarea-vertical-align="middle" draw:auto-grow-height="false" fo:padding-top="0.125cm" fo:padding-bottom="0.125cm" fo:padding-left="0.25cm" fo:padding-right="0.25cm" fo:wrap-option="no-wrap"/>
    </style:style>
    <style:style style:name="gr110" style:family="graphic" style:parent-style-name="standard">
      <style:graphic-properties draw:stroke="solid" svg:stroke-width="0.026cm" svg:stroke-color="#00cc99" draw:stroke-linejoin="round" draw:fill="none" draw:textarea-horizontal-align="center" draw:textarea-vertical-align="middle" draw:auto-grow-height="false" fo:padding-top="0.125cm" fo:padding-bottom="0.125cm" fo:padding-left="0.25cm" fo:padding-right="0.25cm" fo:wrap-option="no-wrap"/>
    </style:style>
    <style:style style:name="gr111" style:family="graphic" style:parent-style-name="standard">
      <style:graphic-properties draw:stroke="solid" svg:stroke-width="0.026cm" svg:stroke-color="#00cc99" draw:marker-end="msArrowStealth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12" style:family="graphic" style:parent-style-name="standard">
      <style:graphic-properties draw:stroke="none" svg:stroke-width="0cm" draw:fill="none" draw:textarea-vertical-align="middle" draw:auto-grow-height="false" fo:padding-top="0.125cm" fo:padding-bottom="0.125cm" fo:padding-left="0.25cm" fo:padding-right="0.25cm" fo:wrap-option="no-wrap"/>
    </style:style>
    <style:style style:name="gr113" style:family="graphic" style:parent-style-name="standard">
      <style:graphic-properties draw:stroke="solid" svg:stroke-width="0.141cm" svg:stroke-color="#ff3300" draw:stroke-linejoin="round" draw:fill="none" draw:textarea-horizontal-align="center" draw:textarea-vertical-align="middle" draw:auto-grow-height="false" fo:padding-top="0.125cm" fo:padding-bottom="0.125cm" fo:padding-left="0.25cm" fo:padding-right="0.25cm" fo:wrap-option="no-wrap"/>
    </style:style>
    <style:style style:name="gr114" style:family="graphic" style:parent-style-name="standard">
      <style:graphic-properties draw:stroke="solid" svg:stroke-width="0.141cm" svg:stroke-color="#ff3300"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15" style:family="graphic" style:parent-style-name="standard">
      <style:graphic-properties draw:stroke="solid" svg:stroke-width="0.141cm" svg:stroke-color="#ff9900" draw:stroke-linejoin="round" draw:fill="none" draw:textarea-horizontal-align="center" draw:textarea-vertical-align="middle" draw:auto-grow-height="false" fo:padding-top="0.125cm" fo:padding-bottom="0.125cm" fo:padding-left="0.25cm" fo:padding-right="0.25cm" fo:wrap-option="no-wrap"/>
    </style:style>
    <style:style style:name="gr116" style:family="graphic" style:parent-style-name="standard">
      <style:graphic-properties draw:stroke="solid" svg:stroke-width="0.141cm" svg:stroke-color="#ff9900"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17" style:family="graphic" style:parent-style-name="standard">
      <style:graphic-properties draw:stroke="solid" svg:stroke-width="0.035cm" svg:stroke-color="#000000" draw:stroke-linejoin="round" draw:fill="none" draw:textarea-vertical-align="middle" draw:auto-grow-height="false" fo:padding-top="0.125cm" fo:padding-bottom="0.125cm" fo:padding-left="0.25cm" fo:padding-right="0.25cm" fo:wrap-option="no-wrap"/>
    </style:style>
    <style:style style:name="gr118" style:family="graphic" style:parent-style-name="standard">
      <style:graphic-properties draw:stroke="solid" svg:stroke-width="0.141cm" svg:stroke-color="#c0504d" draw:stroke-linejoin="round" draw:fill="none" draw:textarea-horizontal-align="center" draw:textarea-vertical-align="middle" draw:auto-grow-height="false" fo:padding-top="0.125cm" fo:padding-bottom="0.125cm" fo:padding-left="0.25cm" fo:padding-right="0.25cm" fo:wrap-option="no-wrap"/>
    </style:style>
    <style:style style:name="gr119" style:family="graphic" style:parent-style-name="standard">
      <style:graphic-properties draw:stroke="solid" svg:stroke-width="0.141cm" svg:stroke-color="#4f81bd" draw:stroke-linejoin="round" draw:fill="none" draw:textarea-horizontal-align="center" draw:textarea-vertical-align="middle" draw:auto-grow-height="false" fo:padding-top="0.125cm" fo:padding-bottom="0.125cm" fo:padding-left="0.25cm" fo:padding-right="0.25cm" fo:wrap-option="no-wrap"/>
    </style:style>
    <style:style style:name="gr120" style:family="graphic" style:parent-style-name="standard">
      <style:graphic-properties draw:stroke="solid" svg:stroke-width="0.141cm" svg:stroke-color="#ff6699" draw:stroke-linejoin="round" draw:fill="none" draw:textarea-horizontal-align="center" draw:textarea-vertical-align="middle" draw:auto-grow-height="false" fo:padding-top="0.125cm" fo:padding-bottom="0.125cm" fo:padding-left="0.25cm" fo:padding-right="0.25cm" fo:wrap-option="no-wrap"/>
    </style:style>
    <style:style style:name="gr121" style:family="graphic" style:parent-style-name="standard">
      <style:graphic-properties draw:stroke="solid" svg:stroke-width="0.141cm" svg:stroke-color="#ff6699" draw:marker-end="msArrowStealthEnd_20_5" draw:marker-end-width="0.423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22" style:family="graphic" style:parent-style-name="standard">
      <style:graphic-properties draw:stroke="solid" svg:stroke-width="0.10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23" style:family="graphic" style:parent-style-name="standard">
      <style:graphic-properties draw:stroke="solid" svg:stroke-width="0.106cm" svg:stroke-color="#000000" draw:marker-end="msArrowEnd_20_1" draw:marker-end-width="0.212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24" style:family="graphic" style:parent-style-name="standard">
      <style:graphic-properties draw:stroke="solid" svg:stroke-width="0.035cm" svg:stroke-color="#000000" draw:marker-end="msArrowOpenEnd_20_5" draw:marker-end-width="0.315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25" style:family="graphic" style:parent-style-name="standard">
      <style:graphic-properties draw:stroke="solid" svg:stroke-width="0.071cm" svg:stroke-color="#3a5f8b" svg:stroke-opacity="26%" draw:fill="solid" draw:fill-color="#4f81bd" draw:opacity="63%" draw:textarea-vertical-align="middle" draw:auto-grow-height="false" fo:padding-top="0.125cm" fo:padding-bottom="0.125cm" fo:padding-left="0.25cm" fo:padding-right="0.25cm" fo:wrap-option="wrap"/>
    </style:style>
    <style:style style:name="gr126" style:family="graphic" style:parent-style-name="standard">
      <style:graphic-properties draw:stroke="solid" svg:stroke-width="0.132cm" svg:stroke-color="#17375e" draw:marker-end="msArrowStealthEnd_20_5" draw:marker-end-width="0.396cm" draw:marker-end-center="false" draw:fill="none" draw:textarea-vertical-align="middle" draw:auto-grow-height="false" fo:padding-top="0.125cm" fo:padding-bottom="0.125cm" fo:padding-left="0.25cm" fo:padding-right="0.25cm" fo:wrap-option="wrap"/>
    </style:style>
    <style:style style:name="gr127" style:family="graphic" style:parent-style-name="standard">
      <style:graphic-properties draw:stroke="solid" svg:stroke-width="0.035cm" svg:stroke-color="#000000" draw:stroke-linejoin="miter" draw:fill="solid" draw:fill-color="#84c600" draw:textarea-vertical-align="middle" draw:auto-grow-height="false" fo:padding-top="0.125cm" fo:padding-bottom="0.125cm" fo:padding-left="0.25cm" fo:padding-right="0.25cm" fo:wrap-option="no-wrap"/>
    </style:style>
    <style:style style:name="gr128" style:family="graphic" style:parent-style-name="standard">
      <style:graphic-properties draw:stroke="solid" svg:stroke-width="0.035cm" svg:stroke-color="#000000" draw:stroke-linejoin="miter" draw:fill="solid" draw:fill-color="#c8915a" draw:textarea-vertical-align="middle" draw:auto-grow-height="false" fo:padding-top="0.125cm" fo:padding-bottom="0.125cm" fo:padding-left="0.25cm" fo:padding-right="0.25cm" fo:wrap-option="no-wrap"/>
    </style:style>
    <style:style style:name="gr129" style:family="graphic" style:parent-style-name="standard">
      <style:graphic-properties draw:stroke="solid" svg:stroke-width="0.035cm" svg:stroke-color="#000000" draw:stroke-linejoin="miter" draw:fill="solid" draw:fill-color="#ff9933" draw:textarea-vertical-align="middle" draw:auto-grow-height="false" fo:padding-top="0.125cm" fo:padding-bottom="0.125cm" fo:padding-left="0.25cm" fo:padding-right="0.25cm" fo:wrap-option="no-wrap"/>
    </style:style>
    <style:style style:name="gr130" style:family="graphic" style:parent-style-name="standard">
      <style:graphic-properties draw:stroke="solid" svg:stroke-width="0.035cm" svg:stroke-color="#000000" draw:stroke-linejoin="miter" draw:fill="solid" draw:fill-color="#6699ff" draw:textarea-vertical-align="middle" draw:auto-grow-height="false" fo:padding-top="0.125cm" fo:padding-bottom="0.125cm" fo:padding-left="0.25cm" fo:padding-right="0.25cm" fo:wrap-option="no-wrap"/>
    </style:style>
    <style:style style:name="gr131" style:family="graphic" style:parent-style-name="standard">
      <style:graphic-properties draw:stroke="solid" svg:stroke-width="0.035cm" svg:stroke-color="#000000" draw:stroke-linejoin="round" draw:fill="solid" draw:fill-color="#ffffff" draw:textarea-vertical-align="middle" draw:auto-grow-height="false" fo:padding-top="0.125cm" fo:padding-bottom="0.125cm" fo:padding-left="0.25cm" fo:padding-right="0.25cm" fo:wrap-option="no-wrap"/>
    </style:style>
    <style:style style:name="gr132" style:family="graphic" style:parent-style-name="standard">
      <style:graphic-properties draw:stroke="solid" svg:stroke-width="0.035cm" svg:stroke-color="#000000" draw:stroke-linejoin="miter" draw:fill="solid" draw:fill-color="#4f81bd" draw:textarea-vertical-align="middle" draw:auto-grow-height="false" fo:padding-top="0.125cm" fo:padding-bottom="0.125cm" fo:padding-left="0.25cm" fo:padding-right="0.25cm" fo:wrap-option="no-wrap"/>
    </style:style>
    <style:style style:name="gr133" style:family="graphic" style:parent-style-name="standard">
      <style:graphic-properties draw:stroke="solid" svg:stroke-width="0.079cm" svg:stroke-color="#000000" draw:marker-end="msArrowEnd_20_1" draw:marker-end-width="0.158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34"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35" style:family="graphic" style:parent-style-name="standard">
      <style:graphic-properties draw:visible-area-left="0cm" draw:visible-area-top="0cm" draw:visible-area-width="5cm" draw:visible-area-height="5cm" draw:ole-draw-aspect="1"/>
    </style:style>
    <style:style style:name="gr1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standard">
      <style:graphic-properties draw:stroke="solid" svg:stroke-width="0.106cm" svg:stroke-color="#3a5f8b" draw:marker-end="msArrowEnd_20_5" draw:marker-end-width="0.318cm" draw:marker-end-center="false" draw:fill="none" draw:textarea-vertical-align="middle" draw:auto-grow-height="false" fo:padding-top="0.125cm" fo:padding-bottom="0.125cm" fo:padding-left="0.25cm" fo:padding-right="0.25cm" fo:wrap-option="wrap"/>
    </style:style>
    <style:style style:name="gr138" style:family="graphic" style:parent-style-name="standard">
      <style:graphic-properties draw:stroke="solid" svg:stroke-width="0.071cm" svg:stroke-color="#3a5f8b" draw:marker-end="msArrowEnd_20_5" draw:marker-end-width="0.213cm" draw:marker-end-center="false" draw:fill="none" draw:textarea-vertical-align="middle" draw:auto-grow-height="false" fo:padding-top="0.125cm" fo:padding-bottom="0.125cm" fo:padding-left="0.25cm" fo:padding-right="0.25cm" fo:wrap-option="wrap"/>
    </style:style>
    <style:style style:name="pr1" style:family="presentation" style:parent-style-name="Title_20_Slide-notes">
      <style:graphic-properties draw:fill-color="#ffffff" fo:min-height="12.573cm"/>
    </style:style>
    <style:style style:name="pr2"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3" style:family="presentation" style:parent-style-name="Title_20_and_20_Content-notes">
      <style:graphic-properties draw:fill-color="#ffffff" fo:min-height="12.573cm"/>
    </style:style>
    <style:style style:name="pr4" style:family="presentation" style:parent-style-name="Title_20_and_20_Content-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5" style:family="presentation" style:parent-style-name="Title_20_and_20_Content-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co1" style:family="table-column">
      <style:table-column-properties style:column-width="4.445cm" style:use-optimal-column-width="false"/>
    </style:style>
    <style:style style:name="co2" style:family="table-column">
      <style:table-column-properties style:column-width="2.017cm" style:use-optimal-column-width="false"/>
    </style:style>
    <style:style style:name="co3" style:family="table-column">
      <style:table-column-properties style:column-width="2.488cm" style:use-optimal-column-width="false"/>
    </style:style>
    <style:style style:name="co4" style:family="table-column">
      <style:table-column-properties style:column-width="6.129cm" style:use-optimal-column-width="false"/>
    </style:style>
    <style:style style:name="co5" style:family="table-column">
      <style:table-column-properties style:column-width="7.78cm" style:use-optimal-column-width="false"/>
    </style:style>
    <style:style style:name="ro1" style:family="table-row">
      <style:table-row-properties style:row-height="1.206cm"/>
    </style:style>
    <style:style style:name="ro2" style:family="table-row">
      <style:table-row-properties style:row-height="1.779cm"/>
    </style:style>
    <style:style style:name="ro3" style:family="table-row">
      <style:table-row-properties style:row-height="1.232cm"/>
    </style:style>
    <style:style style:name="ce1" style:family="table-cell">
      <style:graphic-properties draw:fill="solid" draw:fill-color="#4f81bd"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8pt" style:font-size-asian="18pt" style:font-size-complex="18pt" fo:hyphenate="false"/>
    </style:style>
    <style:style style:name="ce2" style:family="table-cell">
      <style:graphic-properties draw:fill="solid" draw:fill-color="#4f81bd" style:repeat="repeat" draw:textarea-vertical-align="middle" fo:padding-top="0.127cm" fo:padding-bottom="0.127cm" fo:padding-left="0.254cm" fo:padding-right="0.254cm"/>
      <style:paragraph-properties fo:border="none"/>
    </style:style>
    <style:style style:name="ce3" style:family="table-cell">
      <style:graphic-properties draw:fill="solid" draw:fill-color="#4f81bd" style:repeat="repeat" draw:textarea-vertical-align="middle" fo:padding-top="0.127cm" fo:padding-bottom="0.127cm" fo:padding-left="0.254cm" fo:padding-right="0.254cm"/>
      <style:paragraph-properties fo:border="none"/>
      <style:text-properties fo:font-size="14pt" style:font-size-asian="14pt" style:font-size-complex="14pt"/>
    </style:style>
    <style:style style:name="ce4" style:family="table-cell">
      <style:graphic-properties draw:fill="solid" draw:fill-color="#d0d8e7"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8pt" style:font-size-asian="18pt" style:font-size-complex="18pt" fo:hyphenate="false"/>
    </style:style>
    <style:style style:name="ce5" style:family="table-cell">
      <style:graphic-properties draw:fill="solid" draw:fill-color="#d0d8e7" style:repeat="repeat" draw:textarea-vertical-align="middle" fo:padding-top="0.127cm" fo:padding-bottom="0.127cm" fo:padding-left="0.254cm" fo:padding-right="0.254cm"/>
      <style:paragraph-properties fo:border="none"/>
    </style:style>
    <style:style style:name="ce6" style:family="table-cell">
      <style:graphic-properties draw:fill="solid" draw:fill-color="#e9ecf3"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4pt" style:font-size-asian="14pt" style:font-size-complex="14pt" fo:hyphenate="false"/>
    </style:style>
    <style:style style:name="ce7" style:family="table-cell">
      <style:graphic-properties draw:fill="solid" draw:fill-color="#e9ecf3" style:repeat="repeat" draw:textarea-vertical-align="middle" fo:padding-top="0.127cm" fo:padding-bottom="0.127cm" fo:padding-left="0.254cm" fo:padding-right="0.254cm"/>
      <style:paragraph-properties fo:border="none"/>
    </style:style>
    <style:style style:name="ce8" style:family="table-cell">
      <style:graphic-properties draw:fill="solid" draw:fill-color="#d0d8e7"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8pt" style:font-size-asian="18pt" style:font-size-complex="18pt" fo:hyphenate="false"/>
    </style:style>
    <style:style style:name="ce9" style:family="table-cell">
      <style:graphic-properties draw:fill="solid" draw:fill-color="#e9ecf3"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8pt" style:font-size-asian="18pt" style:font-size-complex="18pt" fo:hyphenate="false"/>
    </style:style>
    <style:style style:name="ce10" style:family="table-cell">
      <style:graphic-properties draw:fill="solid" draw:fill-color="#d0d8e7" style:repeat="repeat" draw:textarea-vertical-align="middle"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font-size="18pt" style:font-size-asian="18pt" style:font-size-complex="18pt" fo:hyphenate="false"/>
    </style:style>
    <style:style style:name="P1" style:family="paragraph">
      <style:paragraph-properties fo:margin-left="0cm" fo:margin-right="0cm" fo:margin-top="0cm" fo:margin-bottom="0cm" fo:line-height="100%" fo:text-align="start"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8pt" style:font-size-asian="18pt" style:font-size-complex="18pt" fo:hyphenate="false"/>
    </style:style>
    <style:style style:name="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6" style:family="paragraph">
      <style:paragraph-properties fo:margin-left="0cm" fo:margin-right="0cm" fo:margin-top="0cm" fo:margin-bottom="0cm" fo:line-height="100%"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line-height="100%" fo:text-align="end" fo:text-indent="0cm" style:punctuation-wrap="hanging"/>
      <style:text-properties fo:font-size="10pt" style:font-size-asian="10pt" style:font-size-complex="10pt" fo:hyphenate="false"/>
    </style:style>
    <style:style style:name="P9" style:family="paragraph">
      <style:paragraph-properties fo:text-align="start" style:font-independent-line-spacing="true"/>
      <style:text-properties fo:font-size="10pt" style:font-size-asian="10pt" style:font-size-complex="10pt"/>
    </style:style>
    <style:style style:name="P10" style:family="paragraph">
      <style:paragraph-properties fo:margin-left="0cm" fo:margin-right="0cm" style:line-height-at-least="0.847cm" fo:text-indent="0cm"/>
      <style:text-properties fo:font-size="12pt" style:font-size-asian="12pt" style:font-size-complex="12pt"/>
    </style:style>
    <style:style style:name="P11" style:family="paragraph">
      <style:paragraph-properties fo:text-align="start" style:font-independent-line-spacing="true"/>
      <style:text-properties fo:font-size="12pt" style:font-size-asian="12pt" style:font-size-complex="12pt"/>
    </style:style>
    <style:style style:name="P12" style:family="paragraph">
      <style:paragraph-properties fo:margin-left="0cm" fo:margin-right="0cm" fo:margin-top="0cm" fo:margin-bottom="0cm" style:line-height-at-least="0.847cm" fo:text-align="start" fo:text-indent="0cm" style:punctuation-wrap="hanging"/>
      <style:text-properties fo:font-size="12pt" style:font-size-asian="12pt" style:font-size-complex="12pt" fo:hyphenate="false"/>
    </style:style>
    <style:style style:name="P13" style:family="paragraph">
      <style:paragraph-properties fo:line-height="100%" fo:text-align="center"/>
      <style:text-properties fo:font-size="15pt" style:font-size-asian="15pt" style:font-size-complex="15pt"/>
    </style:style>
    <style:style style:name="P14" style:family="paragraph">
      <style:paragraph-properties fo:text-align="start" style:font-independent-line-spacing="true"/>
      <style:text-properties fo:font-size="15pt" style:font-size-asian="15pt" style:font-size-complex="15pt"/>
    </style:style>
    <style:style style:name="P15" style:family="paragraph">
      <style:paragraph-properties fo:text-align="start" style:font-independent-line-spacing="true"/>
      <style:text-properties fo:font-size="18pt" style:font-size-asian="14pt" style:font-size-complex="14pt"/>
    </style:style>
    <style:style style:name="P16" style:family="paragraph">
      <style:paragraph-properties fo:margin-left="0cm" fo:margin-right="0cm" style:line-height-at-least="0.847cm" fo:text-indent="0cm"/>
    </style:style>
    <style:style style:name="P17" style:family="paragraph">
      <style:paragraph-properties fo:margin-left="0cm" fo:margin-right="0cm" fo:margin-top="0cm" fo:margin-bottom="0cm" fo:line-height="100%" fo:text-align="start" fo:text-indent="0cm" style:punctuation-wrap="hanging"/>
      <style:text-properties fo:font-size="8pt" style:font-size-asian="8pt" style:font-size-complex="8pt" fo:hyphenate="false"/>
    </style:style>
    <style:style style:name="P18" style:family="paragraph">
      <style:paragraph-properties fo:text-align="start" style:font-independent-line-spacing="true"/>
      <style:text-properties fo:font-size="8pt" style:font-size-asian="8pt" style:font-size-complex="8pt"/>
    </style:style>
    <style:style style:name="P19" style:family="paragraph">
      <style:paragraph-properties fo:margin-left="0cm" fo:margin-right="0cm" fo:margin-top="0cm" fo:margin-bottom="0cm" style:line-height-at-least="0.847cm" fo:text-align="start" fo:text-indent="0cm" style:punctuation-wrap="hanging"/>
      <style:text-properties fo:hyphenate="false"/>
    </style:style>
    <style:style style:name="P20" style:family="paragraph">
      <style:paragraph-properties fo:margin-left="0cm" fo:margin-right="0cm" fo:margin-top="0cm" fo:margin-bottom="0cm" fo:line-height="100%" fo:text-align="start" fo:text-indent="0cm" style:punctuation-wrap="hanging"/>
      <style:text-properties fo:font-size="10.5pt" style:font-size-asian="10.5pt" style:font-size-complex="10.5pt" fo:hyphenate="false"/>
    </style:style>
    <style:style style:name="P21" style:family="paragraph">
      <style:paragraph-properties fo:text-align="start" style:font-independent-line-spacing="true"/>
      <style:text-properties fo:font-size="10.5pt" style:font-size-asian="10.5pt" style:font-size-complex="10.5pt"/>
    </style:style>
    <style:style style:name="P22" style:family="paragraph">
      <style:paragraph-properties fo:line-height="100%" fo:text-align="center"/>
    </style:style>
    <style:style style:name="P23" style:family="paragraph">
      <style:paragraph-properties fo:line-height="100%" fo:text-align="center"/>
      <style:text-properties fo:font-size="14pt" style:font-size-asian="14pt" style:font-size-complex="14pt"/>
    </style:style>
    <style:style style:name="P24" style:family="paragraph">
      <style:paragraph-properties fo:text-align="start" style:font-independent-line-spacing="true"/>
      <style:text-properties fo:font-size="14pt" style:font-size-asian="14pt" style:font-size-complex="14pt"/>
    </style:style>
    <style:style style:name="P25" style:family="paragraph">
      <style:paragraph-properties fo:margin-left="0cm" fo:margin-right="0cm" fo:margin-top="0cm" fo:margin-bottom="0cm" fo:line-height="100%" fo:text-align="start" fo:text-indent="0cm" style:punctuation-wrap="hanging"/>
      <style:text-properties fo:font-size="11pt" style:font-size-asian="11pt" style:font-size-complex="11pt" fo:hyphenate="false"/>
    </style:style>
    <style:style style:name="P26" style:family="paragraph">
      <style:paragraph-properties fo:text-align="start" style:font-independent-line-spacing="true"/>
      <style:text-properties fo:font-size="11pt" style:font-size-asian="11pt" style:font-size-complex="11pt"/>
    </style:style>
    <style:style style:name="P27" style:family="paragraph">
      <style:paragraph-properties fo:margin-left="0cm" fo:margin-right="0cm" fo:margin-top="0cm" fo:margin-bottom="0cm" fo:line-height="100%" fo:text-align="center" fo:text-indent="0cm" style:punctuation-wrap="hanging"/>
      <style:text-properties fo:font-size="12pt" style:font-size-asian="12pt" style:font-size-complex="12pt" fo:hyphenate="false"/>
    </style:style>
    <style:style style:name="P28" style:family="paragraph">
      <style:paragraph-properties fo:margin-left="0cm" fo:margin-right="0cm" fo:margin-top="0cm" fo:margin-bottom="0cm" fo:line-height="100%" fo:text-align="start" fo:text-indent="0cm" style:punctuation-wrap="hanging"/>
      <style:text-properties fo:font-size="18pt" fo:hyphenate="false"/>
    </style:style>
    <style:style style:name="P29" style:family="paragraph">
      <style:paragraph-properties fo:margin-left="0cm" fo:margin-right="0cm" fo:margin-top="0cm" fo:margin-bottom="0cm" fo:line-height="100%" fo:text-align="start" fo:text-indent="0cm" style:punctuation-wrap="hanging"/>
      <style:text-properties fo:font-size="10pt" style:font-size-asian="10pt" style:font-size-complex="10pt" fo:hyphenate="false"/>
    </style:style>
    <style:style style:name="P30" style:family="paragraph">
      <style:paragraph-properties fo:line-height="100%" fo:text-align="center"/>
      <style:text-properties fo:font-size="12pt" style:font-size-asian="12pt" style:font-size-complex="12pt"/>
    </style:style>
    <style:style style:name="P31" style:family="paragraph">
      <style:text-properties fo:font-size="10pt" style:font-size-asian="10pt" style:font-size-complex="10pt"/>
    </style:style>
    <style:style style:name="P32" style:family="paragraph">
      <style:paragraph-properties fo:margin-left="0cm" fo:margin-right="0cm" fo:margin-top="0cm" fo:margin-bottom="0cm" style:line-height-at-least="0.847cm" fo:text-align="start" fo:text-indent="0cm" style:punctuation-wrap="hanging"/>
      <style:text-properties fo:font-size="10.5pt" style:font-size-asian="10.5pt" style:font-size-complex="10.5pt" fo:hyphenate="false"/>
    </style:style>
    <style:style style:name="P33" style:family="paragraph">
      <style:paragraph-properties fo:margin-left="0cm" fo:margin-right="0cm" fo:margin-top="0cm" fo:margin-bottom="0cm" fo:line-height="100%" fo:text-align="end" fo:text-indent="0cm" style:punctuation-wrap="hanging"/>
      <style:text-properties fo:hyphenate="false"/>
    </style:style>
    <style:style style:name="P34" style:family="paragraph">
      <style:paragraph-properties fo:margin-left="1.27cm" fo:margin-right="0cm" fo:margin-top="0cm" fo:margin-bottom="0cm" fo:line-height="100%" fo:text-align="start" fo:text-indent="0cm" style:punctuation-wrap="hanging"/>
      <style:text-properties fo:hyphenate="false"/>
    </style:style>
    <style:style style:name="P35" style:family="paragraph">
      <style:paragraph-properties fo:line-height="100%" fo:text-align="center"/>
      <style:text-properties fo:color="#000000" fo:font-size="10.5pt" fo:text-shadow="none" fo:font-weight="normal" style:font-size-asian="10.5pt" style:font-weight-asian="normal" style:font-size-complex="10.5pt" style:font-weight-complex="normal"/>
    </style:style>
    <style:style style:name="P36" style:family="paragraph">
      <style:paragraph-properties fo:text-align="start" style:font-independent-line-spacing="true"/>
      <style:text-properties fo:color="#000000" fo:font-size="10.5pt" fo:text-shadow="none" fo:font-weight="normal" style:font-size-asian="10.5pt" style:font-weight-asian="normal" style:font-size-complex="10.5pt" style:font-weight-complex="normal"/>
    </style:style>
    <style:style style:name="P37" style:family="paragraph">
      <style:paragraph-properties fo:line-height="100%" fo:text-align="center"/>
      <style:text-properties fo:font-size="16pt" style:font-size-asian="16pt" style:font-size-complex="16pt"/>
    </style:style>
    <style:style style:name="P38" style:family="paragraph">
      <style:paragraph-properties fo:text-align="start" style:font-independent-line-spacing="true"/>
      <style:text-properties fo:font-size="16pt" style:font-size-asian="16pt" style:font-size-complex="16pt"/>
    </style:style>
    <style:style style:name="P39" style:family="paragraph">
      <style:paragraph-properties fo:margin-left="0cm" fo:margin-right="0cm" fo:margin-top="0cm" fo:margin-bottom="0cm" fo:line-height="100%" fo:text-align="center" fo:text-indent="0cm" style:punctuation-wrap="hanging"/>
      <style:text-properties fo:font-size="10.5pt" style:font-size-asian="10.5pt" style:font-size-complex="10.5pt" fo:hyphenate="false"/>
    </style:style>
    <style:style style:name="P40" style:family="paragraph">
      <style:paragraph-properties fo:margin-left="0cm" fo:margin-right="0cm" fo:margin-top="0cm" fo:margin-bottom="0cm" style:line-height-at-least="0.988cm" fo:text-align="start" fo:text-indent="0cm" style:punctuation-wrap="hanging"/>
      <style:text-properties fo:font-size="28pt" style:font-size-asian="28pt" style:font-size-complex="28pt" fo:hyphenate="false"/>
    </style:style>
    <style:style style:name="P41" style:family="paragraph">
      <style:paragraph-properties fo:text-align="start" style:font-independent-line-spacing="true"/>
      <style:text-properties fo:font-size="28pt" style:font-size-asian="28pt" style:font-size-complex="28pt"/>
    </style:style>
    <style:style style:name="P42" style:family="paragraph">
      <style:paragraph-properties fo:margin-left="0cm" fo:margin-right="0cm" fo:margin-top="0cm" fo:margin-bottom="0cm" fo:line-height="100%" fo:text-align="center" fo:text-indent="0cm" style:punctuation-wrap="hanging"/>
      <style:text-properties fo:font-size="10pt" style:font-size-asian="10pt" style:font-size-complex="10pt" fo:hyphenate="false"/>
    </style:style>
    <style:style style:name="P43" style:family="paragraph">
      <style:paragraph-properties fo:margin-top="0cm" fo:margin-bottom="0cm" fo:line-height="100%" fo:text-align="center" style:punctuation-wrap="hanging"/>
      <style:text-properties fo:hyphenate="false"/>
    </style:style>
    <style:style style:name="P44" style:family="paragraph">
      <style:paragraph-properties fo:text-align="center"/>
    </style:style>
    <style:style style:name="T1" style:family="text">
      <style:text-properties fo:color="#000000" style:text-line-through-style="none" fo:font-family="Calibri" fo:font-size="40pt" fo:letter-spacing="normal" fo:font-style="normal" style:text-underline-style="none" fo:font-weight="normal" style:font-family-asian="'Adobe Kaiti Std R'" style:font-family-generic-asian="modern" style:font-pitch-asian="fixed" style:font-size-asian="40pt" style:font-style-asian="normal" style:font-weight-asian="normal" style:font-family-complex="'Adobe Hebrew'" style:font-family-generic-complex="roman" style:font-pitch-complex="variable" style:font-size-complex="40pt" style:font-style-complex="normal" style:font-weight-complex="normal"/>
    </style:style>
    <style:style style:name="T2" style:family="text">
      <style:text-properties fo:color="#404040" style:text-line-through-style="none" fo:font-family="Calibri" fo:font-size="20pt" fo:letter-spacing="normal" fo:font-style="normal" style:text-underline-style="none" fo:font-weight="bold" style:font-family-asian="'Adobe Kaiti Std R'" style:font-family-generic-asian="modern" style:font-pitch-asian="fixed" style:font-size-asian="20pt" style:font-style-asian="normal" style:font-weight-asian="bold" style:font-family-complex="'Adobe Hebrew'" style:font-family-generic-complex="roman" style:font-pitch-complex="variable" style:font-size-complex="20pt" style:font-style-complex="normal" style:font-weight-complex="bold"/>
    </style:style>
    <style:style style:name="T3" style:family="text">
      <style:text-properties fo:color="#1e1c11"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ffffff"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4f6228"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9bbb59" style:text-line-through-style="none" fo:font-family="'Arial Black'" style:font-family-generic="swiss"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color="#1e1c11"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1e1c11" style:text-line-through-style="none" fo:letter-spacing="normal" fo:font-style="normal" style:text-underline-style="none" fo:font-weight="normal" style:font-style-asian="normal" style:font-weight-asian="normal" style:font-style-complex="normal" style:font-weight-complex="normal"/>
    </style:style>
    <style:style style:name="T14" style:family="text">
      <style:text-properties fo:color="#1e1c11"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1e1c11"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1f497d"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color="#c0504d" style:text-line-through-style="none" fo:font-family="'Arial Black'" style:font-family-generic="swiss" style:font-pitch="variabl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9" style:family="text">
      <style:text-properties fo:color="#1e1c11"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color="#984807"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984807"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color="#984807"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color="#4f6228"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5" style:family="text">
      <style:text-properties fo:color="#1e1c1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1e1c11"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color="#000000"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color="#000000" style:text-line-through-style="none" fo:font-family="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9" style:family="text">
      <style:text-properties fo:color="#1f497d"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0" style:family="text">
      <style:text-properties fo:color="#10243e"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color="#4f6228"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2"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color="#4a452a"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5" style:family="text">
      <style:text-properties fo:color="#403152"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color="#17375e"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color="#40404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9" style:family="text">
      <style:text-properties fo:color="#1e1c11" style:text-line-through-style="none" fo:font-family="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40" style:family="text">
      <style:text-properties fo:color="#604a7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color="#000000" style:text-line-through-style="none" fo:font-family="Consolas" style:font-family-generic="modern" style:font-pitch="fixed" fo:font-size="10.5pt" fo:letter-spacing="normal" fo:font-style="normal" style:text-underline-style="none" fo:font-weight="normal" style:font-size-asian="10.5pt" style:font-style-asian="normal" style:font-weight-asian="normal" style:font-family-complex="Consolas" style:font-family-generic-complex="modern" style:font-pitch-complex="fixed" style:font-size-complex="10.5pt" style:font-style-complex="normal" style:font-weight-complex="normal"/>
    </style:style>
    <style:style style:name="T42" style:family="text">
      <style:text-properties fo:color="#1e1c11"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color="#000000" style:text-line-through-style="none" fo:font-family="Consolas" style:font-family-generic="modern" style:font-pitch="fixed" fo:font-size="11pt" fo:letter-spacing="normal" fo:font-style="normal" style:text-underline-style="none" fo:font-weight="normal" style:font-size-asian="11pt" style:font-style-asian="normal" style:font-weight-asian="normal" style:font-family-complex="Consolas" style:font-family-generic-complex="modern" style:font-pitch-complex="fixed" style:font-size-complex="11pt" style:font-style-complex="normal" style:font-weight-complex="normal"/>
    </style:style>
    <style:style style:name="T44" style:family="text">
      <style:text-properties fo:color="#1e1c11" style:text-line-through-style="none" fo:font-family="Calibri" fo:font-size="14pt" fo:letter-spacing="normal" fo:font-style="normal" style:text-underline-style="none" fo:font-weight="normal" style:font-size-asian="14pt" style:font-style-asian="normal" style:font-weight-asian="normal" style:font-family-complex="Consolas" style:font-family-generic-complex="modern" style:font-pitch-complex="fixed" style:font-size-complex="14pt" style:font-style-complex="normal" style:font-weight-complex="normal"/>
    </style:style>
    <style:style style:name="T45"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6" style:family="text">
      <style:text-properties fo:color="#10243e"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7" style:family="text">
      <style:text-properties fo:color="#10243e"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8" style:family="text">
      <style:text-properties fo:color="#254061"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9" style:family="text">
      <style:text-properties fo:color="#10243e"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color="#000000" style:text-line-through-style="none" fo:font-family="Calibri" fo:font-size="10.5pt" fo:letter-spacing="normal" fo:font-style="normal" fo:text-shadow="none" style:text-underline-style="none" fo:font-weight="normal" style:font-size-asian="10.5pt" style:font-style-asian="normal" style:font-weight-asian="normal" style:font-size-complex="10.5pt" style:font-style-complex="normal" style:font-weight-complex="normal"/>
    </style:style>
    <style:style style:name="T51" style:family="text">
      <style:text-properties fo:color="#632523"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color="#e46c0a"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53" style:family="text">
      <style:text-properties fo:color="#e46c0a" style:text-line-through-style="none" fo:font-family="Calibri"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54" style:family="text">
      <style:text-properties fo:color="#e46c0a"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5"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6"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7" style:family="text">
      <style:text-properties fo:color="#4f81bd"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8" style:family="text">
      <style:text-properties fo:color="#4f81bd"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9" style:family="text">
      <style:text-properties fo:color="#c0504d"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0" style:family="text">
      <style:text-properties fo:color="#c0504d"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1" style:family="text">
      <style:text-properties fo:color="#ff6600"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2" style:family="text">
      <style:text-properties fo:color="#ff66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3"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5" style:family="text">
      <style:text-properties fo:color="#ff3300"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66" style:family="text">
      <style:text-properties fo:color="#ff9900"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67" style:family="text">
      <style:text-properties fo:color="#ff33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8" style:family="text">
      <style:text-properties fo:color="#ff99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9" style:family="text">
      <style:text-properties fo:color="#c0504d"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0" style:family="text">
      <style:text-properties fo:color="#4f81bd"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1" style:family="text">
      <style:text-properties fo:color="#c0504d"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2" style:family="text">
      <style:text-properties fo:color="#4f81bd"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3" style:family="text">
      <style:text-properties fo:color="#ff6699"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4" style:family="text">
      <style:text-properties fo:color="#ff6699"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5" style:family="text">
      <style:text-properties fo:color="#000000" style:text-line-through-style="none" fo:font-family="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6"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77" style:family="text">
      <style:text-properties fo:color="#17375e"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8" style:family="text">
      <style:text-properties style:text-line-through-style="none"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79" style:family="text">
      <style:text-properties style:text-line-through-style="none"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0"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81" style:family="text">
      <style:text-properties fo:color="#ff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text:start-value="7">
        <style:list-level-properties text:space-before="0.001cm" text:min-label-width="0.95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952cm"/>
        <style:text-properties style:use-window-font-color="true" fo:font-size="100%"/>
      </text:list-level-style-number>
      <text:list-level-style-number text:level="2" style:num-suffix="." style:num-format="1">
        <style:list-level-properties text:space-before="1.271cm" text:min-label-width="0.952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95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Box 3" draw:style-name="gr1" draw:text-style-name="P2" draw:layer="layout" svg:width="14.816cm" svg:height="9.561cm" svg:x="1.116cm" svg:y="0.78cm">
          <text:p text:style-name="P1"><text:span text:style-name="T1">VizShapes Reference Implementation and Qualification</text:span><text:span text:style-name="T1"><text:line-break/></text:span><text:span text:style-name="T1"/></text:p>
          <text:p text:style-name="P1"><text:span text:style-name="T2">Design Langu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Shape Definitions and Variations"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59cm" svg:y="0.73cm" presentation:class="title" presentation:user-transformed="true">
          <draw:text-box>
            <text:p text:style-name="P3"><text:span text:style-name="T3">Shape Definitions and Variations</text:span></text:p>
          </draw:text-box>
        </draw:frame>
        <draw:custom-shape draw:name="TextBox 2" draw:style-name="gr1" draw:text-style-name="P2" draw:layer="layout" svg:width="17.494cm" svg:height="3.297cm" svg:x="3.002cm" svg:y="15.661cm">
          <text:p text:style-name="P1"><text:span text:style-name="T4">NOTE: Also talk about what types of transformations are valid… e.g. they can change colors, can be rotated or not, if they become large or smaller does the arrow size change,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22.858cm" svg:height="9.553cm" svg:x="1.499cm" svg:y="2.752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4"><text:span text:style-name="T5">Name</text:span></text:p>
              </table:table-cell>
              <table:table-cell>
                <text:p text:style-name="P1"><text:span text:style-name="T5">Base</text:span></text:p>
              </table:table-cell>
              <table:table-cell table:style-name="ce3">
                <text:p text:style-name="P5"><text:span text:style-name="T6">Rotated</text:span></text:p>
              </table:table-cell>
              <table:table-cell>
                <text:p text:style-name="P1"><text:span text:style-name="T5">Sizes</text:span></text:p>
              </table:table-cell>
              <table:table-cell>
                <text:p text:style-name="P1"><text:span text:style-name="T5">Notes</text:span></text:p>
              </table:table-cell>
            </table:table-row>
            <table:table-row table:style-name="ro2" table:default-cell-style-name="ce5">
              <table:table-cell table:style-name="ce4">
                <text:p text:style-name="P4"><text:span text:style-name="T7">Story Arrow</text:span></text:p>
              </table:table-cell>
              <table:table-cell/>
              <table:table-cell/>
              <table:table-cell/>
              <table:table-cell>
                <text:p text:style-name="P1"><text:span text:style-name="T7">They do not have labels</text:span></text:p>
              </table:table-cell>
            </table:table-row>
            <table:table-row table:style-name="ro3" table:default-cell-style-name="ce7">
              <table:table-cell table:style-name="ce6">
                <text:p text:style-name="P5"><text:span text:style-name="T8">Angular Bend</text:span></text:p>
              </table:table-cell>
              <table:table-cell/>
              <table:table-cell>
                <text:p text:style-name="P6"><text:span text:style-name="T9">none</text:span></text:p>
              </table:table-cell>
              <table:table-cell/>
              <table:table-cell>
                <text:p text:style-name="P6"><text:span text:style-name="T9">none</text:span></text:p>
              </table:table-cell>
            </table:table-row>
            <table:table-row table:style-name="ro2" table:default-cell-style-name="ce5">
              <table:table-cell table:style-name="ce8">
                <text:p text:style-name="P4"><text:span text:style-name="T7">Bus</text:span></text:p>
              </table:table-cell>
              <table:table-cell/>
              <table:table-cell/>
              <table:table-cell>
                <text:p text:style-name="P1"><text:span text:style-name="T7"><text:s text:c="9"/></text:span><text:span text:style-name="T7">4.75 <text:s text:c="4"/>3.5 <text:s text:c="4"/>2</text:span></text:p>
              </table:table-cell>
              <table:table-cell>
                <text:p text:style-name="P1"><text:span text:style-name="T7">There are only 3 types</text:span></text:p>
              </table:table-cell>
            </table:table-row>
            <table:table-row table:style-name="ro2" table:default-cell-style-name="ce7">
              <table:table-cell table:style-name="ce9">
                <text:p text:style-name="P4"><text:span text:style-name="T7">Leading Arrow</text:span></text:p>
              </table:table-cell>
              <table:table-cell/>
              <table:table-cell/>
              <table:table-cell/>
              <table:table-cell>
                <text:p text:style-name="P1"><text:span text:style-name="T10">Arrow shape is limited by PowerPoint but should be different than illustrated</text:span></text:p>
              </table:table-cell>
            </table:table-row>
            <table:table-row table:style-name="ro2" table:default-cell-style-name="ce5">
              <table:table-cell table:style-name="ce10">
                <text:p text:style-name="P4"><text:span text:style-name="T7">Bended Arrow</text:span></text:p>
              </table:table-cell>
              <table:table-cell/>
              <table:table-cell/>
              <table:table-cell>
                <text:p text:style-name="P6"><text:span text:style-name="T9">none</text:span></text:p>
              </table:table-cell>
              <table:table-cell>
                <text:p text:style-name="P1"><text:span text:style-name="T7">Arrow shape is different.</text:span></text:p>
              </table:table-cell>
            </table:table-row>
          </table:table>
          <draw:image xlink:href="Pictures/TablePreview1.svm" xlink:type="simple" xlink:show="embed" xlink:actuate="onLoad"/>
        </draw:frame>
        <draw:custom-shape draw:name="Straight Arrow Connector 7" draw:style-name="gr3" draw:text-style-name="P7" draw:layer="layout" svg:width="1.223cm" svg:height="0.001cm" svg:x="6.216cm" svg:y="9.363cm">
          <text:p/>
          <draw:enhanced-geometry draw:mirror-horizontal="false" draw:mirror-vertical="true" svg:viewBox="0 0 21600 21600" draw:type="mso-spt32" draw:enhanced-path="M 0 0 L 21600 21600 N"/>
        </draw:custom-shape>
        <draw:custom-shape draw:name="Freeform 9" draw:style-name="gr4" draw:text-style-name="P2" draw:layer="layout" svg:width="0.761cm" svg:height="0.909cm" svg:x="6.379cm" svg:y="10.487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line draw:name="Straight Connector 14" draw:style-name="gr5" draw:text-style-name="P7" draw:layer="layout" svg:x1="6.76cm" svg:y1="7.332cm" svg:x2="6.76cm" svg:y2="8.475cm">
          <text:p/>
        </draw:line>
        <draw:custom-shape draw:name="Down Arrow 18" draw:style-name="gr6" draw:text-style-name="P2" draw:layer="layout" svg:width="1.042cm" svg:height="0.905cm" svg:x="6.307cm" svg:y="4.27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25" draw:style-name="gr5" draw:text-style-name="P7" draw:layer="layout" svg:x1="7.44cm" svg:y1="5.782cm" svg:x2="6.216cm" svg:y2="6.938cm">
          <text:p/>
        </draw:line>
        <draw:custom-shape draw:name="Straight Arrow Connector 27" draw:style-name="gr7" draw:text-style-name="P7" draw:layer="layout" svg:width="1.223cm" svg:height="0.001cm" svg:x="8.533cm" svg:y="7.901cm">
          <text:p/>
          <draw:enhanced-geometry draw:mirror-horizontal="false" draw:mirror-vertical="true" svg:viewBox="0 0 21600 21600" draw:type="mso-spt32" draw:enhanced-path="M 0 0 L 21600 21600 N"/>
        </draw:custom-shape>
        <draw:custom-shape draw:name="Straight Arrow Connector 28" draw:style-name="gr8" draw:text-style-name="P7" draw:layer="layout" svg:width="1.223cm" svg:height="0.001cm" draw:transform="rotate (-1.5707963267949) translate (9.145cm 8.775cm)">
          <text:p/>
          <draw:enhanced-geometry draw:mirror-horizontal="false" draw:mirror-vertical="false" svg:viewBox="0 0 21600 21600" draw:type="mso-spt32" draw:enhanced-path="M 0 0 L 21600 21600 N"/>
        </draw:custom-shape>
        <draw:custom-shape draw:name="Freeform 36" draw:style-name="gr4" draw:text-style-name="P2" draw:layer="layout" svg:width="0.761cm" svg:height="0.909cm" svg:x="8.531cm" svg:y="10.487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Down Arrow 37" draw:style-name="gr6" draw:text-style-name="P2" draw:layer="layout" svg:width="1.042cm" svg:height="0.905cm" draw:transform="rotate (0.751713308833958) translate (8.289cm 4.69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38" draw:style-name="gr5" draw:text-style-name="P7" draw:layer="layout" svg:x1="11.444cm" svg:y1="7.331cm" svg:x2="11.444cm" svg:y2="8.474cm">
          <text:p/>
        </draw:line>
        <draw:line draw:name="Straight Connector 39" draw:style-name="gr9" draw:text-style-name="P7" draw:layer="layout" svg:x1="13.349cm" svg:y1="7.331cm" svg:x2="13.349cm" svg:y2="8.474cm">
          <text:p/>
        </draw:line>
        <draw:line draw:name="Straight Connector 40" draw:style-name="gr10" draw:text-style-name="P7" draw:layer="layout" svg:x1="14.873cm" svg:y1="7.332cm" svg:x2="14.873cm" svg:y2="8.475cm">
          <text:p/>
        </draw:line>
        <draw:custom-shape draw:name="Straight Arrow Connector 41" draw:style-name="gr3" draw:text-style-name="P7" draw:layer="layout" svg:width="1.223cm" svg:height="0.001cm" svg:x="11.127cm" svg:y="9.363cm">
          <text:p/>
          <draw:enhanced-geometry draw:mirror-horizontal="false" draw:mirror-vertical="true" svg:viewBox="0 0 21600 21600" draw:type="mso-spt32" draw:enhanced-path="M 0 0 L 21600 21600 N"/>
        </draw:custom-shape>
        <draw:custom-shape draw:name="Straight Arrow Connector 42" draw:style-name="gr11" draw:text-style-name="P7" draw:layer="layout" svg:width="1.223cm" svg:height="0.001cm" svg:x="13.053cm" svg:y="9.363cm">
          <text:p/>
          <draw:enhanced-geometry draw:mirror-horizontal="false" draw:mirror-vertical="true" svg:viewBox="0 0 21600 21600" draw:type="mso-spt32" draw:enhanced-path="M 0 0 L 21600 21600 N"/>
        </draw:custom-shape>
        <draw:custom-shape draw:name="Straight Arrow Connector 43" draw:style-name="gr12" draw:text-style-name="P7" draw:layer="layout" svg:width="1.223cm" svg:height="0.001cm" svg:x="14.701cm" svg:y="9.386cm">
          <text:p/>
          <draw:enhanced-geometry draw:mirror-horizontal="false" draw:mirror-vertical="true" svg:viewBox="0 0 21600 21600" draw:type="mso-spt32" draw:enhanced-path="M 0 0 L 21600 21600 N"/>
        </draw:custom-shape>
        <draw:line draw:name="Straight Connector 45" draw:style-name="gr5" draw:text-style-name="P7" draw:layer="layout" svg:x1="12.361cm" svg:y1="5.634cm" svg:x2="11.136cm" svg:y2="6.79cm">
          <text:p/>
        </draw:line>
        <draw:line draw:name="Straight Connector 46" draw:style-name="gr9" draw:text-style-name="P7" draw:layer="layout" svg:x1="14.277cm" svg:y1="5.712cm" svg:x2="13.052cm" svg:y2="6.868cm">
          <text:p/>
        </draw:line>
        <draw:line draw:name="Straight Connector 47" draw:style-name="gr10" draw:text-style-name="P7" draw:layer="layout" svg:x1="15.921cm" svg:y1="5.782cm" svg:x2="14.696cm" svg:y2="6.938cm">
          <text:p/>
        </draw:line>
        <draw:custom-shape draw:name="Down Arrow 22" draw:style-name="gr6" draw:text-style-name="P2" draw:layer="layout" svg:width="1.042cm" svg:height="0.905cm" svg:x="11.4cm" svg:y="4.21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3" draw:style-name="gr13" draw:text-style-name="P2" draw:layer="layout" svg:width="0.678cm" svg:height="0.72cm" svg:x="13.379cm" svg:y="4.394cm">
          <text:p/>
          <draw:enhanced-geometry draw:mirror-horizontal="false" draw:mirror-vertical="false" draw:text-areas="?f8 0 ?f9 ?f12" svg:viewBox="0 0 0 0" draw:type="ooxml-downArrow" draw:modifiers="4024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24" draw:style-name="gr14" draw:text-style-name="P2" draw:layer="layout" svg:width="0.486cm" svg:height="0.592cm" svg:x="15.119cm" svg:y="4.587cm">
          <text:p/>
          <draw:enhanced-geometry draw:mirror-horizontal="false" draw:mirror-vertical="false" draw:text-areas="?f8 0 ?f9 ?f12" svg:viewBox="0 0 0 0" draw:type="ooxml-downArrow" draw:modifiers="4024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29"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Category (Horizontal)"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Category (Horizontal)</text:span></text:p>
          </draw:text-box>
        </draw:frame>
        <draw:custom-shape draw:name="Rectangle 3" draw:style-name="gr16" draw:text-style-name="P2" draw:layer="layout" svg:width="22.859cm" svg:height="5.467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3.996cm" svg:height="0.674cm" svg:x="20.556cm" svg:y="2.055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TextBox 5" draw:style-name="gr1" draw:text-style-name="P2" draw:layer="layout" svg:width="8.449cm" svg:height="1.013cm" svg:x="1.27cm" svg:y="8.513cm">
            <text:p><text:span text:style-name="T13">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11" draw:layer="layout" svg:width="10.802cm" svg:height="8.721cm" svg:x="1.562cm" svg:y="9.581cm">
            <text:list text:style-name="L4">
              <text:list-item>
                <text:p text:style-name="P10"><text:span text:style-name="T14">Edge and arrow thickness is adjustable.</text:span></text:p>
              </text:list-item>
              <text:list-item>
                <text:p text:style-name="P10"><text:span text:style-name="T14">Nodes may have borders and backgrounds or be transparent.</text:span></text:p>
              </text:list-item>
              <text:list-item>
                <text:p text:style-name="P10"><text:span text:style-name="T14">If one line, content is vertically and horizontally centered in their respective containers.</text:span></text:p>
              </text:list-item>
              <text:list-item>
                <text:p text:style-name="P10"><text:span text:style-name="T14">If content overflows to two lines the alignment changes from center to left.</text:span></text:p>
              </text:list-item>
              <text:list-item>
                <text:p text:style-name="P10"><text:span text:style-name="T14">The font-size of the content is adjustable.</text:span></text:p>
              </text:list-item>
              <text:list-item>
                <text:p text:style-name="P10"><text:span text:style-name="T14">Title is horizontally centered in the viewport.</text:span></text:p>
              </text:list-item>
            </text:list>
            <text:p text:style-name="P1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8" draw:style-name="gr17" draw:text-style-name="P2" draw:layer="layout" svg:width="2.875cm" svg:height="1.507cm" svg:x="13.677cm" svg:y="5.827cm">
          <text:p text:style-name="P6"><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5" draw:style-name="gr18" draw:text-style-name="P7" draw:layer="layout" svg:width="1.692cm" svg:height="1.878cm" draw:transform="rotate (1.5707963267949) translate (13.238cm 5.82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38" draw:style-name="gr19" draw:text-style-name="P2" draw:layer="layout" svg:width="4.058cm" svg:height="1.507cm" svg:x="1.982cm" svg:y="5.827cm">
          <text:p text:style-name="P1"><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39" draw:style-name="gr18" draw:text-style-name="P7" draw:layer="layout" svg:width="1.692cm" svg:height="9.225cm" draw:transform="rotate (-1.5707963267949) translate (13.238cm 4.13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Straight Connector 12" draw:style-name="gr20" draw:text-style-name="P7" draw:layer="layout" svg:x1="1.498cm" svg:y1="5.829cm" svg:x2="24.358cm" svg:y2="5.829cm">
          <text:p/>
        </draw:line>
        <draw:line draw:name="Straight Connector 13" draw:style-name="gr20" draw:text-style-name="P7" draw:layer="layout" svg:x1="1.498cm" svg:y1="7.337cm" svg:x2="24.358cm" svg:y2="7.337cm">
          <text:p/>
        </draw:line>
        <draw:line draw:name="Straight Connector 28" draw:style-name="gr20" draw:text-style-name="P7" draw:layer="layout" svg:x1="1.498cm" svg:y1="2.751cm" svg:x2="24.358cm" svg:y2="4.303cm">
          <text:p/>
        </draw:line>
        <draw:line draw:name="Straight Connector 30" draw:style-name="gr20" draw:text-style-name="P7" draw:layer="layout" svg:x1="1.498cm" svg:y1="4.345cm" svg:x2="24.358cm" svg:y2="2.751cm">
          <text:p/>
        </draw:line>
        <draw:custom-shape draw:name="Rectangle 34" draw:style-name="gr1" draw:text-style-name="P11" draw:layer="layout" svg:width="11.799cm" svg:height="10.415cm" svg:x="12.682cm" svg:y="9.398cm">
          <text:list text:style-name="L5">
            <text:list-item>
              <text:p text:style-name="P12"><text:span text:style-name="T15">The horizontal bus can assume various lengths.</text:span></text:p>
            </text:list-item>
            <text:list-item>
              <text:p text:style-name="P12"><text:span text:style-name="T15">The parent position is not necessarily centered with respect to children.</text:span></text:p>
            </text:list-item>
            <text:list-item>
              <text:p text:style-name="P12"><text:span text:style-name="T15">Containers can automatically grow and shrink based on content both vertically and horizontally.</text:span></text:p>
            </text:list-item>
            <text:list-item>
              <text:p text:style-name="P12"><text:span text:style-name="T15">All categories of a single depth should be the same height.</text:span></text:p>
            </text:list-item>
            <text:list-item>
              <text:p text:style-name="P12"><text:span text:style-name="T15">There is a maximum and minimum width.</text:span></text:p>
            </text:list-item>
            <text:list-item>
              <text:p text:style-name="P12"><text:span text:style-name="T15">Colors can be inherited and overridden.</text:span></text:p>
            </text:list-item>
            <text:list-item>
              <text:p text:style-name="P12"><text:span text:style-name="T15">Document Title is always one line in height</text:span></text:p>
            </text:list-item>
          </text:list>
          <text:p text:style-name="P12"><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6" draw:style-name="gr21" draw:text-style-name="P7" draw:layer="layout" svg:x1="1.981cm" svg:y1="7.334cm" svg:x2="6.041cm" svg:y2="7.337cm">
          <text:p/>
        </draw:line>
        <draw:line draw:name="Straight Connector 40" draw:style-name="gr22" draw:text-style-name="P7" draw:layer="layout" svg:x1="13.678cm" svg:y1="7.314cm" svg:x2="16.555cm" svg:y2="7.314cm">
          <text:p/>
        </draw:line>
        <draw:g draw:name="Group 10">
          <draw:line draw:name="Straight Connector 20" draw:style-name="gr9" draw:text-style-name="P7" draw:layer="layout" svg:x1="15.533cm" svg:y1="4.026cm" svg:x2="10.927cm" svg:y2="4.026cm">
            <text:p/>
          </draw:line>
          <draw:custom-shape draw:name="Rectangle 22" draw:style-name="gr23" draw:text-style-name="P14" draw:layer="layout" svg:width="5.038cm" svg:height="1.128cm" svg:x="10.718cm" svg:y="2.963cm">
            <text:p text:style-name="P13"><text:span text:style-name="T16">Document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3" presentation:class="page"/>
          <draw:frame draw:name="Notes Placeholder 2" presentation:style-name="pr4" draw:text-style-name="P2" draw:layer="layout" svg:width="0cm" svg:height="0cm" svg:x="0cm" svg:y="0cm" presentation:class="notes">
            <draw:text-box>
              <text:p/>
            </draw:text-box>
          </draw:frame>
          <draw:frame draw:name="Slide Number Placeholder 3" presentation:style-name="pr5" draw:text-style-name="P15" draw:layer="layout" svg:width="0cm" svg:height="0cm" svg:x="0cm" svg:y="0cm" presentation:class="page-number">
            <draw:text-box>
              <text:p text:style-name="P5"><text:span text:style-name="T18"><text:page-number>&lt;number&gt;</text:page-number></text:span></text:p>
            </draw:text-box>
          </draw:frame>
        </presentation:notes>
      </draw:page>
      <draw:page draw:name="Category (Vertical)"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Category (Vertical)</text:span></text:p>
          </draw:text-box>
        </draw:frame>
        <draw:custom-shape draw:name="Rectangle 3" draw:style-name="gr16" draw:text-style-name="P2" draw:layer="layout" svg:width="8.364cm" svg:height="14.392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4.127cm" svg:height="0.674cm" svg:x="5.98cm" svg:y="2.069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TextBox 5" draw:style-name="gr1" draw:text-style-name="P2" draw:layer="layout" svg:width="8.449cm" svg:height="1.013cm" svg:x="10.809cm" svg:y="2.752cm">
            <text:p><text:span text:style-name="T13">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 draw:text-style-name="P2" draw:layer="layout" svg:width="14.037cm" svg:height="9.568cm" svg:x="10.809cm" svg:y="3.947cm">
            <text:list text:style-name="L4">
              <text:list-item>
                <text:p text:style-name="P16"><text:span text:style-name="T19">Content is left aligned.</text:span></text:p>
              </text:list-item>
              <text:list-item>
                <text:p text:style-name="P16"><text:span text:style-name="T19">Parent node edge begins on the left, in the vertical middle of the last content line.</text:span></text:p>
              </text:list-item>
              <text:list-item>
                <text:p text:style-name="P16"><text:span text:style-name="T19">The edge bends downward and leftward.</text:span></text:p>
              </text:list-item>
              <text:list-item>
                <text:p text:style-name="P16"><text:span text:style-name="T19">The edge that comes to each category </text:span><text:span text:style-name="T20">(B)</text:span><text:span text:style-name="T19"> is equal to the horizontal distance of the leftward bend.</text:span></text:p>
              </text:list-item>
              <text:list-item>
                <text:p text:style-name="P16"><text:span text:style-name="T19">The edge is aligned to the vertical middle of the first line of the content of the child categories.</text:span></text:p>
              </text:list-item>
              <text:list-item>
                <text:p text:style-name="P16"><text:span text:style-name="T19">The Description Bend </text:span><text:span text:style-name="T20">(A)</text:span><text:span text:style-name="T19"> should be a static and constant angle (TBD)</text:span><text:span text:style-name="T19"><text:line-break/></text:span><text:span text:style-name="T19"/></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18" draw:style-name="gr5" draw:text-style-name="P7" draw:layer="layout" svg:x1="5.477cm" svg:y1="6.033cm" svg:x2="4.253cm" svg:y2="7.189cm">
          <text:p/>
        </draw:line>
        <draw:custom-shape draw:name="Rectangle 13" draw:style-name="gr24" draw:text-style-name="P2" draw:layer="layout" svg:width="5.038cm" svg:height="1.839cm" svg:x="3.739cm" svg:y="4.203cm">
          <text:p text:style-name="P6"><text:span text:style-name="T21">Category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 draw:style-name="gr3" draw:text-style-name="P7" draw:layer="layout" svg:width="1.223cm" svg:height="0.001cm" svg:x="4.254cm" svg:y="7.187cm">
          <text:p/>
          <draw:enhanced-geometry draw:mirror-horizontal="false" draw:mirror-vertical="true" svg:viewBox="0 0 21600 21600" draw:type="mso-spt32" draw:enhanced-path="M 0 0 L 21600 21600 N"/>
        </draw:custom-shape>
        <draw:line draw:name="Straight Connector 54" draw:style-name="gr5" draw:text-style-name="P7" draw:layer="layout" svg:x1="4.253cm" svg:y1="7.189cm" svg:x2="4.253cm" svg:y2="11.428cm">
          <text:p/>
        </draw:line>
        <draw:custom-shape draw:name="TextBox 66" draw:style-name="gr25" draw:text-style-name="P18" draw:layer="layout" svg:width="2.367cm" svg:height="1.265cm" svg:x="1.687cm" svg:y="6.269cm">
          <text:p text:style-name="P17"><text:span text:style-name="T22">a. Description B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6" draw:style-name="gr20" draw:text-style-name="P7" draw:layer="layout" svg:x1="5.477cm" svg:y1="6.033cm" svg:x2="5.477cm" svg:y2="13.181cm">
          <text:p/>
        </draw:line>
        <draw:custom-shape draw:name="TextBox 69" draw:style-name="gr25" draw:text-style-name="P2" draw:layer="layout" svg:width="2.797cm" svg:height="1.392cm" svg:x="5.681cm" svg:y="8.591cm">
          <text:p text:style-name="P1"><text:span text:style-name="T23">b. Sub-Category 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26" draw:text-style-name="P7" draw:layer="layout" svg:width="0.437cm" svg:height="1.217cm" svg:x="5.241cm" svg:y="7.371cm">
          <text:p/>
          <draw:enhanced-geometry draw:mirror-horizontal="true" draw:mirror-vertical="true" svg:viewBox="0 0 21600 21600" draw:type="mso-spt32" draw:enhanced-path="M 0 0 L 21600 21600 N"/>
        </draw:custom-shape>
        <draw:line draw:name="Straight Connector 95" draw:style-name="gr20" draw:text-style-name="P7" draw:layer="layout" svg:x1="-0.226cm" svg:y1="7.58cm" svg:x2="-0.213cm" svg:y2="7.95cm">
          <text:p/>
        </draw:line>
        <draw:custom-shape draw:name="Straight Arrow Connector 68" draw:style-name="gr26" draw:text-style-name="P7" draw:layer="layout" svg:width="0.407cm" svg:height="0.001cm" svg:x="4.055cm" svg:y="6.782cm">
          <text:p/>
          <draw:enhanced-geometry draw:mirror-horizontal="false" draw:mirror-vertical="false" svg:viewBox="0 0 21600 21600" draw:type="mso-spt32" draw:enhanced-path="M 0 0 L 21600 21600 N"/>
        </draw:custom-shape>
        <draw:custom-shape draw:name="Straight Arrow Connector 27" draw:style-name="gr3" draw:text-style-name="P7" draw:layer="layout" svg:width="1.223cm" svg:height="0.001cm" svg:x="4.254cm" svg:y="11.41cm">
          <text:p/>
          <draw:enhanced-geometry draw:mirror-horizontal="false" draw:mirror-vertical="true" svg:viewBox="0 0 21600 21600" draw:type="mso-spt32" draw:enhanced-path="M 0 0 L 21600 21600 N"/>
        </draw:custom-shape>
        <draw:line draw:name="Straight Connector 29" draw:style-name="gr5" draw:text-style-name="P7" draw:layer="layout" svg:x1="8.778cm" svg:y1="6.033cm" svg:x2="3.739cm" svg:y2="6.033cm">
          <text:p/>
        </draw:line>
        <draw:custom-shape draw:name="TextBox 6"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2" draw:layer="layout" svg:width="4.026cm" svg:height="1.507cm" svg:x="5.478cm" svg:y="10.967cm">
          <text:p text:style-name="P1"><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7" draw:text-style-name="P2" draw:layer="layout" svg:width="3.994cm" svg:height="0.872cm" svg:x="5.51cm" svg:y="6.707cm">
          <text:p text:style-name="P1"><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5" draw:style-name="gr20" draw:text-style-name="P7" draw:layer="layout" svg:x1="9.505cm" svg:y1="6.151cm" svg:x2="9.505cm" svg:y2="13.158cm">
          <text:p/>
        </draw:line>
        <draw:custom-shape draw:name="TextBox 38" draw:style-name="gr27" draw:text-style-name="P2" draw:layer="layout" svg:width="6.019cm" svg:height="1.011cm" svg:x="3.604cm" svg:y="13.191cm">
          <text:p text:style-name="P1"><text:span text:style-name="T24">c. Alignment of arrow and parent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Description"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Description</text:span></text:p>
          </draw:text-box>
        </draw:frame>
        <draw:custom-shape draw:name="Rectangle 3" draw:style-name="gr16" draw:text-style-name="P2" draw:layer="layout" svg:width="8.364cm" svg:height="14.392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4.127cm" svg:height="0.674cm" svg:x="5.98cm" svg:y="2.069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8.449cm" svg:height="1.013cm" svg:x="10.809cm" svg:y="2.752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 draw:text-style-name="P2" draw:layer="layout" svg:width="14.037cm" svg:height="4.486cm" svg:x="10.809cm" svg:y="3.947cm">
          <text:list text:style-name="L4">
            <text:list-item>
              <text:p text:style-name="P19"><text:span text:style-name="T26">Identical to Category (Vertical)</text:span></text:p>
            </text:list-item>
            <text:list-item>
              <text:p text:style-name="P19"><text:span text:style-name="T26">Bus lines are thinner.</text:span></text:p>
            </text:list-item>
            <text:list-item>
              <text:p text:style-name="P19"><text:span text:style-name="T26">TODO:</text:span></text:p>
            </text:list-item>
          </text:list>
          <text:list text:style-name="L7">
            <text:list-item>
              <text:list>
                <text:list-item>
                  <text:p text:style-name="P19"><text:span text:style-name="T26">Define vertical distance between paragraphs</text:span></text:p>
                </text:list-item>
                <text:list-item>
                  <text:p text:style-name="P19"><text:span text:style-name="T26">Define difference in bend length</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8" draw:text-style-name="P2" draw:layer="layout" svg:width="3.593cm" svg:height="1.163cm" svg:x="6.046cm" svg:y="7.805cm">
          <text:p text:style-name="P1"><text:span text:style-name="T10">Some more, specific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8" draw:text-style-name="P2" draw:layer="layout" svg:width="3.463cm" svg:height="1.08cm" svg:x="5.314cm" svg:y="6.799cm">
          <text:p text:style-name="P1"><text:span text:style-name="T10">Short de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1" draw:style-name="gr9" draw:text-style-name="P7" draw:layer="layout" svg:x1="5.477cm" svg:y1="6.033cm" svg:x2="4.253cm" svg:y2="7.189cm">
          <text:p/>
        </draw:line>
        <draw:custom-shape draw:name="Rectangle 42" draw:style-name="gr24" draw:text-style-name="P2" draw:layer="layout" svg:width="5.038cm" svg:height="1.839cm" svg:x="3.739cm" svg:y="4.203cm">
          <text:p text:style-name="P6"><text:span text:style-name="T21">Category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11" draw:text-style-name="P7" draw:layer="layout" svg:width="1.223cm" svg:height="0.001cm" svg:x="4.254cm" svg:y="7.187cm">
          <text:p/>
          <draw:enhanced-geometry draw:mirror-horizontal="false" draw:mirror-vertical="true" svg:viewBox="0 0 21600 21600" draw:type="mso-spt32" draw:enhanced-path="M 0 0 L 21600 21600 N"/>
        </draw:custom-shape>
        <draw:line draw:name="Straight Connector 44" draw:style-name="gr9" draw:text-style-name="P7" draw:layer="layout" svg:x1="4.253cm" svg:y1="7.189cm" svg:x2="4.253cm" svg:y2="10.069cm">
          <text:p/>
        </draw:line>
        <draw:custom-shape draw:name="Rectangle 45" draw:style-name="gr28" draw:text-style-name="P2" draw:layer="layout" svg:width="3.534cm" svg:height="1.08cm" svg:x="5.388cm" svg:y="9.682cm">
          <text:p text:style-name="P1"><text:span text:style-name="T10">A longer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2" draw:style-name="gr29" draw:text-style-name="P7" draw:layer="layout" svg:width="1.27cm" svg:height="0.001cm" svg:x="4.207cm" svg:y="10.069cm">
          <text:p/>
          <draw:enhanced-geometry draw:mirror-horizontal="false" draw:mirror-vertical="false" svg:viewBox="0 0 21600 21600" draw:type="mso-spt32" draw:enhanced-path="M 0 0 L 21600 21600 N"/>
        </draw:custom-shape>
        <draw:line draw:name="Straight Connector 53" draw:style-name="gr9" draw:text-style-name="P7" draw:layer="layout" svg:x1="8.778cm" svg:y1="6.033cm" svg:x2="3.739cm" svg:y2="6.033cm">
          <text:p/>
        </draw:line>
        <draw:line draw:name="Straight Connector 55" draw:style-name="gr30" draw:text-style-name="P7" draw:layer="layout" svg:x1="6.045cm" svg:y1="7.612cm" svg:x2="5.388cm" svg:y2="8.233cm">
          <text:p/>
        </draw:line>
        <draw:custom-shape draw:name="Straight Arrow Connector 56" draw:style-name="gr31" draw:text-style-name="P7" draw:layer="layout" svg:width="0.87cm" svg:height="0.001cm" svg:x="5.388cm" svg:y="8.234cm">
          <text:p/>
          <draw:enhanced-geometry draw:mirror-horizontal="false" draw:mirror-vertical="false" svg:viewBox="0 0 21600 21600" draw:type="mso-spt32" draw:enhanced-path="M 0 0 L 21600 21600 N"/>
        </draw:custom-shape>
        <draw:custom-shape draw:name="TextBox 58" draw:style-name="gr25" draw:text-style-name="P2" draw:layer="layout" svg:width="2.01cm" svg:height="1.392cm" svg:x="1.684cm" svg:y="6.291cm">
          <text:p text:style-name="P1"><text:span text:style-name="T23">a. Parallel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9" draw:style-name="gr26" draw:text-style-name="P7" draw:layer="layout" svg:width="0.722cm" svg:height="0.001cm" svg:x="3.695cm" svg:y="6.804cm">
          <text:p/>
          <draw:enhanced-geometry draw:mirror-horizontal="false" draw:mirror-vertical="false" svg:viewBox="0 0 21600 21600" draw:type="mso-spt32" draw:enhanced-path="M 0 0 L 21600 21600 N"/>
        </draw:custom-shape>
        <draw:custom-shape draw:name="Straight Arrow Connector 60" draw:style-name="gr26" draw:text-style-name="P7" draw:layer="layout" svg:width="1.738cm" svg:height="0.628cm" svg:x="3.695cm" svg:y="7.317cm">
          <text:p/>
          <draw:enhanced-geometry draw:mirror-horizontal="false" draw:mirror-vertical="false" svg:viewBox="0 0 21600 21600" draw:type="mso-spt32" draw:enhanced-path="M 0 0 L 21600 21600 N"/>
        </draw:custom-shape>
        <draw:custom-shape draw:name="TextBox 21"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3" draw:layer="layout" svg:width="17.271cm" svg:height="12.573cm" svg:x="2.159cm" svg:y="13.271cm" presentation:class="notes" presentation:placeholder="true">
            <draw:text-box/>
          </draw:frame>
        </presentation:notes>
      </draw:page>
      <draw:page draw:name="Intro" draw:style-name="dp1" draw:master-page-name="Title_20_and_20_Content" presentation:presentation-page-layout-name="AL2T11">
        <office:forms form:automatic-focus="false" form:apply-design-mode="false"/>
        <draw:custom-shape draw:name="Rectangle 53" draw:style-name="gr16" draw:text-style-name="P2" draw:layer="layout" svg:width="11.482cm" svg:height="14.392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 draw:text-style-name="P2" draw:layer="layout" svg:width="23.088cm" svg:height="1.353cm" svg:x="1.27cm" svg:y="0.763cm" presentation:class="title" presentation:user-transformed="true">
          <draw:text-box>
            <text:p text:style-name="P3"><text:span text:style-name="T3">Intro</text:span></text:p>
          </draw:text-box>
        </draw:frame>
        <draw:custom-shape draw:name="Rectangle 10" draw:style-name="gr28" draw:text-style-name="P2" draw:layer="layout" svg:width="2.528cm" svg:height="1.08cm" svg:x="8.47cm" svg:y="9.254cm">
          <text:p text:style-name="P1"><text:span text:style-name="T10">In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5" draw:text-style-name="P7" draw:layer="layout" svg:x1="7.28cm" svg:y1="8.53cm" svg:x2="7.28cm" svg:y2="9.686cm">
          <text:p/>
        </draw:line>
        <draw:custom-shape draw:name="Straight Arrow Connector 13" draw:style-name="gr32" draw:text-style-name="P7" draw:layer="layout" svg:width="1.223cm" svg:height="0.001cm" svg:x="7.281cm" svg:y="9.684cm">
          <text:p/>
          <draw:enhanced-geometry draw:mirror-horizontal="false" draw:mirror-vertical="true" svg:viewBox="0 0 21600 21600" draw:type="mso-spt32" draw:enhanced-path="M 0 0 L 21600 21600 N"/>
        </draw:custom-shape>
        <draw:line draw:name="Straight Connector 14" draw:style-name="gr5" draw:text-style-name="P7" draw:layer="layout" svg:x1="7.28cm" svg:y1="9.686cm" svg:x2="7.28cm" svg:y2="12.502cm">
          <text:p/>
        </draw:line>
        <draw:custom-shape draw:name="Rectangle 15" draw:style-name="gr28" draw:text-style-name="P2" draw:layer="layout" svg:width="3.534cm" svg:height="1.08cm" svg:x="8.446cm" svg:y="11.556cm">
          <text:p text:style-name="P1"><text:span text:style-name="T27">Orientation: </text:span><text:span text:style-name="T10">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33" draw:text-style-name="P7" draw:layer="layout" svg:width="1.223cm" svg:height="0.001cm" svg:x="7.308cm" svg:y="11.968cm">
          <text:p/>
          <draw:enhanced-geometry draw:mirror-horizontal="false" draw:mirror-vertical="true" svg:viewBox="0 0 21600 21600" draw:type="mso-spt32" draw:enhanced-path="M 0 0 L 21600 21600 N"/>
        </draw:custom-shape>
        <draw:line draw:name="Straight Connector 17" draw:style-name="gr9" draw:text-style-name="P7" draw:layer="layout" svg:x1="9.589cm" svg:y1="8.504cm" svg:x2="4.983cm" svg:y2="8.504cm">
          <text:p/>
        </draw:line>
        <draw:custom-shape draw:name="Rectangle 9" draw:style-name="gr28" draw:text-style-name="P21" draw:layer="layout" svg:width="3.593cm" svg:height="1.163cm" svg:x="9.187cm" svg:y="10.193cm">
          <text:p text:style-name="P20"><text:span text:style-name="T28">Some more, specific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10" draw:text-style-name="P7" draw:layer="layout" svg:x1="9.175cm" svg:y1="9.96cm" svg:x2="8.518cm" svg:y2="10.581cm">
          <text:p/>
        </draw:line>
        <draw:custom-shape draw:name="Straight Arrow Connector 19" draw:style-name="gr34" draw:text-style-name="P7" draw:layer="layout" svg:width="0.824cm" svg:height="0.006cm" svg:x="8.564cm" svg:y="10.575cm">
          <text:p/>
          <draw:enhanced-geometry draw:mirror-horizontal="false" draw:mirror-vertical="false" svg:viewBox="0 0 21600 21600" draw:type="mso-spt32" draw:enhanced-path="M 0 0 L 21600 21600 N"/>
        </draw:custom-shape>
        <draw:custom-shape draw:name="TextBox 20" draw:style-name="gr35" draw:text-style-name="P2" draw:layer="layout" svg:width="2.638cm" svg:height="1.263cm" svg:x="3.845cm" svg:y="5.065cm">
          <text:p text:style-name="P1"><text:span text:style-name="T29">Description arrow 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 draw:style-name="gr36" draw:text-style-name="P7" draw:layer="layout" svg:width="0.877cm" svg:height="0.555cm" svg:x="6.485cm" svg:y="5.535cm">
          <text:p/>
          <draw:enhanced-geometry draw:mirror-horizontal="false" draw:mirror-vertical="false" svg:viewBox="0 0 21600 21600" draw:type="mso-spt32" draw:enhanced-path="M 0 0 L 21600 21600 N"/>
        </draw:custom-shape>
        <draw:custom-shape draw:name="Rectangle 25" draw:style-name="gr19" draw:text-style-name="P2" draw:layer="layout" svg:width="4.058cm" svg:height="1.507cm" svg:x="8.505cm" svg:y="14.207cm">
          <text:p text:style-name="P1"><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6" draw:style-name="gr21" draw:text-style-name="P7" draw:layer="layout" svg:x1="8.504cm" svg:y1="15.64cm" svg:x2="12.564cm" svg:y2="15.643cm">
          <text:p/>
        </draw:line>
        <draw:g draw:name="Group 27">
          <draw:custom-shape draw:name="Rectangle 28" draw:style-name="gr17" draw:text-style-name="P2" draw:layer="layout" svg:width="4.297cm" svg:height="1.507cm" svg:x="1.876cm" svg:y="14.207cm">
            <text:p text:style-name="P22"><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9" draw:style-name="gr22" draw:text-style-name="P7" draw:layer="layout" svg:x1="1.877cm" svg:y1="15.694cm" svg:x2="6.175cm" svg:y2="15.694cm">
            <text:p/>
          </draw:line>
        </draw:g>
        <draw:custom-shape draw:name="Straight Arrow Connector 31" draw:style-name="gr37" draw:text-style-name="P7" draw:layer="layout" svg:width="1.223cm" svg:height="0.001cm" svg:x="7.335cm" svg:y="6.264cm">
          <text:p/>
          <draw:enhanced-geometry draw:mirror-horizontal="false" draw:mirror-vertical="true" svg:viewBox="0 0 21600 21600" draw:type="mso-spt32" draw:enhanced-path="M 0 0 L 21600 21600 N"/>
        </draw:custom-shape>
        <draw:line draw:name="Straight Connector 39" draw:style-name="gr20" draw:text-style-name="P7" draw:layer="layout" svg:x1="8.505cm" svg:y1="4.675cm" svg:x2="8.505cm" svg:y2="13.136cm">
          <text:p/>
        </draw:line>
        <draw:custom-shape draw:name="TextBox 51" draw:style-name="gr27" draw:text-style-name="P2" draw:layer="layout" svg:width="6.157cm" svg:height="1.394cm" svg:x="3.845cm" svg:y="3.265cm">
          <text:p text:style-name="P1"><text:span text:style-name="T24">a. Length of horizontal intro edges are the same as the length of horizontal description ed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8" draw:style-name="gr38" draw:text-style-name="P7" draw:layer="layout" svg:x1="6.52cm" svg:y1="8.548cm" svg:x2="5.296cm" svg:y2="9.704cm">
          <text:p/>
        </draw:line>
        <draw:line draw:name="Straight Connector 79" draw:style-name="gr39" draw:text-style-name="P7" draw:layer="layout" svg:x1="8.505cm" svg:y1="8.57cm" svg:x2="7.362cm" svg:y2="9.582cm">
          <text:p/>
        </draw:line>
        <draw:line draw:name="Straight Connector 82" draw:style-name="gr40" draw:text-style-name="P7" draw:layer="layout" svg:x1="7.906cm" svg:y1="9.076cm" svg:x2="7.892cm" svg:y2="8.57cm">
          <text:p/>
        </draw:line>
        <draw:line draw:name="Straight Connector 90" draw:style-name="gr40" draw:text-style-name="P7" draw:layer="layout" svg:x1="9.2cm" svg:y1="8.57cm" svg:x2="9.186cm" svg:y2="8.064cm">
          <text:p/>
        </draw:line>
        <draw:line draw:name="Straight Connector 92" draw:style-name="gr40" draw:text-style-name="P7" draw:layer="layout" svg:x1="4.988cm" svg:y1="8.433cm" svg:x2="5.341cm" svg:y2="8.07cm">
          <text:p/>
        </draw:line>
        <draw:custom-shape draw:name="TextBox 107" draw:style-name="gr25" draw:text-style-name="P2" draw:layer="layout" svg:width="2.66cm" svg:height="1.601cm" svg:x="9.899cm" svg:y="6.418cm">
          <text:p text:style-name="P1"><text:span text:style-name="T22">c. Bottom padding from base-line to 0.5em of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8" draw:style-name="gr26" draw:text-style-name="P7" draw:layer="layout" svg:width="0.595cm" svg:height="0.242cm" svg:x="9.301cm" svg:y="7.7cm">
          <text:p/>
          <draw:enhanced-geometry draw:mirror-horizontal="true" draw:mirror-vertical="false" svg:viewBox="0 0 21600 21600" draw:type="mso-spt32" draw:enhanced-path="M 0 0 L 21600 21600 N"/>
        </draw:custom-shape>
        <draw:custom-shape draw:name="TextBox 112" draw:style-name="gr25" draw:text-style-name="P2" draw:layer="layout" svg:width="4.499cm" svg:height="1.263cm" svg:x="1.984cm" svg:y="6.695cm">
          <text:p text:style-name="P1"><text:span text:style-name="T22">b. Horizontal padding is a 45 degree rotation of half h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3" draw:style-name="gr26" draw:text-style-name="P7" draw:layer="layout" svg:width="0.574cm" svg:height="0.616cm" svg:x="4.538cm" svg:y="7.635cm">
          <text:p/>
          <draw:enhanced-geometry draw:mirror-horizontal="false" draw:mirror-vertical="false" svg:viewBox="0 0 21600 21600" draw:type="mso-spt32" draw:enhanced-path="M 0 0 L 21600 21600 N"/>
        </draw:custom-shape>
        <draw:g draw:name="Group 213">
          <draw:custom-shape draw:name="Rectangle 12" draw:style-name="gr23" draw:text-style-name="P24" draw:layer="layout" svg:width="5.038cm" svg:height="1.128cm" svg:x="4.775cm" svg:y="7.441cm">
            <text:p text:style-name="P23"><text:span text:style-name="T30">Document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7" draw:style-name="gr20" draw:text-style-name="P7" draw:layer="layout" svg:x1="4.077cm" svg:y1="8.57cm" svg:x2="7.221cm" svg:y2="8.57cm">
            <text:p/>
          </draw:line>
        </draw:g>
        <draw:line draw:name="Straight Connector 123" draw:style-name="gr20" draw:text-style-name="P7" draw:layer="layout" svg:x1="4.077cm" svg:y1="9.685cm" svg:x2="7.221cm" svg:y2="9.686cm">
          <text:p/>
        </draw:line>
        <draw:custom-shape draw:name="TextBox 125" draw:style-name="gr27" draw:text-style-name="P2" draw:layer="layout" svg:width="2.42cm" svg:height="2.277cm" svg:x="1.984cm" svg:y="8.499cm">
          <text:p text:style-name="P1"><text:span text:style-name="T31">d. Height of first Intro the same as the height of the Description B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0" draw:style-name="gr39" draw:text-style-name="P7" draw:layer="layout" svg:x1="7.335cm" svg:y1="8.57cm" svg:x2="8.505cm" svg:y2="9.704cm">
          <text:p/>
        </draw:line>
        <draw:custom-shape draw:name="TextBox 136" draw:style-name="gr35" draw:text-style-name="P2" draw:layer="layout" svg:width="2.638cm" svg:height="1.263cm" svg:x="4.027cm" svg:y="11.441cm">
          <text:p text:style-name="P1"><text:span text:style-name="T29">Description bend 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7" draw:style-name="gr36" draw:text-style-name="P7" draw:layer="layout" svg:width="0.012cm" svg:height="1.58cm" svg:x="5.283cm" svg:y="9.852cm">
          <text:p/>
          <draw:enhanced-geometry draw:mirror-horizontal="false" draw:mirror-vertical="true" svg:viewBox="0 0 21600 21600" draw:type="mso-spt32" draw:enhanced-path="M 0 0 L 21600 21600 N"/>
        </draw:custom-shape>
        <draw:g draw:name="Group 161">
          <draw:custom-shape draw:name="Elbow Connector 23" draw:style-name="gr18" draw:text-style-name="P7" draw:layer="layout" svg:width="1.692cm" svg:height="3.253cm" draw:transform="rotate (-1.5707963267949) translate (7.281cm 12.5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56" draw:style-name="gr18" draw:text-style-name="P7" draw:layer="layout" svg:width="1.692cm" svg:height="3.253cm" draw:transform="rotate (1.5707963267949) translate (7.279cm 14.20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line draw:name="Straight Connector 36" draw:style-name="gr20" draw:text-style-name="P7" draw:layer="layout" svg:x1="7.362cm" svg:y1="4.675cm" svg:x2="7.362cm" svg:y2="13.136cm">
          <text:p/>
        </draw:line>
        <draw:custom-shape draw:name="TextBox 225" draw:style-name="gr1" draw:text-style-name="P2" draw:layer="layout" svg:width="10.092cm" svg:height="1.013cm" svg:x="13.734cm" svg:y="2.489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6" draw:style-name="gr1" draw:text-style-name="P2" draw:layer="layout" svg:width="11.111cm" svg:height="7.025cm" svg:x="13.734cm" svg:y="3.854cm">
          <text:list text:style-name="L4">
            <text:list-item>
              <text:p text:style-name="P19"><text:span text:style-name="T26">Vertical bus is center aligned.</text:span></text:p>
            </text:list-item>
            <text:list-item>
              <text:p text:style-name="P19"><text:span text:style-name="T26">Children take on same rules as descriptions.</text:span></text:p>
            </text:list-item>
            <text:list-item>
              <text:p text:style-name="P19"><text:span text:style-name="T26">There are no arrows to the first depth content.</text:span></text:p>
            </text:list-item>
            <text:list-item>
              <text:p text:style-name="P19"><text:span text:style-name="T26">The width and height of the edges map strongly to those of the Descrip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 draw:text-style-name="P9" draw:layer="layout" svg:width="4.127cm" svg:height="0.674cm" svg:x="9.176cm" svg:y="2.104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35" draw:text-style-name="P2" draw:layer="layout" svg:width="2.638cm" svg:height="0.927cm" svg:x="9.92cm" svg:y="8.404cm">
          <text:p text:style-name="P1"><text:span text:style-name="T29">Half height of first In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36" draw:text-style-name="P7" draw:layer="layout" svg:width="1.972cm" svg:height="0.001cm" svg:x="7.947cm" svg:y="8.875cm">
          <text:p/>
          <draw:enhanced-geometry draw:mirror-horizontal="true" draw:mirror-vertical="false" svg:viewBox="0 0 21600 21600" draw:type="mso-spt32" draw:enhanced-path="M 0 0 L 21600 21600 N"/>
        </draw:custom-shape>
        <presentation:notes draw:style-name="dp2">
          <draw:page-thumbnail draw:style-name="gr2"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custom-shape draw:name="Rectangle 23" draw:style-name="gr16" draw:text-style-name="P2" draw:layer="layout" svg:width="22.859cm" svg:height="13.709cm" svg:x="1.499cm" svg:y="2.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26" draw:layer="layout" svg:width="8.242cm" svg:height="2.574cm" svg:x="7.206cm" svg:y="6.96cm">
          <text:p text:style-name="P25"><text:span text:style-name="T32">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26" draw:layer="layout" svg:width="7.132cm" svg:height="2.111cm" svg:x="10.244cm" svg:y="10.149cm">
          <text:p text:style-name="P25"><text:span text:style-name="T32">The so-called reign of Terror was instituted to quash both internal and foreign forces of counter revolu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 draw:text-style-name="P26" draw:layer="layout" svg:width="8.839cm" svg:height="3.041cm" svg:x="12.419cm" svg:y="12.77cm">
          <text:p text:style-name="P25"><text:span text:style-name="T32">But once these internal and foreign threats were under control in the spring of 1794, Terror continued at the direction of the Committee of Public Safety, the most famous member of which was Maximilian Robespier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42" draw:text-style-name="P2" draw:layer="layout" svg:width="0.761cm" svg:height="0.909cm" svg:x="9.599cm" svg:y="9.513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24" draw:style-name="gr42" draw:text-style-name="P2" draw:layer="layout" svg:width="0.761cm" svg:height="0.909cm" svg:x="11.801cm" svg:y="12.145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Elbow Connector 42" draw:style-name="gr18" draw:text-style-name="P7" draw:layer="layout" svg:width="1.692cm" svg:height="1.692cm" draw:transform="rotate (-1.5707963267949) translate (11.213cm 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3" draw:style-name="gr43" draw:text-style-name="P7" draw:layer="layout" svg:width="1.692cm" svg:height="9.225cm" draw:transform="rotate (1.5707963267949) translate (11.211cm 4.39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47" draw:style-name="gr17" draw:text-style-name="P11" draw:layer="layout" svg:width="4.297cm" svg:height="1.507cm" svg:x="7.405cm" svg:y="4.35cm">
          <text:p text:style-name="P27"><text:span text:style-name="T33">Events Leading to French Revolu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22" draw:text-style-name="P7" draw:layer="layout" svg:x1="7.406cm" svg:y1="5.837cm" svg:x2="11.704cm" svg:y2="5.837cm">
          <text:p/>
        </draw:line>
        <draw:custom-shape draw:name="Down Arrow 54" draw:style-name="gr6" draw:text-style-name="P2" draw:layer="layout" svg:width="1.042cm" svg:height="0.905cm" svg:x="8.993cm" svg:y="5.72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4" draw:style-name="gr44" draw:text-style-name="P2" draw:layer="layout" svg:width="0.418cm" svg:height="0.462cm" svg:x="9.305cm" svg:y="5.6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2" draw:layer="layout" svg:width="1.391cm" svg:height="0.126cm" svg:x="8.783cm" svg:y="5.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9" draw:layer="layout" svg:width="3.996cm" svg:height="0.674cm" svg:x="20.556cm" svg:y="1.931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 draw:style-name="gr45" draw:text-style-name="P7" draw:layer="layout" svg:x1="9.514cm" svg:y1="6.738cm" svg:x2="9.555cm" svg:y2="12.77cm">
          <text:p/>
        </draw:line>
        <draw:line draw:name="Straight Connector 22" draw:style-name="gr45" draw:text-style-name="P7" draw:layer="layout" svg:x1="7.406cm" svg:y1="5.397cm" svg:x2="7.448cm" svg:y2="12.77cm">
          <text:p/>
        </draw:line>
        <draw:line draw:name="Straight Connector 26" draw:style-name="gr45" draw:text-style-name="P7" draw:layer="layout" svg:x1="11.704cm" svg:y1="5.317cm" svg:x2="11.704cm" svg:y2="12.77cm">
          <text:p/>
        </draw:line>
        <draw:custom-shape draw:name="TextBox 50" draw:style-name="gr27" draw:text-style-name="P2" draw:layer="layout" svg:width="5.601cm" svg:height="1.773cm" svg:x="6.103cm" svg:y="12.77cm">
          <text:p text:style-name="P1"><text:span text:style-name="T24">d. The left margin of the arrows to the paths is relative to half the width of the container that it started 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56" draw:style-name="gr46" draw:text-style-name="P2" draw:layer="layout" svg:width="1.042cm" svg:height="0.905cm" svg:x="6.316cm" svg:y="9.51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57" draw:style-name="gr45" draw:text-style-name="P7" draw:layer="layout" svg:x1="5.983cm" svg:y1="9.516cm" svg:x2="11.704cm" svg:y2="9.512cm">
          <text:p/>
        </draw:line>
        <draw:line draw:name="Straight Connector 63" draw:style-name="gr45" draw:text-style-name="P7" draw:layer="layout" svg:x1="5.983cm" svg:y1="10.422cm" svg:x2="11.704cm" svg:y2="10.422cm">
          <text:p/>
        </draw:line>
        <draw:custom-shape draw:name="TextBox 68" draw:style-name="gr27" draw:text-style-name="P2" draw:layer="layout" svg:width="4.226cm" svg:height="1.773cm" svg:x="1.757cm" svg:y="9.296cm">
          <text:p text:style-name="P1"><text:span text:style-name="T24">c. The height of the bended arrow is the same as the height of a story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47" draw:text-style-name="P7" draw:layer="layout" svg:width="0.001cm" svg:height="0.846cm" svg:x="6.821cm" svg:y="5.849cm">
          <text:p/>
          <draw:enhanced-geometry draw:mirror-horizontal="false" draw:mirror-vertical="false" svg:viewBox="0 0 21600 21600" draw:type="mso-spt32" draw:enhanced-path="M 0 0 L 21600 21600 N"/>
        </draw:custom-shape>
        <draw:line draw:name="Straight Connector 73" draw:style-name="gr45" draw:text-style-name="P7" draw:layer="layout" svg:x1="5.906cm" svg:y1="5.857cm" svg:x2="9.723cm" svg:y2="5.845cm">
          <text:p/>
        </draw:line>
        <draw:line draw:name="Straight Connector 74" draw:style-name="gr45" draw:text-style-name="P7" draw:layer="layout" svg:x1="5.906cm" svg:y1="6.695cm" svg:x2="9.535cm" svg:y2="6.695cm">
          <text:p/>
        </draw:line>
        <draw:custom-shape draw:name="TextBox 83" draw:style-name="gr27" draw:text-style-name="P18" draw:layer="layout" svg:width="4.226cm" svg:height="1.603cm" svg:x="1.757cm" svg:y="5.346cm">
          <text:p text:style-name="P17"><text:span text:style-name="T31">a. The height of the story arrow is the same as the height of the leading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7" draw:style-name="gr47" draw:text-style-name="P7" draw:layer="layout" svg:width="0.001cm" svg:height="0.846cm" svg:x="6.838cm" svg:y="6.661cm">
          <text:p/>
          <draw:enhanced-geometry draw:mirror-horizontal="false" draw:mirror-vertical="false" svg:viewBox="0 0 21600 21600" draw:type="mso-spt32" draw:enhanced-path="M 0 0 L 21600 21600 N"/>
        </draw:custom-shape>
        <draw:custom-shape draw:name="TextBox 88" draw:style-name="gr48" draw:text-style-name="P18" draw:layer="layout" svg:width="4.345cm" svg:height="1.941cm" svg:x="1.757cm" svg:y="7.086cm">
          <text:p text:style-name="P17"><text:span text:style-name="T34">b. The bottom of the first line of content to the bottom of the fat arrow is the same as the height of the story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9" draw:style-name="gr49" draw:text-style-name="P7" draw:layer="layout" svg:x1="6.095cm" svg:y1="7.515cm" svg:x2="9.723cm" svg:y2="7.515cm">
          <text:p/>
        </draw:line>
        <draw:custom-shape draw:name="Right Brace 94" draw:style-name="gr50" draw:text-style-name="P2" draw:layer="layout" svg:width="0.281cm" svg:height="0.465cm" svg:x="14.885cm" svg:y="6.685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95" draw:style-name="gr50" draw:text-style-name="P2" draw:layer="layout" svg:width="0.281cm" svg:height="0.465cm" svg:x="14.885cm" svg:y="8.941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97" draw:style-name="gr51" draw:text-style-name="P7" draw:layer="layout" svg:x1="15.167cm" svg:y1="6.918cm" svg:x2="15.187cm" svg:y2="9.173cm">
          <text:p/>
        </draw:line>
        <draw:line draw:name="Straight Connector 99" draw:style-name="gr51" draw:text-style-name="P7" draw:layer="layout" svg:x1="15.187cm" svg:y1="8.045cm" svg:x2="15.826cm" svg:y2="8.045cm">
          <text:p/>
        </draw:line>
        <draw:custom-shape draw:name="TextBox 100" draw:style-name="gr52" draw:text-style-name="P2" draw:layer="layout" svg:width="4.226cm" svg:height="1.394cm" svg:x="15.826cm" svg:y="7.341cm">
          <text:p text:style-name="P1"><text:span text:style-name="T35">e. The top and bottom vertical padding of the content are ident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3" draw:text-style-name="P2" draw:layer="layout" svg:width="23.088cm" svg:height="1.353cm" svg:x="1.27cm" svg:y="0.763cm">
          <text:p text:style-name="P28"><text:span text:style-name="T3">Path (Vertical)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 draw:text-style-name="P2" draw:layer="layout" svg:width="14.294cm" svg:height="1.013cm" svg:x="1.211cm" svg:y="16.722cm">
          <text:p text:style-name="P1"><text:span text:style-name="T25">Implementation Details on nex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7" presentation:class="page"/>
          <draw:frame draw:name="Notes Placeholder 2" presentation:style-name="pr4" draw:text-style-name="P2" draw:layer="layout" svg:width="0cm" svg:height="0cm" svg:x="0cm" svg:y="0cm" presentation:class="notes">
            <draw:text-box>
              <text:p/>
            </draw:text-box>
          </draw:frame>
          <draw:frame draw:name="Slide Number Placeholder 3" presentation:style-name="pr5" draw:text-style-name="P15" draw:layer="layout" svg:width="0cm" svg:height="0cm" svg:x="0cm" svg:y="0cm" presentation:class="page-number">
            <draw:text-box>
              <text:p text:style-name="P5"><text:span text:style-name="T18"><text:page-number>&lt;number&gt;</text:page-number></text:span></text:p>
            </draw:text-box>
          </draw:frame>
        </presentation:notes>
      </draw:page>
      <draw:page draw:name="page8" draw:style-name="dp1" draw:master-page-name="Title_20_and_20_Content" presentation:presentation-page-layout-name="AL2T11">
        <office:forms form:automatic-focus="false" form:apply-design-mode="false"/>
        <draw:custom-shape draw:name="Title 1" draw:style-name="gr53" draw:text-style-name="P2" draw:layer="layout" svg:width="23.088cm" svg:height="1.353cm" svg:x="1.27cm" svg:y="0.763cm">
          <text:p text:style-name="P28"><text:span text:style-name="T3">Path (Vertical) 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10.092cm" svg:height="1.013cm" svg:x="1.27cm" svg:y="2.489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2.502cm" svg:height="4.484cm" svg:x="1.27cm" svg:y="3.603cm">
          <text:list text:style-name="L4">
            <text:list-item>
              <text:p text:style-name="P19"><text:span text:style-name="T26">As the width of the category increases, the horizontal distance between the Path’s description nodes increase.</text:span></text:p>
            </text:list-item>
            <text:list-item>
              <text:p text:style-name="P19"><text:span text:style-name="T26">The width of the Path’s description nodes are consistent with the width of other description nodes.</text:span></text:p>
            </text:list-item>
            <text:list-item>
              <text:p text:style-name="P19"><text:span text:style-name="T26">Note that the arrow end-points of the bended arrow have a curva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custom-shape draw:name="Rectangle 23" draw:style-name="gr16" draw:text-style-name="P2" draw:layer="layout" svg:width="22.859cm" svg:height="11.427cm" svg:x="1.499cm" svg:y="2.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9" draw:layer="layout" svg:width="8.242cm" svg:height="1.943cm" svg:x="9.04cm" svg:y="5.61cm">
          <text:p text:style-name="P29"><text:span text:style-name="T36">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9" draw:layer="layout" svg:width="7.132cm" svg:height="1.52cm" svg:x="13.85cm" svg:y="8.799cm">
          <text:p text:style-name="P29"><text:span text:style-name="T36">The so-called reign of Terror was instituted to quash both internal and foreign forces of counter revolu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 draw:text-style-name="P9" draw:layer="layout" svg:width="8.333cm" svg:height="1.943cm" svg:x="16.025cm" svg:y="11.42cm">
          <text:p text:style-name="P29"><text:span text:style-name="T36">But once these internal and foreign threats were under control in the spring of 1794, Terror continued at the direction of the Committee of Public Saf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42" draw:text-style-name="P2" draw:layer="layout" svg:width="0.761cm" svg:height="0.909cm" svg:x="13.205cm" svg:y="8.163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24" draw:style-name="gr42" draw:text-style-name="P2" draw:layer="layout" svg:width="0.761cm" svg:height="0.909cm" svg:x="15.406cm" svg:y="10.795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Rectangle 47" draw:style-name="gr17" draw:text-style-name="P11" draw:layer="layout" svg:width="4.297cm" svg:height="1.507cm" svg:x="11.01cm" svg:y="3cm">
          <text:p text:style-name="P27"><text:span text:style-name="T33">Events Leading to French Revolu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22" draw:text-style-name="P7" draw:layer="layout" svg:x1="11.012cm" svg:y1="4.487cm" svg:x2="15.31cm" svg:y2="4.487cm">
          <text:p/>
        </draw:line>
        <draw:custom-shape draw:name="Down Arrow 54" draw:style-name="gr6" draw:text-style-name="P2" draw:layer="layout" svg:width="1.042cm" svg:height="0.905cm" svg:x="12.598cm" svg:y="4.37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4" draw:style-name="gr44" draw:text-style-name="P2" draw:layer="layout" svg:width="0.418cm" svg:height="0.462cm" svg:x="12.91cm" svg:y="4.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2" draw:layer="layout" svg:width="1.391cm" svg:height="0.126cm" svg:x="12.388cm" svg:y="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9" draw:layer="layout" svg:width="3.996cm" svg:height="0.674cm" svg:x="20.556cm" svg:y="1.931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3" draw:text-style-name="P2" draw:layer="layout" svg:width="23.088cm" svg:height="1.353cm" svg:x="1.27cm" svg:y="0.763cm">
          <text:p text:style-name="P28"><text:span text:style-name="T3">Path (Vertical) Bifur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1" draw:text-style-name="P9" draw:layer="layout" svg:width="7.132cm" svg:height="1.52cm" svg:x="5.383cm" svg:y="8.799cm">
          <text:p text:style-name="P8"><text:span text:style-name="T36">The so-called reign of Terror was instituted to quash both internal and foreign forces of counter revolution. </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1" draw:text-style-name="P9" draw:layer="layout" svg:width="8.562cm" svg:height="1.943cm" svg:x="1.778cm" svg:y="11.42cm">
          <text:p text:style-name="P8"><text:span text:style-name="T36">But once these internal and foreign threats were under control in the spring of 1794, Terror continued at the direction of the Committee of Public Safet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6" draw:style-name="gr42" draw:text-style-name="P2" draw:layer="layout" svg:width="0.761cm" svg:height="0.909cm" svg:x="12.397cm" svg:y="8.163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49" draw:style-name="gr42" draw:text-style-name="P2" draw:layer="layout" svg:width="0.761cm" svg:height="0.909cm" svg:x="10.196cm" svg:y="10.795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TextBox 53" draw:style-name="gr25" draw:text-style-name="P2" draw:layer="layout" svg:width="4.738cm" svg:height="1.773cm" svg:x="2.562cm" svg:y="4.241cm">
          <text:p text:style-name="P1"><text:span text:style-name="T23">a. Path prior to bifurcation is now horizontally centered with respect to its pa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26" draw:text-style-name="P7" draw:layer="layout" svg:width="1.738cm" svg:height="0.628cm" svg:x="7.301cm" svg:y="5.267cm">
          <text:p/>
          <draw:enhanced-geometry draw:mirror-horizontal="false" draw:mirror-vertical="false" svg:viewBox="0 0 21600 21600" draw:type="mso-spt32" draw:enhanced-path="M 0 0 L 21600 21600 N"/>
        </draw:custom-shape>
        <draw:custom-shape draw:name="TextBox 58" draw:style-name="gr25" draw:text-style-name="P2" draw:layer="layout" svg:width="4.738cm" svg:height="1.013cm" svg:x="2.562cm" svg:y="6.93cm">
          <text:p text:style-name="P1"><text:span text:style-name="T23">b. Nodes on the left are right text al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9" draw:style-name="gr26" draw:text-style-name="P7" draw:layer="layout" svg:width="0.358cm" svg:height="1.312cm" svg:x="5.882cm" svg:y="7.956cm">
          <text:p/>
          <draw:enhanced-geometry draw:mirror-horizontal="false" draw:mirror-vertical="false" svg:viewBox="0 0 21600 21600" draw:type="mso-spt32" draw:enhanced-path="M 0 0 L 21600 21600 N"/>
        </draw:custom-shape>
        <draw:custom-shape draw:name="Right Brace 66" draw:style-name="gr50" draw:text-style-name="P2" draw:layer="layout" svg:width="0.281cm" svg:height="1.226cm" draw:transform="rotate (-1.5707963267949) translate (15.316cm 10.55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70" draw:style-name="gr51" draw:text-style-name="P7" draw:layer="layout" svg:x1="11.607cm" svg:y1="10.832cm" svg:x2="14.715cm" svg:y2="10.832cm">
          <text:p/>
        </draw:line>
        <draw:custom-shape draw:name="TextBox 72" draw:style-name="gr52" draw:text-style-name="P2" draw:layer="layout" svg:width="4.226cm" svg:height="1.394cm" svg:x="11.092cm" svg:y="11.295cm">
          <text:p text:style-name="P1"><text:span text:style-name="T35">c. The distance from the margin of text to the arrow is consis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75" draw:style-name="gr50" draw:text-style-name="P2" draw:layer="layout" svg:width="0.281cm" svg:height="1.226cm" draw:transform="rotate (-1.5707963267949) translate (12.24cm 10.528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76" draw:style-name="gr51" draw:text-style-name="P7" draw:layer="layout" svg:x1="13.204cm" svg:y1="10.832cm" svg:x2="13.204cm" svg:y2="11.304cm">
          <text:p/>
        </draw:line>
        <draw:custom-shape draw:name="TextBox 33"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0cm" svg:height="0cm" svg:x="0cm" svg:y="0cm" draw:page-number="9" presentation:class="page"/>
          <draw:frame draw:name="Notes Placeholder 2" presentation:style-name="pr4" draw:text-style-name="P2" draw:layer="layout" svg:width="0cm" svg:height="0cm" svg:x="0cm" svg:y="0cm" presentation:class="notes">
            <draw:text-box>
              <text:p/>
            </draw:text-box>
          </draw:frame>
          <draw:frame draw:name="Slide Number Placeholder 3" presentation:style-name="pr5" draw:text-style-name="P15" draw:layer="layout" svg:width="0cm" svg:height="0cm" svg:x="0cm" svg:y="0cm" presentation:class="page-number">
            <draw:text-box>
              <text:p text:style-name="P5"><text:span text:style-name="T18"><text:page-number>&lt;number&gt;</text:page-number></text:span></text:p>
            </draw:text-box>
          </draw:frame>
        </presentation:notes>
      </draw:page>
      <draw:page draw:name="page10" draw:style-name="dp1" draw:master-page-name="Title_20_and_20_Content" presentation:presentation-page-layout-name="AL2T11">
        <office:forms form:automatic-focus="false" form:apply-design-mode="false"/>
        <draw:custom-shape draw:name="Rectangle 194" draw:style-name="gr16" draw:text-style-name="P2" draw:layer="layout" svg:width="22.859cm" svg:height="7.786cm" svg:x="1.499cm" svg:y="2.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7" draw:style-name="gr1" draw:text-style-name="P9" draw:layer="layout" svg:width="3.996cm" svg:height="0.674cm" svg:x="20.556cm" svg:y="1.931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8" draw:style-name="gr54" draw:text-style-name="P2" draw:layer="layout" svg:width="0.489cm" svg:height="0.489cm" draw:transform="rotate (1.5707963267949) translate (16.599cm 6.623cm)">
          <text:p/>
          <draw:enhanced-geometry draw:mirror-horizontal="false" draw:mirror-vertical="false" draw:text-areas="0 0 ?f188 ?f189" svg:viewBox="0 0 0 0" draw:type="ooxml-non-primitive" draw:enhanced-path="M 0 4765 L 120696 66684 232799 0 116831 210818 0 4765 Z N">
            <draw:equation draw:name="f0" draw:formula="0*logwidth/220892"/>
            <draw:equation draw:name="f1" draw:formula="673941*logheight/868021"/>
            <draw:equation draw:name="f2" draw:formula="51639*logwidth/220892"/>
            <draw:equation draw:name="f3" draw:formula="673941*logheight/868021"/>
            <draw:equation draw:name="f4" draw:formula="51639*logwidth/220892"/>
            <draw:equation draw:name="f5" draw:formula="0*logheight/868021"/>
            <draw:equation draw:name="f6" draw:formula="169253*logwidth/220892"/>
            <draw:equation draw:name="f7" draw:formula="0*logheight/868021"/>
            <draw:equation draw:name="f8" draw:formula="169253*logwidth/220892"/>
            <draw:equation draw:name="f9" draw:formula="673941*logheight/868021"/>
            <draw:equation draw:name="f10" draw:formula="220892*logwidth/220892"/>
            <draw:equation draw:name="f11" draw:formula="673941*logheight/868021"/>
            <draw:equation draw:name="f12" draw:formula="110446*logwidth/220892"/>
            <draw:equation draw:name="f13" draw:formula="868021*logheight/868021"/>
            <draw:equation draw:name="f14" draw:formula="0*logwidth/220892"/>
            <draw:equation draw:name="f15" draw:formula="673941*logheight/868021"/>
            <draw:equation draw:name="f16" draw:formula="0*logwidth/220892"/>
            <draw:equation draw:name="f17" draw:formula="673941*logheight/868021"/>
            <draw:equation draw:name="f18" draw:formula="51639*logwidth/220892"/>
            <draw:equation draw:name="f19" draw:formula="673941*logheight/868021"/>
            <draw:equation draw:name="f20" draw:formula="51639*logwidth/220892"/>
            <draw:equation draw:name="f21" draw:formula="0*logheight/868021"/>
            <draw:equation draw:name="f22" draw:formula="169253*logwidth/220892"/>
            <draw:equation draw:name="f23" draw:formula="0*logheight/868021"/>
            <draw:equation draw:name="f24" draw:formula="166872*logwidth/220892"/>
            <draw:equation draw:name="f25" draw:formula="712044*logheight/868021"/>
            <draw:equation draw:name="f26" draw:formula="220892*logwidth/220892"/>
            <draw:equation draw:name="f27" draw:formula="673941*logheight/868021"/>
            <draw:equation draw:name="f28" draw:formula="110446*logwidth/220892"/>
            <draw:equation draw:name="f29" draw:formula="868021*logheight/868021"/>
            <draw:equation draw:name="f30" draw:formula="0*logwidth/220892"/>
            <draw:equation draw:name="f31" draw:formula="673941*logheight/868021"/>
            <draw:equation draw:name="f32" draw:formula="0*logwidth/220892"/>
            <draw:equation draw:name="f33" draw:formula="673941*logheight/868021"/>
            <draw:equation draw:name="f34" draw:formula="51639*logwidth/220892"/>
            <draw:equation draw:name="f35" draw:formula="712044*logheight/868021"/>
            <draw:equation draw:name="f36" draw:formula="51639*logwidth/220892"/>
            <draw:equation draw:name="f37" draw:formula="0*logheight/868021"/>
            <draw:equation draw:name="f38" draw:formula="169253*logwidth/220892"/>
            <draw:equation draw:name="f39" draw:formula="0*logheight/868021"/>
            <draw:equation draw:name="f40" draw:formula="166872*logwidth/220892"/>
            <draw:equation draw:name="f41" draw:formula="712044*logheight/868021"/>
            <draw:equation draw:name="f42" draw:formula="220892*logwidth/220892"/>
            <draw:equation draw:name="f43" draw:formula="673941*logheight/868021"/>
            <draw:equation draw:name="f44" draw:formula="110446*logwidth/220892"/>
            <draw:equation draw:name="f45" draw:formula="868021*logheight/868021"/>
            <draw:equation draw:name="f46" draw:formula="0*logwidth/220892"/>
            <draw:equation draw:name="f47" draw:formula="673941*logheight/868021"/>
            <draw:equation draw:name="f48" draw:formula="0*logwidth/220892"/>
            <draw:equation draw:name="f49" draw:formula="673941*logheight/868021"/>
            <draw:equation draw:name="f50" draw:formula="84976*logwidth/220892"/>
            <draw:equation draw:name="f51" draw:formula="709666*logheight/868021"/>
            <draw:equation draw:name="f52" draw:formula="51639*logwidth/220892"/>
            <draw:equation draw:name="f53" draw:formula="0*logheight/868021"/>
            <draw:equation draw:name="f54" draw:formula="169253*logwidth/220892"/>
            <draw:equation draw:name="f55" draw:formula="0*logheight/868021"/>
            <draw:equation draw:name="f56" draw:formula="166872*logwidth/220892"/>
            <draw:equation draw:name="f57" draw:formula="712044*logheight/868021"/>
            <draw:equation draw:name="f58" draw:formula="220892*logwidth/220892"/>
            <draw:equation draw:name="f59" draw:formula="673941*logheight/868021"/>
            <draw:equation draw:name="f60" draw:formula="110446*logwidth/220892"/>
            <draw:equation draw:name="f61" draw:formula="868021*logheight/868021"/>
            <draw:equation draw:name="f62" draw:formula="0*logwidth/220892"/>
            <draw:equation draw:name="f63" draw:formula="673941*logheight/868021"/>
            <draw:equation draw:name="f64" draw:formula="0*logwidth/220892"/>
            <draw:equation draw:name="f65" draw:formula="673941*logheight/868021"/>
            <draw:equation draw:name="f66" draw:formula="84976*logwidth/220892"/>
            <draw:equation draw:name="f67" draw:formula="709666*logheight/868021"/>
            <draw:equation draw:name="f68" draw:formula="51639*logwidth/220892"/>
            <draw:equation draw:name="f69" draw:formula="0*logheight/868021"/>
            <draw:equation draw:name="f70" draw:formula="169253*logwidth/220892"/>
            <draw:equation draw:name="f71" draw:formula="0*logheight/868021"/>
            <draw:equation draw:name="f72" draw:formula="126391*logwidth/220892"/>
            <draw:equation draw:name="f73" draw:formula="714428*logheight/868021"/>
            <draw:equation draw:name="f74" draw:formula="220892*logwidth/220892"/>
            <draw:equation draw:name="f75" draw:formula="673941*logheight/868021"/>
            <draw:equation draw:name="f76" draw:formula="110446*logwidth/220892"/>
            <draw:equation draw:name="f77" draw:formula="868021*logheight/868021"/>
            <draw:equation draw:name="f78" draw:formula="0*logwidth/220892"/>
            <draw:equation draw:name="f79" draw:formula="673941*logheight/868021"/>
            <draw:equation draw:name="f80" draw:formula="0*logwidth/220892"/>
            <draw:equation draw:name="f81" draw:formula="673941*logheight/868021"/>
            <draw:equation draw:name="f82" draw:formula="84976*logwidth/220892"/>
            <draw:equation draw:name="f83" draw:formula="709666*logheight/868021"/>
            <draw:equation draw:name="f84" draw:formula="51639*logwidth/220892"/>
            <draw:equation draw:name="f85" draw:formula="0*logheight/868021"/>
            <draw:equation draw:name="f86" draw:formula="169253*logwidth/220892"/>
            <draw:equation draw:name="f87" draw:formula="0*logheight/868021"/>
            <draw:equation draw:name="f88" draw:formula="159728*logwidth/220892"/>
            <draw:equation draw:name="f89" draw:formula="702525*logheight/868021"/>
            <draw:equation draw:name="f90" draw:formula="220892*logwidth/220892"/>
            <draw:equation draw:name="f91" draw:formula="673941*logheight/868021"/>
            <draw:equation draw:name="f92" draw:formula="110446*logwidth/220892"/>
            <draw:equation draw:name="f93" draw:formula="868021*logheight/868021"/>
            <draw:equation draw:name="f94" draw:formula="0*logwidth/220892"/>
            <draw:equation draw:name="f95" draw:formula="673941*logheight/868021"/>
            <draw:equation draw:name="f96" draw:formula="0*logwidth/220892"/>
            <draw:equation draw:name="f97" draw:formula="673941*logheight/868021"/>
            <draw:equation draw:name="f98" draw:formula="63545*logwidth/220892"/>
            <draw:equation draw:name="f99" draw:formula="707287*logheight/868021"/>
            <draw:equation draw:name="f100" draw:formula="51639*logwidth/220892"/>
            <draw:equation draw:name="f101" draw:formula="0*logheight/868021"/>
            <draw:equation draw:name="f102" draw:formula="169253*logwidth/220892"/>
            <draw:equation draw:name="f103" draw:formula="0*logheight/868021"/>
            <draw:equation draw:name="f104" draw:formula="159728*logwidth/220892"/>
            <draw:equation draw:name="f105" draw:formula="702525*logheight/868021"/>
            <draw:equation draw:name="f106" draw:formula="220892*logwidth/220892"/>
            <draw:equation draw:name="f107" draw:formula="673941*logheight/868021"/>
            <draw:equation draw:name="f108" draw:formula="110446*logwidth/220892"/>
            <draw:equation draw:name="f109" draw:formula="868021*logheight/868021"/>
            <draw:equation draw:name="f110" draw:formula="0*logwidth/220892"/>
            <draw:equation draw:name="f111" draw:formula="673941*logheight/868021"/>
            <draw:equation draw:name="f112" draw:formula="0*logwidth/220892"/>
            <draw:equation draw:name="f113" draw:formula="673941*logheight/868021"/>
            <draw:equation draw:name="f114" draw:formula="63545*logwidth/220892"/>
            <draw:equation draw:name="f115" draw:formula="707287*logheight/868021"/>
            <draw:equation draw:name="f116" draw:formula="169253*logwidth/220892"/>
            <draw:equation draw:name="f117" draw:formula="0*logheight/868021"/>
            <draw:equation draw:name="f118" draw:formula="159728*logwidth/220892"/>
            <draw:equation draw:name="f119" draw:formula="702525*logheight/868021"/>
            <draw:equation draw:name="f120" draw:formula="220892*logwidth/220892"/>
            <draw:equation draw:name="f121" draw:formula="673941*logheight/868021"/>
            <draw:equation draw:name="f122" draw:formula="110446*logwidth/220892"/>
            <draw:equation draw:name="f123" draw:formula="868021*logheight/868021"/>
            <draw:equation draw:name="f124" draw:formula="0*logwidth/220892"/>
            <draw:equation draw:name="f125" draw:formula="673941*logheight/868021"/>
            <draw:equation draw:name="f126" draw:formula="0*logwidth/220892"/>
            <draw:equation draw:name="f127" draw:formula="0*logheight/194080"/>
            <draw:equation draw:name="f128" draw:formula="63545*logwidth/220892"/>
            <draw:equation draw:name="f129" draw:formula="33346*logheight/194080"/>
            <draw:equation draw:name="f130" draw:formula="159728*logwidth/220892"/>
            <draw:equation draw:name="f131" draw:formula="28584*logheight/194080"/>
            <draw:equation draw:name="f132" draw:formula="220892*logwidth/220892"/>
            <draw:equation draw:name="f133" draw:formula="0*logheight/194080"/>
            <draw:equation draw:name="f134" draw:formula="110446*logwidth/220892"/>
            <draw:equation draw:name="f135" draw:formula="194080*logheight/194080"/>
            <draw:equation draw:name="f136" draw:formula="0*logwidth/220892"/>
            <draw:equation draw:name="f137" draw:formula="0*logheight/194080"/>
            <draw:equation draw:name="f138" draw:formula="0*logwidth/220892"/>
            <draw:equation draw:name="f139" draw:formula="0*logheight/194080"/>
            <draw:equation draw:name="f140" draw:formula="63545*logwidth/220892"/>
            <draw:equation draw:name="f141" draw:formula="33346*logheight/194080"/>
            <draw:equation draw:name="f142" draw:formula="220892*logwidth/220892"/>
            <draw:equation draw:name="f143" draw:formula="0*logheight/194080"/>
            <draw:equation draw:name="f144" draw:formula="110446*logwidth/220892"/>
            <draw:equation draw:name="f145" draw:formula="194080*logheight/194080"/>
            <draw:equation draw:name="f146" draw:formula="0*logwidth/220892"/>
            <draw:equation draw:name="f147" draw:formula="0*logheight/194080"/>
            <draw:equation draw:name="f148" draw:formula="0*logwidth/220892"/>
            <draw:equation draw:name="f149" draw:formula="0*logheight/194080"/>
            <draw:equation draw:name="f150" draw:formula="111170*logwidth/220892"/>
            <draw:equation draw:name="f151" draw:formula="35728*logheight/194080"/>
            <draw:equation draw:name="f152" draw:formula="220892*logwidth/220892"/>
            <draw:equation draw:name="f153" draw:formula="0*logheight/194080"/>
            <draw:equation draw:name="f154" draw:formula="110446*logwidth/220892"/>
            <draw:equation draw:name="f155" draw:formula="194080*logheight/194080"/>
            <draw:equation draw:name="f156" draw:formula="0*logwidth/220892"/>
            <draw:equation draw:name="f157" draw:formula="0*logheight/194080"/>
            <draw:equation draw:name="f158" draw:formula="0*logwidth/223273"/>
            <draw:equation draw:name="f159" draw:formula="30956*logheight/225036"/>
            <draw:equation draw:name="f160" draw:formula="111170*logwidth/223273"/>
            <draw:equation draw:name="f161" draw:formula="66684*logheight/225036"/>
            <draw:equation draw:name="f162" draw:formula="223273*logwidth/223273"/>
            <draw:equation draw:name="f163" draw:formula="0*logheight/225036"/>
            <draw:equation draw:name="f164" draw:formula="110446*logwidth/223273"/>
            <draw:equation draw:name="f165" draw:formula="225036*logheight/225036"/>
            <draw:equation draw:name="f166" draw:formula="0*logwidth/223273"/>
            <draw:equation draw:name="f167" draw:formula="30956*logheight/225036"/>
            <draw:equation draw:name="f168" draw:formula="0*logwidth/232799"/>
            <draw:equation draw:name="f169" draw:formula="4765*logheight/225036"/>
            <draw:equation draw:name="f170" draw:formula="120696*logwidth/232799"/>
            <draw:equation draw:name="f171" draw:formula="66684*logheight/225036"/>
            <draw:equation draw:name="f172" draw:formula="232799*logwidth/232799"/>
            <draw:equation draw:name="f173" draw:formula="0*logheight/225036"/>
            <draw:equation draw:name="f174" draw:formula="119972*logwidth/232799"/>
            <draw:equation draw:name="f175" draw:formula="225036*logheight/225036"/>
            <draw:equation draw:name="f176" draw:formula="0*logwidth/232799"/>
            <draw:equation draw:name="f177" draw:formula="4765*logheight/225036"/>
            <draw:equation draw:name="f178" draw:formula="0*logwidth/232799"/>
            <draw:equation draw:name="f179" draw:formula="4765*logheight/210818"/>
            <draw:equation draw:name="f180" draw:formula="120696*logwidth/232799"/>
            <draw:equation draw:name="f181" draw:formula="66684*logheight/210818"/>
            <draw:equation draw:name="f182" draw:formula="232799*logwidth/232799"/>
            <draw:equation draw:name="f183" draw:formula="0*logheight/210818"/>
            <draw:equation draw:name="f184" draw:formula="116831*logwidth/232799"/>
            <draw:equation draw:name="f185" draw:formula="210818*logheight/210818"/>
            <draw:equation draw:name="f186" draw:formula="0*logwidth/232799"/>
            <draw:equation draw:name="f187" draw:formula="4765*logheight/210818"/>
            <draw:equation draw:name="f188" draw:formula="logwidth"/>
            <draw:equation draw:name="f189" draw:formula="logheight"/>
          </draw:enhanced-geometry>
        </draw:custom-shape>
        <draw:custom-shape draw:name="Rectangle 163" draw:style-name="gr55" draw:text-style-name="P2" draw:layer="layout" svg:width="16.001cm" svg:height="0.05cm" svg:x="4.154cm" svg:y="6.34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8" draw:style-name="gr54" draw:text-style-name="P2" draw:layer="layout" svg:width="0.489cm" svg:height="0.456cm" draw:transform="rotate (1.5707963267949) translate (10.068cm 6.623cm)">
          <text:p/>
          <draw:enhanced-geometry draw:mirror-horizontal="false" draw:mirror-vertical="false" draw:text-areas="0 0 ?f188 ?f189" svg:viewBox="0 0 0 0" draw:type="ooxml-non-primitive" draw:enhanced-path="M 0 4765 L 120696 66684 232799 0 116831 210818 0 4765 Z N">
            <draw:equation draw:name="f0" draw:formula="0*logwidth/220892"/>
            <draw:equation draw:name="f1" draw:formula="673941*logheight/868021"/>
            <draw:equation draw:name="f2" draw:formula="51639*logwidth/220892"/>
            <draw:equation draw:name="f3" draw:formula="673941*logheight/868021"/>
            <draw:equation draw:name="f4" draw:formula="51639*logwidth/220892"/>
            <draw:equation draw:name="f5" draw:formula="0*logheight/868021"/>
            <draw:equation draw:name="f6" draw:formula="169253*logwidth/220892"/>
            <draw:equation draw:name="f7" draw:formula="0*logheight/868021"/>
            <draw:equation draw:name="f8" draw:formula="169253*logwidth/220892"/>
            <draw:equation draw:name="f9" draw:formula="673941*logheight/868021"/>
            <draw:equation draw:name="f10" draw:formula="220892*logwidth/220892"/>
            <draw:equation draw:name="f11" draw:formula="673941*logheight/868021"/>
            <draw:equation draw:name="f12" draw:formula="110446*logwidth/220892"/>
            <draw:equation draw:name="f13" draw:formula="868021*logheight/868021"/>
            <draw:equation draw:name="f14" draw:formula="0*logwidth/220892"/>
            <draw:equation draw:name="f15" draw:formula="673941*logheight/868021"/>
            <draw:equation draw:name="f16" draw:formula="0*logwidth/220892"/>
            <draw:equation draw:name="f17" draw:formula="673941*logheight/868021"/>
            <draw:equation draw:name="f18" draw:formula="51639*logwidth/220892"/>
            <draw:equation draw:name="f19" draw:formula="673941*logheight/868021"/>
            <draw:equation draw:name="f20" draw:formula="51639*logwidth/220892"/>
            <draw:equation draw:name="f21" draw:formula="0*logheight/868021"/>
            <draw:equation draw:name="f22" draw:formula="169253*logwidth/220892"/>
            <draw:equation draw:name="f23" draw:formula="0*logheight/868021"/>
            <draw:equation draw:name="f24" draw:formula="166872*logwidth/220892"/>
            <draw:equation draw:name="f25" draw:formula="712044*logheight/868021"/>
            <draw:equation draw:name="f26" draw:formula="220892*logwidth/220892"/>
            <draw:equation draw:name="f27" draw:formula="673941*logheight/868021"/>
            <draw:equation draw:name="f28" draw:formula="110446*logwidth/220892"/>
            <draw:equation draw:name="f29" draw:formula="868021*logheight/868021"/>
            <draw:equation draw:name="f30" draw:formula="0*logwidth/220892"/>
            <draw:equation draw:name="f31" draw:formula="673941*logheight/868021"/>
            <draw:equation draw:name="f32" draw:formula="0*logwidth/220892"/>
            <draw:equation draw:name="f33" draw:formula="673941*logheight/868021"/>
            <draw:equation draw:name="f34" draw:formula="51639*logwidth/220892"/>
            <draw:equation draw:name="f35" draw:formula="712044*logheight/868021"/>
            <draw:equation draw:name="f36" draw:formula="51639*logwidth/220892"/>
            <draw:equation draw:name="f37" draw:formula="0*logheight/868021"/>
            <draw:equation draw:name="f38" draw:formula="169253*logwidth/220892"/>
            <draw:equation draw:name="f39" draw:formula="0*logheight/868021"/>
            <draw:equation draw:name="f40" draw:formula="166872*logwidth/220892"/>
            <draw:equation draw:name="f41" draw:formula="712044*logheight/868021"/>
            <draw:equation draw:name="f42" draw:formula="220892*logwidth/220892"/>
            <draw:equation draw:name="f43" draw:formula="673941*logheight/868021"/>
            <draw:equation draw:name="f44" draw:formula="110446*logwidth/220892"/>
            <draw:equation draw:name="f45" draw:formula="868021*logheight/868021"/>
            <draw:equation draw:name="f46" draw:formula="0*logwidth/220892"/>
            <draw:equation draw:name="f47" draw:formula="673941*logheight/868021"/>
            <draw:equation draw:name="f48" draw:formula="0*logwidth/220892"/>
            <draw:equation draw:name="f49" draw:formula="673941*logheight/868021"/>
            <draw:equation draw:name="f50" draw:formula="84976*logwidth/220892"/>
            <draw:equation draw:name="f51" draw:formula="709666*logheight/868021"/>
            <draw:equation draw:name="f52" draw:formula="51639*logwidth/220892"/>
            <draw:equation draw:name="f53" draw:formula="0*logheight/868021"/>
            <draw:equation draw:name="f54" draw:formula="169253*logwidth/220892"/>
            <draw:equation draw:name="f55" draw:formula="0*logheight/868021"/>
            <draw:equation draw:name="f56" draw:formula="166872*logwidth/220892"/>
            <draw:equation draw:name="f57" draw:formula="712044*logheight/868021"/>
            <draw:equation draw:name="f58" draw:formula="220892*logwidth/220892"/>
            <draw:equation draw:name="f59" draw:formula="673941*logheight/868021"/>
            <draw:equation draw:name="f60" draw:formula="110446*logwidth/220892"/>
            <draw:equation draw:name="f61" draw:formula="868021*logheight/868021"/>
            <draw:equation draw:name="f62" draw:formula="0*logwidth/220892"/>
            <draw:equation draw:name="f63" draw:formula="673941*logheight/868021"/>
            <draw:equation draw:name="f64" draw:formula="0*logwidth/220892"/>
            <draw:equation draw:name="f65" draw:formula="673941*logheight/868021"/>
            <draw:equation draw:name="f66" draw:formula="84976*logwidth/220892"/>
            <draw:equation draw:name="f67" draw:formula="709666*logheight/868021"/>
            <draw:equation draw:name="f68" draw:formula="51639*logwidth/220892"/>
            <draw:equation draw:name="f69" draw:formula="0*logheight/868021"/>
            <draw:equation draw:name="f70" draw:formula="169253*logwidth/220892"/>
            <draw:equation draw:name="f71" draw:formula="0*logheight/868021"/>
            <draw:equation draw:name="f72" draw:formula="126391*logwidth/220892"/>
            <draw:equation draw:name="f73" draw:formula="714428*logheight/868021"/>
            <draw:equation draw:name="f74" draw:formula="220892*logwidth/220892"/>
            <draw:equation draw:name="f75" draw:formula="673941*logheight/868021"/>
            <draw:equation draw:name="f76" draw:formula="110446*logwidth/220892"/>
            <draw:equation draw:name="f77" draw:formula="868021*logheight/868021"/>
            <draw:equation draw:name="f78" draw:formula="0*logwidth/220892"/>
            <draw:equation draw:name="f79" draw:formula="673941*logheight/868021"/>
            <draw:equation draw:name="f80" draw:formula="0*logwidth/220892"/>
            <draw:equation draw:name="f81" draw:formula="673941*logheight/868021"/>
            <draw:equation draw:name="f82" draw:formula="84976*logwidth/220892"/>
            <draw:equation draw:name="f83" draw:formula="709666*logheight/868021"/>
            <draw:equation draw:name="f84" draw:formula="51639*logwidth/220892"/>
            <draw:equation draw:name="f85" draw:formula="0*logheight/868021"/>
            <draw:equation draw:name="f86" draw:formula="169253*logwidth/220892"/>
            <draw:equation draw:name="f87" draw:formula="0*logheight/868021"/>
            <draw:equation draw:name="f88" draw:formula="159728*logwidth/220892"/>
            <draw:equation draw:name="f89" draw:formula="702525*logheight/868021"/>
            <draw:equation draw:name="f90" draw:formula="220892*logwidth/220892"/>
            <draw:equation draw:name="f91" draw:formula="673941*logheight/868021"/>
            <draw:equation draw:name="f92" draw:formula="110446*logwidth/220892"/>
            <draw:equation draw:name="f93" draw:formula="868021*logheight/868021"/>
            <draw:equation draw:name="f94" draw:formula="0*logwidth/220892"/>
            <draw:equation draw:name="f95" draw:formula="673941*logheight/868021"/>
            <draw:equation draw:name="f96" draw:formula="0*logwidth/220892"/>
            <draw:equation draw:name="f97" draw:formula="673941*logheight/868021"/>
            <draw:equation draw:name="f98" draw:formula="63545*logwidth/220892"/>
            <draw:equation draw:name="f99" draw:formula="707287*logheight/868021"/>
            <draw:equation draw:name="f100" draw:formula="51639*logwidth/220892"/>
            <draw:equation draw:name="f101" draw:formula="0*logheight/868021"/>
            <draw:equation draw:name="f102" draw:formula="169253*logwidth/220892"/>
            <draw:equation draw:name="f103" draw:formula="0*logheight/868021"/>
            <draw:equation draw:name="f104" draw:formula="159728*logwidth/220892"/>
            <draw:equation draw:name="f105" draw:formula="702525*logheight/868021"/>
            <draw:equation draw:name="f106" draw:formula="220892*logwidth/220892"/>
            <draw:equation draw:name="f107" draw:formula="673941*logheight/868021"/>
            <draw:equation draw:name="f108" draw:formula="110446*logwidth/220892"/>
            <draw:equation draw:name="f109" draw:formula="868021*logheight/868021"/>
            <draw:equation draw:name="f110" draw:formula="0*logwidth/220892"/>
            <draw:equation draw:name="f111" draw:formula="673941*logheight/868021"/>
            <draw:equation draw:name="f112" draw:formula="0*logwidth/220892"/>
            <draw:equation draw:name="f113" draw:formula="673941*logheight/868021"/>
            <draw:equation draw:name="f114" draw:formula="63545*logwidth/220892"/>
            <draw:equation draw:name="f115" draw:formula="707287*logheight/868021"/>
            <draw:equation draw:name="f116" draw:formula="169253*logwidth/220892"/>
            <draw:equation draw:name="f117" draw:formula="0*logheight/868021"/>
            <draw:equation draw:name="f118" draw:formula="159728*logwidth/220892"/>
            <draw:equation draw:name="f119" draw:formula="702525*logheight/868021"/>
            <draw:equation draw:name="f120" draw:formula="220892*logwidth/220892"/>
            <draw:equation draw:name="f121" draw:formula="673941*logheight/868021"/>
            <draw:equation draw:name="f122" draw:formula="110446*logwidth/220892"/>
            <draw:equation draw:name="f123" draw:formula="868021*logheight/868021"/>
            <draw:equation draw:name="f124" draw:formula="0*logwidth/220892"/>
            <draw:equation draw:name="f125" draw:formula="673941*logheight/868021"/>
            <draw:equation draw:name="f126" draw:formula="0*logwidth/220892"/>
            <draw:equation draw:name="f127" draw:formula="0*logheight/194080"/>
            <draw:equation draw:name="f128" draw:formula="63545*logwidth/220892"/>
            <draw:equation draw:name="f129" draw:formula="33346*logheight/194080"/>
            <draw:equation draw:name="f130" draw:formula="159728*logwidth/220892"/>
            <draw:equation draw:name="f131" draw:formula="28584*logheight/194080"/>
            <draw:equation draw:name="f132" draw:formula="220892*logwidth/220892"/>
            <draw:equation draw:name="f133" draw:formula="0*logheight/194080"/>
            <draw:equation draw:name="f134" draw:formula="110446*logwidth/220892"/>
            <draw:equation draw:name="f135" draw:formula="194080*logheight/194080"/>
            <draw:equation draw:name="f136" draw:formula="0*logwidth/220892"/>
            <draw:equation draw:name="f137" draw:formula="0*logheight/194080"/>
            <draw:equation draw:name="f138" draw:formula="0*logwidth/220892"/>
            <draw:equation draw:name="f139" draw:formula="0*logheight/194080"/>
            <draw:equation draw:name="f140" draw:formula="63545*logwidth/220892"/>
            <draw:equation draw:name="f141" draw:formula="33346*logheight/194080"/>
            <draw:equation draw:name="f142" draw:formula="220892*logwidth/220892"/>
            <draw:equation draw:name="f143" draw:formula="0*logheight/194080"/>
            <draw:equation draw:name="f144" draw:formula="110446*logwidth/220892"/>
            <draw:equation draw:name="f145" draw:formula="194080*logheight/194080"/>
            <draw:equation draw:name="f146" draw:formula="0*logwidth/220892"/>
            <draw:equation draw:name="f147" draw:formula="0*logheight/194080"/>
            <draw:equation draw:name="f148" draw:formula="0*logwidth/220892"/>
            <draw:equation draw:name="f149" draw:formula="0*logheight/194080"/>
            <draw:equation draw:name="f150" draw:formula="111170*logwidth/220892"/>
            <draw:equation draw:name="f151" draw:formula="35728*logheight/194080"/>
            <draw:equation draw:name="f152" draw:formula="220892*logwidth/220892"/>
            <draw:equation draw:name="f153" draw:formula="0*logheight/194080"/>
            <draw:equation draw:name="f154" draw:formula="110446*logwidth/220892"/>
            <draw:equation draw:name="f155" draw:formula="194080*logheight/194080"/>
            <draw:equation draw:name="f156" draw:formula="0*logwidth/220892"/>
            <draw:equation draw:name="f157" draw:formula="0*logheight/194080"/>
            <draw:equation draw:name="f158" draw:formula="0*logwidth/223273"/>
            <draw:equation draw:name="f159" draw:formula="30956*logheight/225036"/>
            <draw:equation draw:name="f160" draw:formula="111170*logwidth/223273"/>
            <draw:equation draw:name="f161" draw:formula="66684*logheight/225036"/>
            <draw:equation draw:name="f162" draw:formula="223273*logwidth/223273"/>
            <draw:equation draw:name="f163" draw:formula="0*logheight/225036"/>
            <draw:equation draw:name="f164" draw:formula="110446*logwidth/223273"/>
            <draw:equation draw:name="f165" draw:formula="225036*logheight/225036"/>
            <draw:equation draw:name="f166" draw:formula="0*logwidth/223273"/>
            <draw:equation draw:name="f167" draw:formula="30956*logheight/225036"/>
            <draw:equation draw:name="f168" draw:formula="0*logwidth/232799"/>
            <draw:equation draw:name="f169" draw:formula="4765*logheight/225036"/>
            <draw:equation draw:name="f170" draw:formula="120696*logwidth/232799"/>
            <draw:equation draw:name="f171" draw:formula="66684*logheight/225036"/>
            <draw:equation draw:name="f172" draw:formula="232799*logwidth/232799"/>
            <draw:equation draw:name="f173" draw:formula="0*logheight/225036"/>
            <draw:equation draw:name="f174" draw:formula="119972*logwidth/232799"/>
            <draw:equation draw:name="f175" draw:formula="225036*logheight/225036"/>
            <draw:equation draw:name="f176" draw:formula="0*logwidth/232799"/>
            <draw:equation draw:name="f177" draw:formula="4765*logheight/225036"/>
            <draw:equation draw:name="f178" draw:formula="0*logwidth/232799"/>
            <draw:equation draw:name="f179" draw:formula="4765*logheight/210818"/>
            <draw:equation draw:name="f180" draw:formula="120696*logwidth/232799"/>
            <draw:equation draw:name="f181" draw:formula="66684*logheight/210818"/>
            <draw:equation draw:name="f182" draw:formula="232799*logwidth/232799"/>
            <draw:equation draw:name="f183" draw:formula="0*logheight/210818"/>
            <draw:equation draw:name="f184" draw:formula="116831*logwidth/232799"/>
            <draw:equation draw:name="f185" draw:formula="210818*logheight/210818"/>
            <draw:equation draw:name="f186" draw:formula="0*logwidth/232799"/>
            <draw:equation draw:name="f187" draw:formula="4765*logheight/210818"/>
            <draw:equation draw:name="f188" draw:formula="logwidth"/>
            <draw:equation draw:name="f189" draw:formula="logheight"/>
          </draw:enhanced-geometry>
        </draw:custom-shape>
        <draw:custom-shape draw:name="Rectangle 30" draw:style-name="gr17" draw:text-style-name="P2" draw:layer="layout" svg:width="4.349cm" svg:height="1.507cm" svg:x="3.532cm" svg:y="5.593cm">
          <text:p text:style-name="P1"><text:span text:style-name="T6">The beginning</text:span></text:p>
          <text:p text:style-name="P1"><text:span text:style-name="T6">of the battl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gr56" draw:text-style-name="P7" draw:layer="layout" svg:x1="3.525cm" svg:y1="7.103cm" svg:x2="7.875cm" svg:y2="7.106cm">
          <text:p/>
        </draw:line>
        <draw:g draw:name="Group 280">
          <draw:custom-shape draw:name="Rectangle 33" draw:style-name="gr17" draw:text-style-name="P2" draw:layer="layout" svg:width="4.349cm" svg:height="1.507cm" svg:x="10.39cm" svg:y="5.63cm">
            <text:p><text:span text:style-name="T6">The middle </text:span></text:p>
            <text:p><text:span text:style-name="T6">of the battl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56" draw:text-style-name="P7" draw:layer="layout" svg:x1="10.383cm" svg:y1="7.174cm" svg:x2="14.733cm" svg:y2="7.177cm">
            <text:p/>
          </draw:line>
        </draw:g>
        <draw:g draw:name="Group 36">
          <draw:custom-shape draw:name="Rectangle 37" draw:style-name="gr17" draw:text-style-name="P2" draw:layer="layout" svg:width="4.349cm" svg:height="1.507cm" svg:x="16.968cm" svg:y="5.664cm">
            <text:p><text:span text:style-name="T6">Before the end of the battl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gr56" draw:text-style-name="P7" draw:layer="layout" svg:x1="16.961cm" svg:y1="7.171cm" svg:x2="21.311cm" svg:y2="7.174cm">
            <text:p/>
          </draw:line>
        </draw:g>
        <draw:custom-shape draw:name="Elbow Connector 43" draw:style-name="gr18" draw:text-style-name="P7" draw:layer="layout" svg:width="1.65cm" svg:height="6.857cm" draw:transform="rotate (-1.5707963267949) translate (12.561cm 3.95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traight Arrow Connector 44" draw:style-name="gr8" draw:text-style-name="P7" draw:layer="layout" svg:width="0.001cm" svg:height="0.882cm" svg:x="12.568cm" svg:y="4.747cm">
          <text:p/>
          <draw:enhanced-geometry draw:mirror-horizontal="false" draw:mirror-vertical="false" svg:viewBox="0 0 21600 21600" draw:type="mso-spt32" draw:enhanced-path="M 0 0 L 21600 21600 N"/>
        </draw:custom-shape>
        <draw:custom-shape draw:name="Straight Arrow Connector 46" draw:style-name="gr8" draw:text-style-name="P7" draw:layer="layout" svg:width="0.001cm" svg:height="0.944cm" svg:x="19.145cm" svg:y="4.704cm">
          <text:p/>
          <draw:enhanced-geometry draw:mirror-horizontal="false" draw:mirror-vertical="false" svg:viewBox="0 0 21600 21600" draw:type="mso-spt32" draw:enhanced-path="M 0 0 L 21600 21600 N"/>
        </draw:custom-shape>
        <draw:line draw:name="Straight Connector 50" draw:style-name="gr5" draw:text-style-name="P7" draw:layer="layout" svg:x1="12.559cm" svg:y1="4.783cm" svg:x2="19.145cm" svg:y2="4.783cm">
          <text:p/>
        </draw:line>
        <draw:g draw:name="Group 54">
          <draw:line draw:name="Straight Connector 55" draw:style-name="gr9" draw:text-style-name="P7" draw:layer="layout" svg:x1="14.862cm" svg:y1="3.817cm" svg:x2="10.257cm" svg:y2="3.817cm">
            <text:p/>
          </draw:line>
          <draw:custom-shape draw:name="Rectangle 56" draw:style-name="gr23" draw:text-style-name="P11" draw:layer="layout" svg:width="5.038cm" svg:height="1.128cm" svg:x="10.048cm" svg:y="2.754cm">
            <text:p text:style-name="P30"><text:span text:style-name="T37">Document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198" draw:style-name="gr45" draw:text-style-name="P7" draw:layer="layout" svg:x1="3.534cm" svg:y1="6.346cm" svg:x2="21.775cm" svg:y2="6.391cm">
          <text:p/>
        </draw:line>
        <draw:custom-shape draw:name="TextBox 199" draw:style-name="gr27" draw:text-style-name="P2" draw:layer="layout" svg:width="4.226cm" svg:height="1.392cm" svg:x="19.662cm" svg:y="7.993cm">
          <text:p text:style-name="P1"><text:span text:style-name="T24">e. Aligned vertically with the center of the 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0" draw:style-name="gr25" draw:text-style-name="P2" draw:layer="layout" svg:width="4.197cm" svg:height="1.775cm" svg:x="4.424cm" svg:y="7.999cm">
          <text:p text:style-name="P1"><text:span text:style-name="T23">b. The grey horizontal line and the category bottom border have the same h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1" draw:style-name="gr26" draw:text-style-name="P7" draw:layer="layout" svg:width="0.001cm" svg:height="1.56cm" svg:x="8.26cm" svg:y="6.418cm">
          <text:p/>
          <draw:enhanced-geometry draw:mirror-horizontal="false" draw:mirror-vertical="true" svg:viewBox="0 0 21600 21600" draw:type="mso-spt32" draw:enhanced-path="M 0 0 L 21600 21600 N"/>
        </draw:custom-shape>
        <draw:custom-shape draw:name="Straight Arrow Connector 202" draw:style-name="gr26" draw:text-style-name="P7" draw:layer="layout" svg:width="0.001cm" svg:height="0.78cm" svg:x="7.282cm" svg:y="7.198cm">
          <text:p/>
          <draw:enhanced-geometry draw:mirror-horizontal="false" draw:mirror-vertical="true" svg:viewBox="0 0 21600 21600" draw:type="mso-spt32" draw:enhanced-path="M 0 0 L 21600 21600 N"/>
        </draw:custom-shape>
        <draw:line draw:name="Straight Connector 219" draw:style-name="gr45" draw:text-style-name="P7" draw:layer="layout" svg:x1="21.775cm" svg:y1="6.417cm" svg:x2="21.775cm" svg:y2="7.999cm">
          <text:p/>
        </draw:line>
        <draw:line draw:name="Straight Connector 226" draw:style-name="gr57" draw:text-style-name="P7" draw:layer="layout" svg:x1="10.112cm" svg:y1="5.63cm" svg:x2="10.671cm" svg:y2="6.16cm">
          <text:p/>
        </draw:line>
        <draw:line draw:name="Straight Connector 231" draw:style-name="gr57" draw:text-style-name="P7" draw:layer="layout" svg:x1="10.112cm" svg:y1="6.16cm" svg:x2="10.671cm" svg:y2="5.63cm">
          <text:p/>
        </draw:line>
        <draw:custom-shape draw:name="TextBox 240" draw:style-name="gr25" draw:text-style-name="P18" draw:layer="layout" svg:width="4.513cm" svg:height="1.941cm" svg:x="13.176cm" svg:y="7.981cm">
          <text:p text:style-name="P17"><text:span text:style-name="T22">d. The height of the timeline arrow at the entry point of the category is equivalent to the height of the grey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41" draw:style-name="gr26" draw:text-style-name="P7" draw:layer="layout" svg:width="0.001cm" svg:height="1.56cm" svg:x="16.933cm" svg:y="6.42cm">
          <text:p/>
          <draw:enhanced-geometry draw:mirror-horizontal="false" draw:mirror-vertical="true" svg:viewBox="0 0 21600 21600" draw:type="mso-spt32" draw:enhanced-path="M 0 0 L 21600 21600 N"/>
        </draw:custom-shape>
        <draw:custom-shape draw:name="Straight Arrow Connector 242" draw:style-name="gr26" draw:text-style-name="P7" draw:layer="layout" svg:width="0.001cm" svg:height="1.56cm" svg:x="16.13cm" svg:y="6.42cm">
          <text:p/>
          <draw:enhanced-geometry draw:mirror-horizontal="false" draw:mirror-vertical="true" svg:viewBox="0 0 21600 21600" draw:type="mso-spt32" draw:enhanced-path="M 0 0 L 21600 21600 N"/>
        </draw:custom-shape>
        <draw:custom-shape draw:name="Straight Arrow Connector 249" draw:style-name="gr26" draw:text-style-name="P7" draw:layer="layout" svg:width="0.001cm" svg:height="1.82cm" svg:x="10.086cm" svg:y="6.178cm">
          <text:p/>
          <draw:enhanced-geometry draw:mirror-horizontal="false" draw:mirror-vertical="true" svg:viewBox="0 0 21600 21600" draw:type="mso-spt32" draw:enhanced-path="M 0 0 L 21600 21600 N"/>
        </draw:custom-shape>
        <draw:custom-shape draw:name="Straight Arrow Connector 250" draw:style-name="gr26" draw:text-style-name="P7" draw:layer="layout" svg:width="0.001cm" svg:height="1.82cm" svg:x="10.642cm" svg:y="6.178cm">
          <text:p/>
          <draw:enhanced-geometry draw:mirror-horizontal="false" draw:mirror-vertical="true" svg:viewBox="0 0 21600 21600" draw:type="mso-spt32" draw:enhanced-path="M 0 0 L 21600 21600 N"/>
        </draw:custom-shape>
        <draw:custom-shape draw:name="TextBox 251" draw:style-name="gr25" draw:text-style-name="P2" draw:layer="layout" svg:width="3.881cm" svg:height="2.154cm" svg:x="8.962cm" svg:y="7.999cm">
          <text:p text:style-name="P1"><text:span text:style-name="T23">c. The width of the timeline arrow is the same as the left padding of the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7" draw:style-name="gr1" draw:text-style-name="P2" draw:layer="layout" svg:width="8.449cm" svg:height="1.013cm" svg:x="1.476cm" svg:y="10.859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8" draw:style-name="gr1" draw:text-style-name="P2" draw:layer="layout" svg:width="23.054cm" svg:height="7.025cm" svg:x="1.476cm" svg:y="11.73cm">
          <text:list text:style-name="L4">
            <text:list-item>
              <text:p text:style-name="P19"><text:span text:style-name="T26">There is no special rule for the spacing in between the categories under horizontal paths.</text:span></text:p>
            </text:list-item>
            <text:list-item>
              <text:p text:style-name="P19"><text:span text:style-name="T26">The “timeline” line is a consistent color regardless of group coloring rules.</text:span></text:p>
            </text:list-item>
            <text:list-item>
              <text:p text:style-name="P19"><text:span text:style-name="T26">Since Horizontal paths appear only at the first depth level of the document, there is only one line and arrow height.</text:span></text:p>
            </text:list-item>
            <text:list-item>
              <text:p text:style-name="P19"><text:span text:style-name="T26">The arrow heads for horizontal paths are globally unique amongst arrows.</text:span></text:p>
            </text:list-item>
            <text:list-item>
              <text:p text:style-name="P19"><text:span text:style-name="T26">The arrows do not have labels or any textual content.</text:span></text:p>
            </text:list-item>
            <text:list-item>
              <text:p text:style-name="P19"><text:span text:style-name="T26">They are always visible (so long as the things they connect to a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5" draw:style-name="gr52" draw:text-style-name="P2" draw:layer="layout" svg:width="4.226cm" svg:height="1.773cm" svg:x="5.699cm" svg:y="3.112cm">
          <text:p text:style-name="P1"><text:span text:style-name="T35">a. The height of the timeline arrow is the same as the width of the leading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66" draw:style-name="gr58" draw:text-style-name="P2" draw:layer="layout" svg:width="0.281cm" svg:height="0.465cm" svg:x="9.705cm" svg:y="6.16cm">
          <text:p/>
          <draw:enhanced-geometry draw:mirror-horizontal="tru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267" draw:style-name="gr58" draw:text-style-name="P2" draw:layer="layout" svg:width="0.281cm" svg:height="0.465cm" draw:transform="rotate (1.5707963267949) translate (5.477cm 5.317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268" draw:style-name="gr59" draw:text-style-name="P7" draw:layer="layout" svg:x1="9.706cm" svg:y1="5.035cm" svg:x2="9.706cm" svg:y2="6.396cm">
          <text:p/>
        </draw:line>
        <draw:line draw:name="Straight Connector 269" draw:style-name="gr59" draw:text-style-name="P7" draw:layer="layout" svg:x1="7.812cm" svg:y1="4.523cm" svg:x2="7.812cm" svg:y2="5.035cm">
          <text:p/>
        </draw:line>
        <draw:line draw:name="Straight Connector 274" draw:style-name="gr59" draw:text-style-name="P7" draw:layer="layout" svg:x1="5.709cm" svg:y1="5.035cm" svg:x2="9.706cm" svg:y2="5.035cm">
          <text:p/>
        </draw:line>
        <draw:custom-shape draw:name="TextBox 278"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3" draw:text-style-name="P2" draw:layer="layout" svg:width="23.088cm" svg:height="1.353cm" svg:x="1.27cm" svg:y="0.763cm">
          <text:p text:style-name="P28"><text:span text:style-name="T3">Path (Horizo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Aside"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Aside</text:span></text:p>
          </draw:text-box>
        </draw:frame>
        <draw:custom-shape draw:name="Rectangle 3" draw:style-name="gr16" draw:text-style-name="P2" draw:layer="layout" svg:width="22.859cm" svg:height="13.482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3.996cm" svg:height="0.674cm" svg:x="20.556cm" svg:y="2.055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 draw:text-style-name="P9" draw:layer="layout" svg:width="3.593cm" svg:height="1.163cm" svg:x="5.495cm" svg:y="6.796cm">
          <text:p text:style-name="P29"><text:span text:style-name="T36">A very wordy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7">
          <draw:custom-shape draw:name="Elbow Connector 16" draw:style-name="gr18" draw:text-style-name="P7" draw:layer="layout" svg:width="1.692cm" svg:height="2.243cm" draw:transform="rotate (-1.5707963267949) translate (8.671cm 2.89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8" draw:style-name="gr18" draw:text-style-name="P7" draw:layer="layout" svg:width="1.692cm" svg:height="12.227cm" draw:transform="rotate (1.5707963267949) translate (8.669cm 4.59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roup 128">
          <draw:custom-shape draw:name="Rectangle 20" draw:style-name="gr19" draw:text-style-name="P2" draw:layer="layout" svg:width="4.058cm" svg:height="1.507cm" svg:x="18.87cm" svg:y="4.591cm">
            <text:p><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 draw:style-name="gr21" draw:text-style-name="P7" draw:layer="layout" svg:x1="18.869cm" svg:y1="6.099cm" svg:x2="22.928cm" svg:y2="6.102cm">
            <text:p/>
          </draw:line>
        </draw:g>
        <draw:g draw:name="Group 2">
          <draw:custom-shape draw:name="Rectangle 19" draw:style-name="gr17" draw:text-style-name="P2" draw:layer="layout" svg:width="4.297cm" svg:height="1.507cm" svg:x="4.313cm" svg:y="4.548cm">
            <text:p text:style-name="P22"><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 draw:style-name="gr22" draw:text-style-name="P7" draw:layer="layout" svg:x1="4.314cm" svg:y1="6.035cm" svg:x2="8.612cm" svg:y2="6.035cm">
            <text:p/>
          </draw:line>
        </draw:g>
        <draw:line draw:name="Straight Connector 33" draw:style-name="gr60" draw:text-style-name="P7" draw:layer="layout" svg:x1="5.696cm" svg:y1="6.035cm" svg:x2="4.472cm" svg:y2="7.212cm">
          <text:p/>
        </draw:line>
        <draw:custom-shape draw:name="Straight Arrow Connector 34" draw:style-name="gr61" draw:text-style-name="P7" draw:layer="layout" svg:width="1.271cm" svg:height="0.001cm" svg:x="4.425cm" svg:y="7.22cm">
          <text:p/>
          <draw:enhanced-geometry draw:mirror-horizontal="false" draw:mirror-vertical="false" svg:viewBox="0 0 21600 21600" draw:type="mso-spt32" draw:enhanced-path="M 0 0 L 21600 21600 N"/>
        </draw:custom-shape>
        <draw:custom-shape draw:name="TextBox 5" draw:style-name="gr1" draw:text-style-name="P2" draw:layer="layout" svg:width="22.859cm" svg:height="1.773cm" svg:x="1.208cm" svg:y="16.836cm">
          <text:p text:style-name="P1"><text:span text:style-name="T25">Implementation Detail: Asides act as a second column of Descri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5" draw:text-style-name="P2" draw:layer="layout" svg:width="5.022cm" svg:height="2.154cm" svg:x="3.552cm" svg:y="9.991cm">
          <text:p text:style-name="P1"><text:span text:style-name="T23">b. The Aside Bend is bounded identically to the Description Bend, occupying the same height and 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0" draw:style-name="gr26" draw:text-style-name="P7" draw:layer="layout" svg:width="0.585cm" svg:height="1.476cm" svg:x="8.575cm" svg:y="8.514cm">
          <text:p/>
          <draw:enhanced-geometry draw:mirror-horizontal="false" draw:mirror-vertical="true" svg:viewBox="0 0 21600 21600" draw:type="mso-spt32" draw:enhanced-path="M 0 0 L 21600 21600 N"/>
        </draw:custom-shape>
        <draw:custom-shape draw:name="Straight Arrow Connector 81" draw:style-name="gr26" draw:text-style-name="P7" draw:layer="layout" svg:width="0.001cm" svg:height="2.658cm" svg:x="4.506cm" svg:y="7.332cm">
          <text:p/>
          <draw:enhanced-geometry draw:mirror-horizontal="false" draw:mirror-vertical="true" svg:viewBox="0 0 21600 21600" draw:type="mso-spt32" draw:enhanced-path="M 0 0 L 21600 21600 N"/>
        </draw:custom-shape>
        <draw:custom-shape draw:name="Rectangle 83" draw:style-name="gr62" draw:text-style-name="P2" draw:layer="layout" svg:width="1.271cm" svg:height="1.189cm" svg:x="4.425cm" svg:y="6.0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62" draw:text-style-name="P2" draw:layer="layout" svg:width="1.271cm" svg:height="1.189cm" svg:x="9.161cm" svg:y="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52" draw:text-style-name="P2" draw:layer="layout" svg:width="5.902cm" svg:height="1.392cm" svg:x="8.883cm" svg:y="4.969cm">
          <text:p text:style-name="P1"><text:span text:style-name="T35">a. The Aside bend starts at a distance of half the width of the bend it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92" draw:style-name="gr50" draw:text-style-name="P2" draw:layer="layout" svg:width="0.281cm" svg:height="0.549cm" draw:transform="rotate (1.5707963267949) translate (8.611cm 7.079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93" draw:style-name="gr51" draw:text-style-name="P7" draw:layer="layout" svg:x1="8.885cm" svg:y1="6.796cm" svg:x2="8.885cm" svg:y2="5.994cm">
          <text:p/>
        </draw:line>
        <draw:line draw:name="Straight Connector 103" draw:style-name="gr51" draw:text-style-name="P7" draw:layer="layout" svg:x1="9.773cm" svg:y1="6.81cm" svg:x2="9.773cm" svg:y2="5.994cm">
          <text:p/>
        </draw:line>
        <draw:custom-shape draw:name="Right Brace 105" draw:style-name="gr63" draw:text-style-name="P2" draw:layer="layout" svg:width="0.281cm" svg:height="0.587cm" draw:transform="rotate (1.5707963267949) translate (9.209cm 7.092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106" draw:style-name="gr63" draw:text-style-name="P2" draw:layer="layout" svg:width="0.281cm" svg:height="0.62cm" draw:transform="rotate (1.5707963267949) translate (9.8cm 7.092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110" draw:style-name="gr51" draw:text-style-name="P7" draw:layer="layout" svg:x1="10.11cm" svg:y1="6.81cm" svg:x2="9.502cm" svg:y2="6.81cm">
          <text:p/>
        </draw:line>
        <draw:custom-shape draw:name="TextBox 115" draw:style-name="gr25" draw:text-style-name="P2" draw:layer="layout" svg:width="5.022cm" svg:height="1.392cm" svg:x="17.522cm" svg:y="9.306cm">
          <text:p text:style-name="P1"><text:span text:style-name="T23">d. Height rules are the same as those for Descri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6" draw:style-name="gr26" draw:text-style-name="P7" draw:layer="layout" svg:width="2.453cm" svg:height="0.001cm" svg:x="15.066cm" svg:y="9.819cm">
          <text:p/>
          <draw:enhanced-geometry draw:mirror-horizontal="true" draw:mirror-vertical="false" svg:viewBox="0 0 21600 21600" draw:type="mso-spt32" draw:enhanced-path="M 0 0 L 21600 21600 N"/>
        </draw:custom-shape>
        <draw:g draw:name="Group 8">
          <draw:custom-shape draw:name="Straight Arrow Connector 26" draw:style-name="gr64" draw:text-style-name="P7" draw:layer="layout" svg:width="1.22cm" svg:height="0.001cm" svg:x="10.303cm" svg:y="7.203cm">
            <text:p/>
            <draw:enhanced-geometry draw:mirror-horizontal="false" draw:mirror-vertical="true" svg:viewBox="0 0 21600 21600" draw:type="mso-spt32" draw:enhanced-path="M 0 0 L 21600 21600 N"/>
          </draw:custom-shape>
          <draw:custom-shape draw:name="Rectangle 28" draw:style-name="gr28" draw:text-style-name="P9" draw:layer="layout" svg:width="6.781cm" svg:height="3.83cm" svg:x="11.399cm" svg:y="6.796cm">
            <text:p text:style-name="P31"><text:span text:style-name="T36">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1" draw:style-name="gr65" draw:text-style-name="P7" draw:layer="layout" svg:x1="10.362cm" svg:y1="7.204cm" svg:x2="8.612cm" svg:y2="7.204cm">
            <text:p/>
          </draw:line>
          <draw:custom-shape draw:name="Freeform 51" draw:style-name="gr66" draw:text-style-name="P2" draw:layer="layout" svg:width="1.223cm" svg:height="1.176cm" svg:x="9.161cm" svg:y="7.211cm">
            <text:p/>
            <draw:enhanced-geometry draw:mirror-horizontal="false" draw:mirror-vertical="false" draw:text-areas="0 0 ?f116 ?f117" svg:viewBox="0 0 0 0" draw:type="ooxml-non-primitive" draw:enhanced-path="M 0 52 C 272334 -5181 470651 384315 472440 548692 L 472440 548692 N">
              <draw:equation draw:name="f0" draw:formula="0*logwidth/472440"/>
              <draw:equation draw:name="f1" draw:formula="0*logheight/548640"/>
              <draw:equation draw:name="f2" draw:formula="472440*logwidth/472440"/>
              <draw:equation draw:name="f3" draw:formula="548640*logheight/548640"/>
              <draw:equation draw:name="f4" draw:formula="472440*logwidth/472440"/>
              <draw:equation draw:name="f5" draw:formula="548640*logheight/548640"/>
              <draw:equation draw:name="f6" draw:formula="0*logwidth/472440"/>
              <draw:equation draw:name="f7" draw:formula="0*logheight/548640"/>
              <draw:equation draw:name="f8" draw:formula="318913*logwidth/472440"/>
              <draw:equation draw:name="f9" draw:formula="201990*logheight/548640"/>
              <draw:equation draw:name="f10" draw:formula="472440*logwidth/472440"/>
              <draw:equation draw:name="f11" draw:formula="548640*logheight/548640"/>
              <draw:equation draw:name="f12" draw:formula="472440*logwidth/472440"/>
              <draw:equation draw:name="f13" draw:formula="548640*logheight/548640"/>
              <draw:equation draw:name="f14" draw:formula="0*logwidth/472440"/>
              <draw:equation draw:name="f15" draw:formula="133*logheight/548773"/>
              <draw:equation draw:name="f16" draw:formula="318913*logwidth/472440"/>
              <draw:equation draw:name="f17" draw:formula="202123*logheight/548773"/>
              <draw:equation draw:name="f18" draw:formula="472440*logwidth/472440"/>
              <draw:equation draw:name="f19" draw:formula="548773*logheight/548773"/>
              <draw:equation draw:name="f20" draw:formula="472440*logwidth/472440"/>
              <draw:equation draw:name="f21" draw:formula="548773*logheight/548773"/>
              <draw:equation draw:name="f22" draw:formula="0*logwidth/472440"/>
              <draw:equation draw:name="f23" draw:formula="0*logheight/548640"/>
              <draw:equation draw:name="f24" draw:formula="318913*logwidth/472440"/>
              <draw:equation draw:name="f25" draw:formula="201990*logheight/548640"/>
              <draw:equation draw:name="f26" draw:formula="472440*logwidth/472440"/>
              <draw:equation draw:name="f27" draw:formula="548640*logheight/548640"/>
              <draw:equation draw:name="f28" draw:formula="472440*logwidth/472440"/>
              <draw:equation draw:name="f29" draw:formula="548640*logheight/548640"/>
              <draw:equation draw:name="f30" draw:formula="0*logwidth/472440"/>
              <draw:equation draw:name="f31" draw:formula="0*logheight/548640"/>
              <draw:equation draw:name="f32" draw:formula="318913*logwidth/472440"/>
              <draw:equation draw:name="f33" draw:formula="201990*logheight/548640"/>
              <draw:equation draw:name="f34" draw:formula="472440*logwidth/472440"/>
              <draw:equation draw:name="f35" draw:formula="548640*logheight/548640"/>
              <draw:equation draw:name="f36" draw:formula="472440*logwidth/472440"/>
              <draw:equation draw:name="f37" draw:formula="548640*logheight/548640"/>
              <draw:equation draw:name="f38" draw:formula="0*logwidth/472440"/>
              <draw:equation draw:name="f39" draw:formula="0*logheight/548640"/>
              <draw:equation draw:name="f40" draw:formula="472440*logwidth/472440"/>
              <draw:equation draw:name="f41" draw:formula="548640*logheight/548640"/>
              <draw:equation draw:name="f42" draw:formula="472440*logwidth/472440"/>
              <draw:equation draw:name="f43" draw:formula="548640*logheight/548640"/>
              <draw:equation draw:name="f44" draw:formula="0*logwidth/472440"/>
              <draw:equation draw:name="f45" draw:formula="0*logheight/548640"/>
              <draw:equation draw:name="f46" draw:formula="472440*logwidth/472440"/>
              <draw:equation draw:name="f47" draw:formula="548640*logheight/548640"/>
              <draw:equation draw:name="f48" draw:formula="472440*logwidth/472440"/>
              <draw:equation draw:name="f49" draw:formula="548640*logheight/548640"/>
              <draw:equation draw:name="f50" draw:formula="0*logwidth/472440"/>
              <draw:equation draw:name="f51" draw:formula="0*logheight/548640"/>
              <draw:equation draw:name="f52" draw:formula="472440*logwidth/472440"/>
              <draw:equation draw:name="f53" draw:formula="548640*logheight/548640"/>
              <draw:equation draw:name="f54" draw:formula="472440*logwidth/472440"/>
              <draw:equation draw:name="f55" draw:formula="548640*logheight/548640"/>
              <draw:equation draw:name="f56" draw:formula="0*logwidth/472440"/>
              <draw:equation draw:name="f57" draw:formula="0*logheight/548640"/>
              <draw:equation draw:name="f58" draw:formula="472440*logwidth/472440"/>
              <draw:equation draw:name="f59" draw:formula="548640*logheight/548640"/>
              <draw:equation draw:name="f60" draw:formula="472440*logwidth/472440"/>
              <draw:equation draw:name="f61" draw:formula="548640*logheight/548640"/>
              <draw:equation draw:name="f62" draw:formula="0*logwidth/472440"/>
              <draw:equation draw:name="f63" draw:formula="0*logheight/548640"/>
              <draw:equation draw:name="f64" draw:formula="472440*logwidth/472440"/>
              <draw:equation draw:name="f65" draw:formula="548640*logheight/548640"/>
              <draw:equation draw:name="f66" draw:formula="472440*logwidth/472440"/>
              <draw:equation draw:name="f67" draw:formula="548640*logheight/548640"/>
              <draw:equation draw:name="f68" draw:formula="0*logwidth/472440"/>
              <draw:equation draw:name="f69" draw:formula="0*logheight/548640"/>
              <draw:equation draw:name="f70" draw:formula="472440*logwidth/472440"/>
              <draw:equation draw:name="f71" draw:formula="548640*logheight/548640"/>
              <draw:equation draw:name="f72" draw:formula="472440*logwidth/472440"/>
              <draw:equation draw:name="f73" draw:formula="548640*logheight/548640"/>
              <draw:equation draw:name="f74" draw:formula="0*logwidth/472440"/>
              <draw:equation draw:name="f75" draw:formula="66*logheight/548706"/>
              <draw:equation draw:name="f76" draw:formula="472440*logwidth/472440"/>
              <draw:equation draw:name="f77" draw:formula="548706*logheight/548706"/>
              <draw:equation draw:name="f78" draw:formula="472440*logwidth/472440"/>
              <draw:equation draw:name="f79" draw:formula="548706*logheight/548706"/>
              <draw:equation draw:name="f80" draw:formula="0*logwidth/472440"/>
              <draw:equation draw:name="f81" draw:formula="65*logheight/548705"/>
              <draw:equation draw:name="f82" draw:formula="472440*logwidth/472440"/>
              <draw:equation draw:name="f83" draw:formula="548705*logheight/548705"/>
              <draw:equation draw:name="f84" draw:formula="472440*logwidth/472440"/>
              <draw:equation draw:name="f85" draw:formula="548705*logheight/548705"/>
              <draw:equation draw:name="f86" draw:formula="0*logwidth/472440"/>
              <draw:equation draw:name="f87" draw:formula="64*logheight/548704"/>
              <draw:equation draw:name="f88" draw:formula="472440*logwidth/472440"/>
              <draw:equation draw:name="f89" draw:formula="548704*logheight/548704"/>
              <draw:equation draw:name="f90" draw:formula="472440*logwidth/472440"/>
              <draw:equation draw:name="f91" draw:formula="548704*logheight/548704"/>
              <draw:equation draw:name="f92" draw:formula="0*logwidth/472440"/>
              <draw:equation draw:name="f93" draw:formula="51*logheight/548691"/>
              <draw:equation draw:name="f94" draw:formula="472440*logwidth/472440"/>
              <draw:equation draw:name="f95" draw:formula="548691*logheight/548691"/>
              <draw:equation draw:name="f96" draw:formula="472440*logwidth/472440"/>
              <draw:equation draw:name="f97" draw:formula="548691*logheight/548691"/>
              <draw:equation draw:name="f98" draw:formula="0*logwidth/472440"/>
              <draw:equation draw:name="f99" draw:formula="51*logheight/548691"/>
              <draw:equation draw:name="f100" draw:formula="472440*logwidth/472440"/>
              <draw:equation draw:name="f101" draw:formula="548691*logheight/548691"/>
              <draw:equation draw:name="f102" draw:formula="472440*logwidth/472440"/>
              <draw:equation draw:name="f103" draw:formula="548691*logheight/548691"/>
              <draw:equation draw:name="f104" draw:formula="0*logwidth/472440"/>
              <draw:equation draw:name="f105" draw:formula="52*logheight/548692"/>
              <draw:equation draw:name="f106" draw:formula="472440*logwidth/472440"/>
              <draw:equation draw:name="f107" draw:formula="548692*logheight/548692"/>
              <draw:equation draw:name="f108" draw:formula="472440*logwidth/472440"/>
              <draw:equation draw:name="f109" draw:formula="548692*logheight/548692"/>
              <draw:equation draw:name="f110" draw:formula="0*logwidth/472440"/>
              <draw:equation draw:name="f111" draw:formula="52*logheight/548692"/>
              <draw:equation draw:name="f112" draw:formula="472440*logwidth/472440"/>
              <draw:equation draw:name="f113" draw:formula="548692*logheight/548692"/>
              <draw:equation draw:name="f114" draw:formula="472440*logwidth/472440"/>
              <draw:equation draw:name="f115" draw:formula="548692*logheight/548692"/>
              <draw:equation draw:name="f116" draw:formula="logwidth"/>
              <draw:equation draw:name="f117" draw:formula="logheight"/>
            </draw:enhanced-geometry>
          </draw:custom-shape>
          <draw:custom-shape draw:name="Rectangle 35" draw:style-name="gr28" draw:text-style-name="P9" draw:layer="layout" svg:width="3.534cm" svg:height="0.84cm" svg:x="11.399cm" svg:y="9.819cm">
            <text:p text:style-name="P31"><text:span text:style-name="T36">The second A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8" draw:text-style-name="P9" draw:layer="layout" svg:width="3.534cm" svg:height="1.08cm" svg:x="11.439cm" svg:y="11.032cm">
            <text:p text:style-name="P31"><text:span text:style-name="T36">The third A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5" draw:style-name="gr67" draw:text-style-name="P7" draw:layer="layout" svg:x1="10.385cm" svg:y1="8.375cm" svg:x2="10.385cm" svg:y2="11.016cm">
            <text:p/>
          </draw:line>
          <draw:custom-shape draw:name="Freeform 135" draw:style-name="gr68" draw:text-style-name="P2" draw:layer="layout" svg:width="0.761cm" svg:height="0.909cm" draw:transform="rotate (0.508239878180749) translate (10.384cm 9.825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140" draw:style-name="gr68" draw:text-style-name="P2" draw:layer="layout" svg:width="0.761cm" svg:height="0.909cm" draw:transform="rotate (0.508239878180749) translate (10.385cm 10.991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g>
        <draw:custom-shape draw:name="TextBox 149" draw:style-name="gr25" draw:text-style-name="P2" draw:layer="layout" svg:width="5.055cm" svg:height="1.773cm" svg:x="8.575cm" svg:y="13.369cm">
          <text:p text:style-name="P1"><text:span text:style-name="T23">c. The bended destination Aside arrows are the same as the bended Path arrows, but rot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0" draw:style-name="gr26" draw:text-style-name="P7" draw:layer="layout" svg:width="0.001cm" svg:height="1.8cm" svg:x="11.103cm" svg:y="11.573cm">
          <text:p/>
          <draw:enhanced-geometry draw:mirror-horizontal="false" draw:mirror-vertical="true" svg:viewBox="0 0 21600 21600" draw:type="mso-spt32" draw:enhanced-path="M 0 0 L 21600 21600 N"/>
        </draw:custom-shape>
        <draw:g draw:name="Group 15">
          <draw:custom-shape draw:name="Freeform 154" draw:style-name="gr69" draw:text-style-name="P2" draw:layer="layout" svg:width="0.761cm" svg:height="0.909cm" svg:x="12.186cm" svg:y="14.431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Arc 157" draw:style-name="gr70" draw:text-style-name="P2" draw:layer="layout" svg:width="1.052cm" svg:height="0.998cm" draw:transform="rotate (-3.14159265358979) translate (13.13cm 15.885cm)">
            <text:p/>
            <draw:enhanced-geometry draw:mirror-horizontal="false" draw:mirror-vertical="true" draw:text-areas="?f36 ?f42 ?f24 ?f30" svg:viewBox="0 0 0 0" draw:type="ooxml-arc" draw:modifiers="16200000 0" draw:enhanced-path="M ?f16 ?f18  L ?f5 ?f7 Z S N M ?f46 ?f47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Freeform 158" draw:style-name="gr71" draw:text-style-name="P2" draw:layer="layout" svg:width="0.761cm" svg:height="0.909cm" draw:transform="rotate (0.508239878180749) translate (11.895cm 15.357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g>
        <draw:custom-shape draw:name="Rectangle 10" draw:style-name="gr72" draw:text-style-name="P2" draw:layer="layout" svg:width="0.549cm" svg:height="1.547cm" svg:x="8.026cm" svg:y="6.6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73" draw:text-style-name="P2" draw:layer="layout" svg:width="3.513cm" svg:height="1.601cm" svg:x="5.061cm" svg:y="8.172cm">
          <text:p text:style-name="P1"><text:span text:style-name="T38">Note: Source Connector omitted – Please refer to relevant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Source Connector Diagrams"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Source Connector Diagrams</text:span></text:p>
          </draw:text-box>
        </draw:frame>
        <draw:custom-shape draw:name="Rectangle 3" draw:style-name="gr16" draw:text-style-name="P2" draw:layer="layout" svg:width="23.018cm" svg:height="6.371cm" svg:x="1.499cm" svg:y="3.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3.996cm" svg:height="0.674cm" svg:x="20.644cm" svg:y="2.337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1">
          <draw:custom-shape draw:name="Rectangle 39" draw:style-name="gr28" draw:text-style-name="P9" draw:layer="layout" svg:width="6.781cm" svg:height="1.179cm" svg:x="2.399cm" svg:y="3.719cm">
            <text:p text:style-name="P31"><text:span text:style-name="T36">After the establishment of the Republic, the level of violence gr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74" draw:text-style-name="P2" draw:layer="layout" svg:width="2.054cm" svg:height="0.488cm" svg:x="3.813cm" svg:y="4.93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40" draw:style-name="gr28" draw:text-style-name="P9" draw:layer="layout" svg:width="6.781cm" svg:height="1.298cm" svg:x="2.399cm" svg:y="5.662cm">
            <text:p text:style-name="P31"><text:span text:style-name="T36">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8" draw:text-style-name="P9" draw:layer="layout" svg:width="6.781cm" svg:height="0.702cm" svg:x="2.393cm" svg:y="4.786cm">
            <text:p text:style-name="P31"><text:span text:style-name="T36">as the <text:s/>Republican <text:s/>regime sought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64" draw:text-style-name="P7" draw:layer="layout" svg:width="1.279cm" svg:height="0.001cm" svg:x="10.111cm" svg:y="5.708cm">
            <text:p/>
            <draw:enhanced-geometry draw:mirror-horizontal="false" draw:mirror-vertical="true" svg:viewBox="0 0 21600 21600" draw:type="mso-spt32" draw:enhanced-path="M 0 0 L 21600 21600 N"/>
          </draw:custom-shape>
          <draw:custom-shape draw:name="Rectangle 44" draw:style-name="gr28" draw:text-style-name="P9" draw:layer="layout" svg:width="6.781cm" svg:height="2.657cm" svg:x="11.204cm" svg:y="5.303cm">
            <text:p text:style-name="P31"><text:span text:style-name="T36">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5" draw:style-name="gr65" draw:text-style-name="P7" draw:layer="layout" svg:x1="10.44cm" svg:y1="5.71cm" svg:x2="5.144cm" svg:y2="5.724cm">
            <text:p/>
          </draw:line>
          <draw:custom-shape draw:name="Freeform 46" draw:style-name="gr66" draw:text-style-name="P2" draw:layer="layout" svg:width="1.223cm" svg:height="1.176cm" svg:x="8.968cm" svg:y="5.717cm">
            <text:p/>
            <draw:enhanced-geometry draw:mirror-horizontal="false" draw:mirror-vertical="false" draw:text-areas="0 0 ?f116 ?f117" svg:viewBox="0 0 0 0" draw:type="ooxml-non-primitive" draw:enhanced-path="M 0 52 C 272334 -5181 470651 384315 472440 548692 L 472440 548692 N">
              <draw:equation draw:name="f0" draw:formula="0*logwidth/472440"/>
              <draw:equation draw:name="f1" draw:formula="0*logheight/548640"/>
              <draw:equation draw:name="f2" draw:formula="472440*logwidth/472440"/>
              <draw:equation draw:name="f3" draw:formula="548640*logheight/548640"/>
              <draw:equation draw:name="f4" draw:formula="472440*logwidth/472440"/>
              <draw:equation draw:name="f5" draw:formula="548640*logheight/548640"/>
              <draw:equation draw:name="f6" draw:formula="0*logwidth/472440"/>
              <draw:equation draw:name="f7" draw:formula="0*logheight/548640"/>
              <draw:equation draw:name="f8" draw:formula="318913*logwidth/472440"/>
              <draw:equation draw:name="f9" draw:formula="201990*logheight/548640"/>
              <draw:equation draw:name="f10" draw:formula="472440*logwidth/472440"/>
              <draw:equation draw:name="f11" draw:formula="548640*logheight/548640"/>
              <draw:equation draw:name="f12" draw:formula="472440*logwidth/472440"/>
              <draw:equation draw:name="f13" draw:formula="548640*logheight/548640"/>
              <draw:equation draw:name="f14" draw:formula="0*logwidth/472440"/>
              <draw:equation draw:name="f15" draw:formula="133*logheight/548773"/>
              <draw:equation draw:name="f16" draw:formula="318913*logwidth/472440"/>
              <draw:equation draw:name="f17" draw:formula="202123*logheight/548773"/>
              <draw:equation draw:name="f18" draw:formula="472440*logwidth/472440"/>
              <draw:equation draw:name="f19" draw:formula="548773*logheight/548773"/>
              <draw:equation draw:name="f20" draw:formula="472440*logwidth/472440"/>
              <draw:equation draw:name="f21" draw:formula="548773*logheight/548773"/>
              <draw:equation draw:name="f22" draw:formula="0*logwidth/472440"/>
              <draw:equation draw:name="f23" draw:formula="0*logheight/548640"/>
              <draw:equation draw:name="f24" draw:formula="318913*logwidth/472440"/>
              <draw:equation draw:name="f25" draw:formula="201990*logheight/548640"/>
              <draw:equation draw:name="f26" draw:formula="472440*logwidth/472440"/>
              <draw:equation draw:name="f27" draw:formula="548640*logheight/548640"/>
              <draw:equation draw:name="f28" draw:formula="472440*logwidth/472440"/>
              <draw:equation draw:name="f29" draw:formula="548640*logheight/548640"/>
              <draw:equation draw:name="f30" draw:formula="0*logwidth/472440"/>
              <draw:equation draw:name="f31" draw:formula="0*logheight/548640"/>
              <draw:equation draw:name="f32" draw:formula="318913*logwidth/472440"/>
              <draw:equation draw:name="f33" draw:formula="201990*logheight/548640"/>
              <draw:equation draw:name="f34" draw:formula="472440*logwidth/472440"/>
              <draw:equation draw:name="f35" draw:formula="548640*logheight/548640"/>
              <draw:equation draw:name="f36" draw:formula="472440*logwidth/472440"/>
              <draw:equation draw:name="f37" draw:formula="548640*logheight/548640"/>
              <draw:equation draw:name="f38" draw:formula="0*logwidth/472440"/>
              <draw:equation draw:name="f39" draw:formula="0*logheight/548640"/>
              <draw:equation draw:name="f40" draw:formula="472440*logwidth/472440"/>
              <draw:equation draw:name="f41" draw:formula="548640*logheight/548640"/>
              <draw:equation draw:name="f42" draw:formula="472440*logwidth/472440"/>
              <draw:equation draw:name="f43" draw:formula="548640*logheight/548640"/>
              <draw:equation draw:name="f44" draw:formula="0*logwidth/472440"/>
              <draw:equation draw:name="f45" draw:formula="0*logheight/548640"/>
              <draw:equation draw:name="f46" draw:formula="472440*logwidth/472440"/>
              <draw:equation draw:name="f47" draw:formula="548640*logheight/548640"/>
              <draw:equation draw:name="f48" draw:formula="472440*logwidth/472440"/>
              <draw:equation draw:name="f49" draw:formula="548640*logheight/548640"/>
              <draw:equation draw:name="f50" draw:formula="0*logwidth/472440"/>
              <draw:equation draw:name="f51" draw:formula="0*logheight/548640"/>
              <draw:equation draw:name="f52" draw:formula="472440*logwidth/472440"/>
              <draw:equation draw:name="f53" draw:formula="548640*logheight/548640"/>
              <draw:equation draw:name="f54" draw:formula="472440*logwidth/472440"/>
              <draw:equation draw:name="f55" draw:formula="548640*logheight/548640"/>
              <draw:equation draw:name="f56" draw:formula="0*logwidth/472440"/>
              <draw:equation draw:name="f57" draw:formula="0*logheight/548640"/>
              <draw:equation draw:name="f58" draw:formula="472440*logwidth/472440"/>
              <draw:equation draw:name="f59" draw:formula="548640*logheight/548640"/>
              <draw:equation draw:name="f60" draw:formula="472440*logwidth/472440"/>
              <draw:equation draw:name="f61" draw:formula="548640*logheight/548640"/>
              <draw:equation draw:name="f62" draw:formula="0*logwidth/472440"/>
              <draw:equation draw:name="f63" draw:formula="0*logheight/548640"/>
              <draw:equation draw:name="f64" draw:formula="472440*logwidth/472440"/>
              <draw:equation draw:name="f65" draw:formula="548640*logheight/548640"/>
              <draw:equation draw:name="f66" draw:formula="472440*logwidth/472440"/>
              <draw:equation draw:name="f67" draw:formula="548640*logheight/548640"/>
              <draw:equation draw:name="f68" draw:formula="0*logwidth/472440"/>
              <draw:equation draw:name="f69" draw:formula="0*logheight/548640"/>
              <draw:equation draw:name="f70" draw:formula="472440*logwidth/472440"/>
              <draw:equation draw:name="f71" draw:formula="548640*logheight/548640"/>
              <draw:equation draw:name="f72" draw:formula="472440*logwidth/472440"/>
              <draw:equation draw:name="f73" draw:formula="548640*logheight/548640"/>
              <draw:equation draw:name="f74" draw:formula="0*logwidth/472440"/>
              <draw:equation draw:name="f75" draw:formula="66*logheight/548706"/>
              <draw:equation draw:name="f76" draw:formula="472440*logwidth/472440"/>
              <draw:equation draw:name="f77" draw:formula="548706*logheight/548706"/>
              <draw:equation draw:name="f78" draw:formula="472440*logwidth/472440"/>
              <draw:equation draw:name="f79" draw:formula="548706*logheight/548706"/>
              <draw:equation draw:name="f80" draw:formula="0*logwidth/472440"/>
              <draw:equation draw:name="f81" draw:formula="65*logheight/548705"/>
              <draw:equation draw:name="f82" draw:formula="472440*logwidth/472440"/>
              <draw:equation draw:name="f83" draw:formula="548705*logheight/548705"/>
              <draw:equation draw:name="f84" draw:formula="472440*logwidth/472440"/>
              <draw:equation draw:name="f85" draw:formula="548705*logheight/548705"/>
              <draw:equation draw:name="f86" draw:formula="0*logwidth/472440"/>
              <draw:equation draw:name="f87" draw:formula="64*logheight/548704"/>
              <draw:equation draw:name="f88" draw:formula="472440*logwidth/472440"/>
              <draw:equation draw:name="f89" draw:formula="548704*logheight/548704"/>
              <draw:equation draw:name="f90" draw:formula="472440*logwidth/472440"/>
              <draw:equation draw:name="f91" draw:formula="548704*logheight/548704"/>
              <draw:equation draw:name="f92" draw:formula="0*logwidth/472440"/>
              <draw:equation draw:name="f93" draw:formula="51*logheight/548691"/>
              <draw:equation draw:name="f94" draw:formula="472440*logwidth/472440"/>
              <draw:equation draw:name="f95" draw:formula="548691*logheight/548691"/>
              <draw:equation draw:name="f96" draw:formula="472440*logwidth/472440"/>
              <draw:equation draw:name="f97" draw:formula="548691*logheight/548691"/>
              <draw:equation draw:name="f98" draw:formula="0*logwidth/472440"/>
              <draw:equation draw:name="f99" draw:formula="51*logheight/548691"/>
              <draw:equation draw:name="f100" draw:formula="472440*logwidth/472440"/>
              <draw:equation draw:name="f101" draw:formula="548691*logheight/548691"/>
              <draw:equation draw:name="f102" draw:formula="472440*logwidth/472440"/>
              <draw:equation draw:name="f103" draw:formula="548691*logheight/548691"/>
              <draw:equation draw:name="f104" draw:formula="0*logwidth/472440"/>
              <draw:equation draw:name="f105" draw:formula="52*logheight/548692"/>
              <draw:equation draw:name="f106" draw:formula="472440*logwidth/472440"/>
              <draw:equation draw:name="f107" draw:formula="548692*logheight/548692"/>
              <draw:equation draw:name="f108" draw:formula="472440*logwidth/472440"/>
              <draw:equation draw:name="f109" draw:formula="548692*logheight/548692"/>
              <draw:equation draw:name="f110" draw:formula="0*logwidth/472440"/>
              <draw:equation draw:name="f111" draw:formula="52*logheight/548692"/>
              <draw:equation draw:name="f112" draw:formula="472440*logwidth/472440"/>
              <draw:equation draw:name="f113" draw:formula="548692*logheight/548692"/>
              <draw:equation draw:name="f114" draw:formula="472440*logwidth/472440"/>
              <draw:equation draw:name="f115" draw:formula="548692*logheight/548692"/>
              <draw:equation draw:name="f116" draw:formula="logwidth"/>
              <draw:equation draw:name="f117" draw:formula="logheight"/>
            </draw:enhanced-geometry>
          </draw:custom-shape>
          <draw:custom-shape draw:name="Rectangle 47" draw:style-name="gr28" draw:text-style-name="P9" draw:layer="layout" svg:width="3.534cm" svg:height="0.84cm" svg:x="11.206cm" svg:y="8.325cm">
            <text:p text:style-name="P31"><text:span text:style-name="T36">The second A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9" draw:style-name="gr67" draw:text-style-name="P7" draw:layer="layout" svg:x1="10.191cm" svg:y1="6.875cm" svg:x2="10.19cm" svg:y2="8.325cm">
            <text:p/>
          </draw:line>
          <draw:custom-shape draw:name="Freeform 50" draw:style-name="gr68" draw:text-style-name="P2" draw:layer="layout" svg:width="0.845cm" svg:height="0.945cm" draw:transform="rotate (0.508239878180749) translate (10.191cm 8.331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Straight Arrow Connector 53" draw:style-name="gr75" draw:text-style-name="P7" draw:layer="layout" svg:width="1.022cm" svg:height="0.001cm" svg:x="1.499cm" svg:y="4.133cm">
            <text:p/>
            <draw:enhanced-geometry draw:mirror-horizontal="false" draw:mirror-vertical="false" svg:viewBox="0 0 21600 21600" draw:type="mso-spt32" draw:enhanced-path="M 0 0 L 21600 21600 N"/>
          </draw:custom-shape>
          <draw:line draw:name="Straight Connector 54" draw:style-name="gr76" draw:text-style-name="P7" draw:layer="layout" svg:x1="2.341cm" svg:y1="3.106cm" svg:x2="1.554cm" svg:y2="3.833cm">
            <text:p/>
          </draw:line>
          <draw:custom-shape draw:name="Freeform 74" draw:style-name="gr66" draw:text-style-name="P2" draw:layer="layout" svg:width="0.304cm" svg:height="0.304cm" draw:transform="rotate (1.5707963267949) translate (4.84cm 5.725cm)">
            <text:p/>
            <draw:enhanced-geometry draw:mirror-horizontal="true" draw:mirror-vertical="false" draw:text-areas="0 0 ?f116 ?f117" svg:viewBox="0 0 0 0" draw:type="ooxml-non-primitive" draw:enhanced-path="M 0 52 C 272334 -5181 470651 384315 472440 548692 L 472440 548692 N">
              <draw:equation draw:name="f0" draw:formula="0*logwidth/472440"/>
              <draw:equation draw:name="f1" draw:formula="0*logheight/548640"/>
              <draw:equation draw:name="f2" draw:formula="472440*logwidth/472440"/>
              <draw:equation draw:name="f3" draw:formula="548640*logheight/548640"/>
              <draw:equation draw:name="f4" draw:formula="472440*logwidth/472440"/>
              <draw:equation draw:name="f5" draw:formula="548640*logheight/548640"/>
              <draw:equation draw:name="f6" draw:formula="0*logwidth/472440"/>
              <draw:equation draw:name="f7" draw:formula="0*logheight/548640"/>
              <draw:equation draw:name="f8" draw:formula="318913*logwidth/472440"/>
              <draw:equation draw:name="f9" draw:formula="201990*logheight/548640"/>
              <draw:equation draw:name="f10" draw:formula="472440*logwidth/472440"/>
              <draw:equation draw:name="f11" draw:formula="548640*logheight/548640"/>
              <draw:equation draw:name="f12" draw:formula="472440*logwidth/472440"/>
              <draw:equation draw:name="f13" draw:formula="548640*logheight/548640"/>
              <draw:equation draw:name="f14" draw:formula="0*logwidth/472440"/>
              <draw:equation draw:name="f15" draw:formula="133*logheight/548773"/>
              <draw:equation draw:name="f16" draw:formula="318913*logwidth/472440"/>
              <draw:equation draw:name="f17" draw:formula="202123*logheight/548773"/>
              <draw:equation draw:name="f18" draw:formula="472440*logwidth/472440"/>
              <draw:equation draw:name="f19" draw:formula="548773*logheight/548773"/>
              <draw:equation draw:name="f20" draw:formula="472440*logwidth/472440"/>
              <draw:equation draw:name="f21" draw:formula="548773*logheight/548773"/>
              <draw:equation draw:name="f22" draw:formula="0*logwidth/472440"/>
              <draw:equation draw:name="f23" draw:formula="0*logheight/548640"/>
              <draw:equation draw:name="f24" draw:formula="318913*logwidth/472440"/>
              <draw:equation draw:name="f25" draw:formula="201990*logheight/548640"/>
              <draw:equation draw:name="f26" draw:formula="472440*logwidth/472440"/>
              <draw:equation draw:name="f27" draw:formula="548640*logheight/548640"/>
              <draw:equation draw:name="f28" draw:formula="472440*logwidth/472440"/>
              <draw:equation draw:name="f29" draw:formula="548640*logheight/548640"/>
              <draw:equation draw:name="f30" draw:formula="0*logwidth/472440"/>
              <draw:equation draw:name="f31" draw:formula="0*logheight/548640"/>
              <draw:equation draw:name="f32" draw:formula="318913*logwidth/472440"/>
              <draw:equation draw:name="f33" draw:formula="201990*logheight/548640"/>
              <draw:equation draw:name="f34" draw:formula="472440*logwidth/472440"/>
              <draw:equation draw:name="f35" draw:formula="548640*logheight/548640"/>
              <draw:equation draw:name="f36" draw:formula="472440*logwidth/472440"/>
              <draw:equation draw:name="f37" draw:formula="548640*logheight/548640"/>
              <draw:equation draw:name="f38" draw:formula="0*logwidth/472440"/>
              <draw:equation draw:name="f39" draw:formula="0*logheight/548640"/>
              <draw:equation draw:name="f40" draw:formula="472440*logwidth/472440"/>
              <draw:equation draw:name="f41" draw:formula="548640*logheight/548640"/>
              <draw:equation draw:name="f42" draw:formula="472440*logwidth/472440"/>
              <draw:equation draw:name="f43" draw:formula="548640*logheight/548640"/>
              <draw:equation draw:name="f44" draw:formula="0*logwidth/472440"/>
              <draw:equation draw:name="f45" draw:formula="0*logheight/548640"/>
              <draw:equation draw:name="f46" draw:formula="472440*logwidth/472440"/>
              <draw:equation draw:name="f47" draw:formula="548640*logheight/548640"/>
              <draw:equation draw:name="f48" draw:formula="472440*logwidth/472440"/>
              <draw:equation draw:name="f49" draw:formula="548640*logheight/548640"/>
              <draw:equation draw:name="f50" draw:formula="0*logwidth/472440"/>
              <draw:equation draw:name="f51" draw:formula="0*logheight/548640"/>
              <draw:equation draw:name="f52" draw:formula="472440*logwidth/472440"/>
              <draw:equation draw:name="f53" draw:formula="548640*logheight/548640"/>
              <draw:equation draw:name="f54" draw:formula="472440*logwidth/472440"/>
              <draw:equation draw:name="f55" draw:formula="548640*logheight/548640"/>
              <draw:equation draw:name="f56" draw:formula="0*logwidth/472440"/>
              <draw:equation draw:name="f57" draw:formula="0*logheight/548640"/>
              <draw:equation draw:name="f58" draw:formula="472440*logwidth/472440"/>
              <draw:equation draw:name="f59" draw:formula="548640*logheight/548640"/>
              <draw:equation draw:name="f60" draw:formula="472440*logwidth/472440"/>
              <draw:equation draw:name="f61" draw:formula="548640*logheight/548640"/>
              <draw:equation draw:name="f62" draw:formula="0*logwidth/472440"/>
              <draw:equation draw:name="f63" draw:formula="0*logheight/548640"/>
              <draw:equation draw:name="f64" draw:formula="472440*logwidth/472440"/>
              <draw:equation draw:name="f65" draw:formula="548640*logheight/548640"/>
              <draw:equation draw:name="f66" draw:formula="472440*logwidth/472440"/>
              <draw:equation draw:name="f67" draw:formula="548640*logheight/548640"/>
              <draw:equation draw:name="f68" draw:formula="0*logwidth/472440"/>
              <draw:equation draw:name="f69" draw:formula="0*logheight/548640"/>
              <draw:equation draw:name="f70" draw:formula="472440*logwidth/472440"/>
              <draw:equation draw:name="f71" draw:formula="548640*logheight/548640"/>
              <draw:equation draw:name="f72" draw:formula="472440*logwidth/472440"/>
              <draw:equation draw:name="f73" draw:formula="548640*logheight/548640"/>
              <draw:equation draw:name="f74" draw:formula="0*logwidth/472440"/>
              <draw:equation draw:name="f75" draw:formula="66*logheight/548706"/>
              <draw:equation draw:name="f76" draw:formula="472440*logwidth/472440"/>
              <draw:equation draw:name="f77" draw:formula="548706*logheight/548706"/>
              <draw:equation draw:name="f78" draw:formula="472440*logwidth/472440"/>
              <draw:equation draw:name="f79" draw:formula="548706*logheight/548706"/>
              <draw:equation draw:name="f80" draw:formula="0*logwidth/472440"/>
              <draw:equation draw:name="f81" draw:formula="65*logheight/548705"/>
              <draw:equation draw:name="f82" draw:formula="472440*logwidth/472440"/>
              <draw:equation draw:name="f83" draw:formula="548705*logheight/548705"/>
              <draw:equation draw:name="f84" draw:formula="472440*logwidth/472440"/>
              <draw:equation draw:name="f85" draw:formula="548705*logheight/548705"/>
              <draw:equation draw:name="f86" draw:formula="0*logwidth/472440"/>
              <draw:equation draw:name="f87" draw:formula="64*logheight/548704"/>
              <draw:equation draw:name="f88" draw:formula="472440*logwidth/472440"/>
              <draw:equation draw:name="f89" draw:formula="548704*logheight/548704"/>
              <draw:equation draw:name="f90" draw:formula="472440*logwidth/472440"/>
              <draw:equation draw:name="f91" draw:formula="548704*logheight/548704"/>
              <draw:equation draw:name="f92" draw:formula="0*logwidth/472440"/>
              <draw:equation draw:name="f93" draw:formula="51*logheight/548691"/>
              <draw:equation draw:name="f94" draw:formula="472440*logwidth/472440"/>
              <draw:equation draw:name="f95" draw:formula="548691*logheight/548691"/>
              <draw:equation draw:name="f96" draw:formula="472440*logwidth/472440"/>
              <draw:equation draw:name="f97" draw:formula="548691*logheight/548691"/>
              <draw:equation draw:name="f98" draw:formula="0*logwidth/472440"/>
              <draw:equation draw:name="f99" draw:formula="51*logheight/548691"/>
              <draw:equation draw:name="f100" draw:formula="472440*logwidth/472440"/>
              <draw:equation draw:name="f101" draw:formula="548691*logheight/548691"/>
              <draw:equation draw:name="f102" draw:formula="472440*logwidth/472440"/>
              <draw:equation draw:name="f103" draw:formula="548691*logheight/548691"/>
              <draw:equation draw:name="f104" draw:formula="0*logwidth/472440"/>
              <draw:equation draw:name="f105" draw:formula="52*logheight/548692"/>
              <draw:equation draw:name="f106" draw:formula="472440*logwidth/472440"/>
              <draw:equation draw:name="f107" draw:formula="548692*logheight/548692"/>
              <draw:equation draw:name="f108" draw:formula="472440*logwidth/472440"/>
              <draw:equation draw:name="f109" draw:formula="548692*logheight/548692"/>
              <draw:equation draw:name="f110" draw:formula="0*logwidth/472440"/>
              <draw:equation draw:name="f111" draw:formula="52*logheight/548692"/>
              <draw:equation draw:name="f112" draw:formula="472440*logwidth/472440"/>
              <draw:equation draw:name="f113" draw:formula="548692*logheight/548692"/>
              <draw:equation draw:name="f114" draw:formula="472440*logwidth/472440"/>
              <draw:equation draw:name="f115" draw:formula="548692*logheight/548692"/>
              <draw:equation draw:name="f116" draw:formula="logwidth"/>
              <draw:equation draw:name="f117" draw:formula="logheight"/>
            </draw:enhanced-geometry>
          </draw:custom-shape>
        </draw:g>
        <draw:custom-shape draw:name="Rectangle 105" draw:style-name="gr16" draw:text-style-name="P2" draw:layer="layout" svg:width="23.018cm" svg:height="6.779cm" svg:x="1.494cm" svg:y="10.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8" draw:text-style-name="P9" draw:layer="layout" svg:width="6.781cm" svg:height="2.27cm" svg:x="2.399cm" svg:y="11.282cm">
          <text:p text:style-name="P29"><text:span text:style-name="T36">Progress is impossible without change, and those who cannot change their minds cannot change anyth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3" draw:style-name="gr75" draw:text-style-name="P7" draw:layer="layout" svg:width="1.022cm" svg:height="0.001cm" svg:x="1.499cm" svg:y="11.696cm">
          <text:p/>
          <draw:enhanced-geometry draw:mirror-horizontal="false" draw:mirror-vertical="false" svg:viewBox="0 0 21600 21600" draw:type="mso-spt32" draw:enhanced-path="M 0 0 L 21600 21600 N"/>
        </draw:custom-shape>
        <draw:line draw:name="Straight Connector 94" draw:style-name="gr76" draw:text-style-name="P7" draw:layer="layout" svg:x1="2.341cm" svg:y1="10.668cm" svg:x2="1.554cm" svg:y2="11.396cm">
          <text:p/>
        </draw:line>
        <draw:custom-shape draw:name="Right Brace 95" draw:style-name="gr66" draw:text-style-name="P2" draw:layer="layout" svg:width="0.549cm" svg:height="2.155cm" svg:x="8.586cm" svg:y="11.396cm">
          <text:p/>
          <draw:enhanced-geometry draw:mirror-horizontal="false" draw:mirror-vertical="false" draw:text-areas="0 ?f15 ?f14 ?f16" svg:viewBox="0 0 0 0" draw:type="ooxml-rightBrace" draw:modifiers="89743 49415"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g draw:name="Group 96">
          <draw:custom-shape draw:name="Straight Arrow Connector 97" draw:style-name="gr64" draw:text-style-name="P7" draw:layer="layout" svg:width="3.464cm" svg:height="0.001cm" svg:x="9.136cm" svg:y="12.462cm">
            <text:p/>
            <draw:enhanced-geometry draw:mirror-horizontal="false" draw:mirror-vertical="false" svg:viewBox="0 0 21600 21600" draw:type="mso-spt32" draw:enhanced-path="M 0 0 L 21600 21600 N"/>
          </draw:custom-shape>
          <draw:custom-shape draw:name="Rectangle 98" draw:style-name="gr28" draw:text-style-name="P9" draw:layer="layout" svg:width="6.781cm" svg:height="2.657cm" svg:x="12.404cm" svg:y="12.051cm">
            <text:p text:style-name="P31"><text:span text:style-name="T36">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9" draw:style-name="gr66" draw:text-style-name="P2" draw:layer="layout" svg:width="1.223cm" svg:height="1.176cm" svg:x="10.168cm" svg:y="12.466cm">
            <text:p/>
            <draw:enhanced-geometry draw:mirror-horizontal="false" draw:mirror-vertical="false" draw:text-areas="0 0 ?f116 ?f117" svg:viewBox="0 0 0 0" draw:type="ooxml-non-primitive" draw:enhanced-path="M 0 52 C 272334 -5181 470651 384315 472440 548692 L 472440 548692 N">
              <draw:equation draw:name="f0" draw:formula="0*logwidth/472440"/>
              <draw:equation draw:name="f1" draw:formula="0*logheight/548640"/>
              <draw:equation draw:name="f2" draw:formula="472440*logwidth/472440"/>
              <draw:equation draw:name="f3" draw:formula="548640*logheight/548640"/>
              <draw:equation draw:name="f4" draw:formula="472440*logwidth/472440"/>
              <draw:equation draw:name="f5" draw:formula="548640*logheight/548640"/>
              <draw:equation draw:name="f6" draw:formula="0*logwidth/472440"/>
              <draw:equation draw:name="f7" draw:formula="0*logheight/548640"/>
              <draw:equation draw:name="f8" draw:formula="318913*logwidth/472440"/>
              <draw:equation draw:name="f9" draw:formula="201990*logheight/548640"/>
              <draw:equation draw:name="f10" draw:formula="472440*logwidth/472440"/>
              <draw:equation draw:name="f11" draw:formula="548640*logheight/548640"/>
              <draw:equation draw:name="f12" draw:formula="472440*logwidth/472440"/>
              <draw:equation draw:name="f13" draw:formula="548640*logheight/548640"/>
              <draw:equation draw:name="f14" draw:formula="0*logwidth/472440"/>
              <draw:equation draw:name="f15" draw:formula="133*logheight/548773"/>
              <draw:equation draw:name="f16" draw:formula="318913*logwidth/472440"/>
              <draw:equation draw:name="f17" draw:formula="202123*logheight/548773"/>
              <draw:equation draw:name="f18" draw:formula="472440*logwidth/472440"/>
              <draw:equation draw:name="f19" draw:formula="548773*logheight/548773"/>
              <draw:equation draw:name="f20" draw:formula="472440*logwidth/472440"/>
              <draw:equation draw:name="f21" draw:formula="548773*logheight/548773"/>
              <draw:equation draw:name="f22" draw:formula="0*logwidth/472440"/>
              <draw:equation draw:name="f23" draw:formula="0*logheight/548640"/>
              <draw:equation draw:name="f24" draw:formula="318913*logwidth/472440"/>
              <draw:equation draw:name="f25" draw:formula="201990*logheight/548640"/>
              <draw:equation draw:name="f26" draw:formula="472440*logwidth/472440"/>
              <draw:equation draw:name="f27" draw:formula="548640*logheight/548640"/>
              <draw:equation draw:name="f28" draw:formula="472440*logwidth/472440"/>
              <draw:equation draw:name="f29" draw:formula="548640*logheight/548640"/>
              <draw:equation draw:name="f30" draw:formula="0*logwidth/472440"/>
              <draw:equation draw:name="f31" draw:formula="0*logheight/548640"/>
              <draw:equation draw:name="f32" draw:formula="318913*logwidth/472440"/>
              <draw:equation draw:name="f33" draw:formula="201990*logheight/548640"/>
              <draw:equation draw:name="f34" draw:formula="472440*logwidth/472440"/>
              <draw:equation draw:name="f35" draw:formula="548640*logheight/548640"/>
              <draw:equation draw:name="f36" draw:formula="472440*logwidth/472440"/>
              <draw:equation draw:name="f37" draw:formula="548640*logheight/548640"/>
              <draw:equation draw:name="f38" draw:formula="0*logwidth/472440"/>
              <draw:equation draw:name="f39" draw:formula="0*logheight/548640"/>
              <draw:equation draw:name="f40" draw:formula="472440*logwidth/472440"/>
              <draw:equation draw:name="f41" draw:formula="548640*logheight/548640"/>
              <draw:equation draw:name="f42" draw:formula="472440*logwidth/472440"/>
              <draw:equation draw:name="f43" draw:formula="548640*logheight/548640"/>
              <draw:equation draw:name="f44" draw:formula="0*logwidth/472440"/>
              <draw:equation draw:name="f45" draw:formula="0*logheight/548640"/>
              <draw:equation draw:name="f46" draw:formula="472440*logwidth/472440"/>
              <draw:equation draw:name="f47" draw:formula="548640*logheight/548640"/>
              <draw:equation draw:name="f48" draw:formula="472440*logwidth/472440"/>
              <draw:equation draw:name="f49" draw:formula="548640*logheight/548640"/>
              <draw:equation draw:name="f50" draw:formula="0*logwidth/472440"/>
              <draw:equation draw:name="f51" draw:formula="0*logheight/548640"/>
              <draw:equation draw:name="f52" draw:formula="472440*logwidth/472440"/>
              <draw:equation draw:name="f53" draw:formula="548640*logheight/548640"/>
              <draw:equation draw:name="f54" draw:formula="472440*logwidth/472440"/>
              <draw:equation draw:name="f55" draw:formula="548640*logheight/548640"/>
              <draw:equation draw:name="f56" draw:formula="0*logwidth/472440"/>
              <draw:equation draw:name="f57" draw:formula="0*logheight/548640"/>
              <draw:equation draw:name="f58" draw:formula="472440*logwidth/472440"/>
              <draw:equation draw:name="f59" draw:formula="548640*logheight/548640"/>
              <draw:equation draw:name="f60" draw:formula="472440*logwidth/472440"/>
              <draw:equation draw:name="f61" draw:formula="548640*logheight/548640"/>
              <draw:equation draw:name="f62" draw:formula="0*logwidth/472440"/>
              <draw:equation draw:name="f63" draw:formula="0*logheight/548640"/>
              <draw:equation draw:name="f64" draw:formula="472440*logwidth/472440"/>
              <draw:equation draw:name="f65" draw:formula="548640*logheight/548640"/>
              <draw:equation draw:name="f66" draw:formula="472440*logwidth/472440"/>
              <draw:equation draw:name="f67" draw:formula="548640*logheight/548640"/>
              <draw:equation draw:name="f68" draw:formula="0*logwidth/472440"/>
              <draw:equation draw:name="f69" draw:formula="0*logheight/548640"/>
              <draw:equation draw:name="f70" draw:formula="472440*logwidth/472440"/>
              <draw:equation draw:name="f71" draw:formula="548640*logheight/548640"/>
              <draw:equation draw:name="f72" draw:formula="472440*logwidth/472440"/>
              <draw:equation draw:name="f73" draw:formula="548640*logheight/548640"/>
              <draw:equation draw:name="f74" draw:formula="0*logwidth/472440"/>
              <draw:equation draw:name="f75" draw:formula="66*logheight/548706"/>
              <draw:equation draw:name="f76" draw:formula="472440*logwidth/472440"/>
              <draw:equation draw:name="f77" draw:formula="548706*logheight/548706"/>
              <draw:equation draw:name="f78" draw:formula="472440*logwidth/472440"/>
              <draw:equation draw:name="f79" draw:formula="548706*logheight/548706"/>
              <draw:equation draw:name="f80" draw:formula="0*logwidth/472440"/>
              <draw:equation draw:name="f81" draw:formula="65*logheight/548705"/>
              <draw:equation draw:name="f82" draw:formula="472440*logwidth/472440"/>
              <draw:equation draw:name="f83" draw:formula="548705*logheight/548705"/>
              <draw:equation draw:name="f84" draw:formula="472440*logwidth/472440"/>
              <draw:equation draw:name="f85" draw:formula="548705*logheight/548705"/>
              <draw:equation draw:name="f86" draw:formula="0*logwidth/472440"/>
              <draw:equation draw:name="f87" draw:formula="64*logheight/548704"/>
              <draw:equation draw:name="f88" draw:formula="472440*logwidth/472440"/>
              <draw:equation draw:name="f89" draw:formula="548704*logheight/548704"/>
              <draw:equation draw:name="f90" draw:formula="472440*logwidth/472440"/>
              <draw:equation draw:name="f91" draw:formula="548704*logheight/548704"/>
              <draw:equation draw:name="f92" draw:formula="0*logwidth/472440"/>
              <draw:equation draw:name="f93" draw:formula="51*logheight/548691"/>
              <draw:equation draw:name="f94" draw:formula="472440*logwidth/472440"/>
              <draw:equation draw:name="f95" draw:formula="548691*logheight/548691"/>
              <draw:equation draw:name="f96" draw:formula="472440*logwidth/472440"/>
              <draw:equation draw:name="f97" draw:formula="548691*logheight/548691"/>
              <draw:equation draw:name="f98" draw:formula="0*logwidth/472440"/>
              <draw:equation draw:name="f99" draw:formula="51*logheight/548691"/>
              <draw:equation draw:name="f100" draw:formula="472440*logwidth/472440"/>
              <draw:equation draw:name="f101" draw:formula="548691*logheight/548691"/>
              <draw:equation draw:name="f102" draw:formula="472440*logwidth/472440"/>
              <draw:equation draw:name="f103" draw:formula="548691*logheight/548691"/>
              <draw:equation draw:name="f104" draw:formula="0*logwidth/472440"/>
              <draw:equation draw:name="f105" draw:formula="52*logheight/548692"/>
              <draw:equation draw:name="f106" draw:formula="472440*logwidth/472440"/>
              <draw:equation draw:name="f107" draw:formula="548692*logheight/548692"/>
              <draw:equation draw:name="f108" draw:formula="472440*logwidth/472440"/>
              <draw:equation draw:name="f109" draw:formula="548692*logheight/548692"/>
              <draw:equation draw:name="f110" draw:formula="0*logwidth/472440"/>
              <draw:equation draw:name="f111" draw:formula="52*logheight/548692"/>
              <draw:equation draw:name="f112" draw:formula="472440*logwidth/472440"/>
              <draw:equation draw:name="f113" draw:formula="548692*logheight/548692"/>
              <draw:equation draw:name="f114" draw:formula="472440*logwidth/472440"/>
              <draw:equation draw:name="f115" draw:formula="548692*logheight/548692"/>
              <draw:equation draw:name="f116" draw:formula="logwidth"/>
              <draw:equation draw:name="f117" draw:formula="logheight"/>
            </draw:enhanced-geometry>
          </draw:custom-shape>
          <draw:custom-shape draw:name="Rectangle 100" draw:style-name="gr28" draw:text-style-name="P9" draw:layer="layout" svg:width="3.534cm" svg:height="0.84cm" svg:x="12.406cm" svg:y="15.074cm">
            <text:p text:style-name="P31"><text:span text:style-name="T36">The second A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1" draw:style-name="gr67" draw:text-style-name="P7" draw:layer="layout" svg:x1="11.391cm" svg:y1="13.623cm" svg:x2="11.39cm" svg:y2="15.073cm">
            <text:p/>
          </draw:line>
          <draw:custom-shape draw:name="Freeform 102" draw:style-name="gr68" draw:text-style-name="P2" draw:layer="layout" svg:width="0.854cm" svg:height="0.95cm" draw:transform="rotate (0.508239878180749) translate (11.391cm 15.08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g>
        <draw:custom-shape draw:name="TextBox 104" draw:style-name="gr1" draw:text-style-name="P21" draw:layer="layout" svg:width="3.996cm" svg:height="0.695cm" svg:x="1.213cm" svg:y="2.179cm">
          <text:p text:style-name="P20"><text:span text:style-name="T39">Circl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 draw:style-name="gr1" draw:text-style-name="P9" draw:layer="layout" svg:width="5.266cm" svg:height="0.674cm" svg:x="1.219cm" svg:y="9.766cm">
          <text:p text:style-name="P29"><text:span text:style-name="T12">Bracelet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8" draw:style-name="gr77" draw:text-style-name="P7" draw:layer="layout" svg:x1="2.405cm" svg:y1="11.906cm" svg:x2="18.825cm" svg:y2="11.906cm">
          <text:p/>
        </draw:line>
        <draw:custom-shape draw:name="TextBox 109" draw:style-name="gr27" draw:text-style-name="P2" draw:layer="layout" svg:width="5.443cm" svg:height="1.394cm" svg:x="7.157cm" svg:y="15.68cm">
          <text:p text:style-name="P1"><text:span text:style-name="T24">c. Bracelet connecting edge has extra spacing that is equal to the width of an Aside b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0" draw:style-name="gr77" draw:text-style-name="P7" draw:layer="layout" svg:x1="11.392cm" svg:y1="3.118cm" svg:x2="11.392cm" svg:y2="15.679cm">
          <text:p/>
        </draw:line>
        <draw:line draw:name="Straight Connector 112" draw:style-name="gr77" draw:text-style-name="P7" draw:layer="layout" svg:x1="10.192cm" svg:y1="3.118cm" svg:x2="10.192cm" svg:y2="15.679cm">
          <text:p/>
        </draw:line>
        <draw:custom-shape draw:name="TextBox 131" draw:style-name="gr1" draw:text-style-name="P2" draw:layer="layout" svg:width="14.294cm" svg:height="1.013cm" svg:x="1.213cm" svg:y="17.661cm">
          <text:p text:style-name="P1"><text:span text:style-name="T25">Implementation Details on nex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6" draw:style-name="gr77" draw:text-style-name="P7" draw:layer="layout" svg:x1="9.091cm" svg:y1="3.106cm" svg:x2="9.091cm" svg:y2="15.679cm">
          <text:p/>
        </draw:line>
        <draw:line draw:name="Straight Connector 145" draw:style-name="gr77" draw:text-style-name="P7" draw:layer="layout" svg:x1="2.405cm" svg:y1="11.422cm" svg:x2="18.825cm" svg:y2="11.422cm">
          <text:p/>
        </draw:line>
        <draw:custom-shape draw:name="TextBox 149" draw:style-name="gr27" draw:text-style-name="P2" draw:layer="layout" svg:width="5.443cm" svg:height="1.394cm" svg:x="18.825cm" svg:y="11.064cm">
          <text:p text:style-name="P1"><text:span text:style-name="T24">b. Bracelet curvature should have a height of 1em at the beginning and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 draw:text-style-name="P2" draw:layer="layout" svg:width="1.684cm" svg:height="0.758cm" svg:x="7.974cm" svg:y="13.462cm">
          <text:p text:style-name="P6"><text:span text:style-name="T40">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1" draw:style-name="gr52" draw:text-style-name="P2" draw:layer="layout" svg:width="4.702cm" svg:height="1.011cm" svg:x="3.813cm" svg:y="14.715cm">
          <text:p text:style-name="P1"><text:span text:style-name="T35">a. Bracelet width is 1em + 1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152" draw:style-name="gr50" draw:text-style-name="P2" draw:layer="layout" svg:width="0.281cm" svg:height="0.549cm" draw:transform="rotate (-1.5707963267949) translate (9.091cm 14.002cm)">
          <text:p/>
          <draw:enhanced-geometry draw:mirror-horizontal="false" draw:mirror-vertical="tru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153" draw:style-name="gr51" draw:text-style-name="P7" draw:layer="layout" svg:x1="8.816cm" svg:y1="14.286cm" svg:x2="8.515cm" svg:y2="15.035cm">
          <text:p/>
        </draw:line>
        <draw:line draw:name="Straight Connector 160" draw:style-name="gr77" draw:text-style-name="P7" draw:layer="layout" svg:x1="8.541cm" svg:y1="11.396cm" svg:x2="8.541cm" svg:y2="14.035cm">
          <text:p/>
        </draw:line>
        <draw:custom-shape draw:name="TextBox 173" draw:style-name="gr1" draw:text-style-name="P9" draw:layer="layout" svg:width="3.996cm" svg:height="0.674cm" svg:x="20.696cm" svg:y="9.899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4"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custom-shape draw:name="Title 1" draw:style-name="gr53" draw:text-style-name="P2" draw:layer="layout" svg:width="23.088cm" svg:height="1.353cm" svg:x="1.27cm" svg:y="0.763cm">
          <text:p text:style-name="P28"><text:span text:style-name="T3">Source Connector Implemen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8.449cm" svg:height="1.013cm" svg:x="1.27cm" svg:y="2.335cm">
          <text:p text:style-name="P1"><text:span text:style-name="T25">Circle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 draw:text-style-name="P21" draw:layer="layout" svg:width="23.054cm" svg:height="1.098cm" svg:x="1.471cm" svg:y="3.665cm">
          <text:list text:style-name="L4">
            <text:list-item>
              <text:p text:style-name="P32"><text:span text:style-name="T39">Due to the limitations of PowerPoint, the following CSS definition for circles may be more sui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2" draw:layer="layout" svg:width="6.629cm" svg:height="4.245cm" svg:x="2.726cm" svg:y="4.631cm">
          <text:p text:style-name="P1"><text:span text:style-name="T41">.circle {</text:span></text:p>
          <text:p text:style-name="P1"><text:span text:style-name="T41"><text:s text:c="2"/></text:span><text:span text:style-name="T41">whitespace: pre;</text:span></text:p>
          <text:p text:style-name="P1"><text:span text:style-name="T41"><text:s text:c="2"/></text:span><text:span text:style-name="T41">display: inline-block;</text:span></text:p>
          <text:p text:style-name="P1"><text:span text:style-name="T41"><text:s text:c="2"/></text:span><text:span text:style-name="T41">border-radius: 9px;</text:span></text:p>
          <text:p text:style-name="P1"><text:span text:style-name="T41"><text:s text:c="2"/></text:span><text:span text:style-name="T41">border-width: 2pt;</text:span></text:p>
          <text:p text:style-name="P1"><text:span text:style-name="T41"><text:s text:c="2"/></text:span><text:span text:style-name="T41">margin: 0.15em 0 1em 0;</text:span></text:p>
          <text:p text:style-name="P1"><text:span text:style-name="T41"><text:s text:c="2"/></text:span><text:span text:style-name="T41">padding: 0 0.25em 0 0.25em;</text:span></text:p>
          <text:p text:style-name="P1"><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5" draw:text-style-name="P2" draw:layer="layout" svg:width="8.119cm" svg:height="1.011cm" svg:x="11.272cm" svg:y="5.046cm">
          <text:p text:style-name="P1"><text:span text:style-name="T23">Circles are preferably inline, and should never wr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26" draw:text-style-name="P7" draw:layer="layout" svg:width="3.506cm" svg:height="0.001cm" svg:x="7.764cm" svg:y="5.365cm">
          <text:p/>
          <draw:enhanced-geometry draw:mirror-horizontal="true" draw:mirror-vertical="true" svg:viewBox="0 0 21600 21600" draw:type="mso-spt32" draw:enhanced-path="M 0 0 L 21600 21600 N"/>
        </draw:custom-shape>
        <draw:custom-shape draw:name="TextBox 11" draw:style-name="gr25" draw:text-style-name="P2" draw:layer="layout" svg:width="8.119cm" svg:height="1.773cm" svg:x="11.272cm" svg:y="6.875cm">
          <text:p text:style-name="P1"><text:span text:style-name="T23">There should be “breathing room” around the circle so that the other content isn’t too tightly paired and a line can be drawn from the bottom of the cir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26" draw:text-style-name="P7" draw:layer="layout" svg:width="1.915cm" svg:height="0.001cm" svg:x="9.354cm" svg:y="7.39cm">
          <text:p/>
          <draw:enhanced-geometry draw:mirror-horizontal="true" draw:mirror-vertical="false" svg:viewBox="0 0 21600 21600" draw:type="mso-spt32" draw:enhanced-path="M 0 0 L 21600 21600 N"/>
        </draw:custom-shape>
        <draw:custom-shape draw:name="TextBox 13" draw:style-name="gr1" draw:text-style-name="P2" draw:layer="layout" svg:width="8.449cm" svg:height="1.013cm" svg:x="1.471cm" svg:y="9.426cm">
          <text:p text:style-name="P1"><text:span text:style-name="T25">Bracelet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2" draw:layer="layout" svg:width="23.054cm" svg:height="1.096cm" svg:x="1.671cm" svg:y="10.756cm">
          <text:list text:style-name="L4">
            <text:list-item>
              <text:p text:style-name="P19"><text:span text:style-name="T26">TO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 presentation:class="page"/>
          <draw:frame presentation:style-name="pr3" draw:layer="layout" svg:width="17.271cm" svg:height="12.573cm" svg:x="2.159cm" svg:y="13.271cm" presentation:class="notes" presentation:placeholder="true">
            <draw:text-box/>
          </draw:frame>
        </presentation:notes>
      </draw:page>
      <draw:page draw:name="Y-Connector Diagrams"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Y-Connector Diagrams</text:span></text:p>
          </draw:text-box>
        </draw:frame>
        <draw:custom-shape draw:name="TextBox 4" draw:style-name="gr1" draw:text-style-name="P2" draw:layer="layout" svg:width="3.996cm" svg:height="1.263cm" svg:x="20.556cm" svg:y="2.055cm">
          <text:p text:style-name="P33"><text:span text:style-name="T15">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6" draw:text-style-name="P2" draw:layer="layout" svg:width="22.859cm" svg:height="6.634cm" svg:x="1.499cm" svg:y="2.7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3" draw:style-name="gr9" draw:text-style-name="P7" draw:layer="layout" svg:x1="11.881cm" svg:y1="6.825cm" svg:x2="9.445cm" svg:y2="5.259cm">
          <text:p/>
        </draw:line>
        <draw:line draw:name="Straight Connector 41" draw:style-name="gr9" draw:text-style-name="P7" draw:layer="layout" svg:x1="14.485cm" svg:y1="5.341cm" svg:x2="11.983cm" svg:y2="6.825cm">
          <text:p/>
        </draw:line>
        <draw:g draw:name="Group 25">
          <draw:custom-shape draw:name="Rectangle 35" draw:style-name="gr19" draw:text-style-name="P2" draw:layer="layout" svg:width="4.058cm" svg:height="1.507cm" svg:x="14.44cm" svg:y="4.532cm">
            <text:p><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6" draw:style-name="gr21" draw:text-style-name="P7" draw:layer="layout" svg:x1="14.44cm" svg:y1="5.965cm" svg:x2="18.499cm" svg:y2="5.968cm">
            <text:p/>
          </draw:line>
        </draw:g>
        <draw:g draw:name="Group 26">
          <draw:custom-shape draw:name="Rectangle 33" draw:style-name="gr17" draw:text-style-name="P2" draw:layer="layout" svg:width="4.297cm" svg:height="1.507cm" svg:x="5.146cm" svg:y="4.511cm">
            <text:p text:style-name="P22"><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22" draw:text-style-name="P7" draw:layer="layout" svg:x1="5.147cm" svg:y1="5.998cm" svg:x2="9.445cm" svg:y2="5.998cm">
            <text:p/>
          </draw:line>
        </draw:g>
        <draw:g draw:name="Group 27">
          <draw:custom-shape draw:name="Elbow Connector 31" draw:style-name="gr18" draw:text-style-name="P7" draw:layer="layout" svg:width="1.692cm" svg:height="4.686cm" draw:transform="rotate (-1.5707963267949) translate (11.983cm 2.83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32" draw:style-name="gr18" draw:text-style-name="P7" draw:layer="layout" svg:width="1.692cm" svg:height="4.686cm" draw:transform="rotate (1.5707963267949) translate (11.983cm 4.53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line draw:name="Straight Connector 19" draw:style-name="gr45" draw:text-style-name="P7" draw:layer="layout" svg:x1="4.207cm" svg:y1="6.901cm" svg:x2="18.499cm" svg:y2="6.923cm">
          <text:p/>
        </draw:line>
        <draw:custom-shape draw:name="TextBox 20" draw:style-name="gr27" draw:text-style-name="P2" draw:layer="layout" svg:width="4.713cm" svg:height="1.773cm" svg:x="2.582cm" svg:y="6.181cm">
          <text:p text:style-name="P1"><text:span text:style-name="T24">a. Y-Connector destination is at different document height with respect to the source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8" draw:text-style-name="P11" draw:layer="layout" svg:width="4.259cm" svg:height="1.096cm" svg:x="9.806cm" svg:y="7.594cm">
          <text:p text:style-name="P27"><text:span text:style-name="T10">Connecting Idea</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gr79" draw:text-style-name="P7" draw:layer="layout" svg:x1="9.853cm" svg:y1="8.687cm" svg:x2="14.113cm" svg:y2="8.69cm">
          <text:p/>
        </draw:line>
        <draw:custom-shape draw:name="Straight Arrow Connector 44" draw:style-name="gr80" draw:text-style-name="P7" draw:layer="layout" svg:width="0.001cm" svg:height="0.837cm" svg:x="11.927cm" svg:y="6.773cm">
          <text:p/>
          <draw:enhanced-geometry draw:mirror-horizontal="true" draw:mirror-vertical="false" svg:viewBox="0 0 21600 21600" draw:type="mso-spt32" draw:enhanced-path="M 0 0 L 21600 21600 N"/>
        </draw:custom-shape>
        <draw:custom-shape draw:name="Rectangle 49" draw:style-name="gr16" draw:text-style-name="P2" draw:layer="layout" svg:width="22.859cm" svg:height="6.634cm" svg:x="1.499cm" svg:y="10.7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7" draw:style-name="gr9" draw:text-style-name="P7" draw:layer="layout" svg:x1="18.951cm" svg:y1="13.284cm" svg:x2="13.988cm" svg:y2="14.761cm">
          <text:p/>
        </draw:line>
        <draw:g draw:name="Group 50">
          <draw:custom-shape draw:name="Rectangle 69" draw:style-name="gr19" draw:text-style-name="P2" draw:layer="layout" svg:width="4.058cm" svg:height="1.507cm" svg:x="18.952cm" svg:y="12.531cm">
            <text:p><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0" draw:style-name="gr21" draw:text-style-name="P7" draw:layer="layout" svg:x1="18.951cm" svg:y1="13.964cm" svg:x2="23.011cm" svg:y2="13.967cm">
            <text:p/>
          </draw:line>
        </draw:g>
        <draw:line draw:name="Straight Connector 58" draw:style-name="gr9" draw:text-style-name="P7" draw:layer="layout" svg:x1="13.988cm" svg:y1="14.761cm" svg:x2="9.116cm" svg:y2="13.291cm">
          <text:p/>
        </draw:line>
        <draw:g draw:name="Group 51">
          <draw:custom-shape draw:name="Rectangle 67" draw:style-name="gr17" draw:text-style-name="P2" draw:layer="layout" svg:width="4.297cm" svg:height="1.507cm" svg:x="4.816cm" svg:y="12.537cm">
            <text:p text:style-name="P22"><text:span text:style-name="T6">Sub</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8" draw:style-name="gr22" draw:text-style-name="P7" draw:layer="layout" svg:x1="4.818cm" svg:y1="14.024cm" svg:x2="9.116cm" svg:y2="14.024cm">
            <text:p/>
          </draw:line>
        </draw:g>
        <draw:g draw:name="Group 52">
          <draw:custom-shape draw:name="Elbow Connector 64" draw:style-name="gr18" draw:text-style-name="P7" draw:layer="layout" svg:width="1.692cm" svg:height="7.006cm" draw:transform="rotate (-1.5707963267949) translate (13.974cm 10.84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66" draw:style-name="gr18" draw:text-style-name="P7" draw:layer="layout" svg:width="1.692cm" svg:height="7.006cm" draw:transform="rotate (1.5707963267949) translate (13.974cm 12.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Rectangle 55" draw:style-name="gr78" draw:text-style-name="P11" draw:layer="layout" svg:width="4.259cm" svg:height="1.096cm" svg:x="11.856cm" svg:y="15.588cm">
          <text:p text:style-name="P27"><text:span text:style-name="T10">Connecting Idea</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6" draw:style-name="gr79" draw:text-style-name="P7" draw:layer="layout" svg:x1="11.902cm" svg:y1="16.681cm" svg:x2="16.163cm" svg:y2="16.684cm">
          <text:p/>
        </draw:line>
        <draw:custom-shape draw:name="Straight Arrow Connector 59" draw:style-name="gr80" draw:text-style-name="P7" draw:layer="layout" svg:width="0.001cm" svg:height="0.837cm" svg:x="13.986cm" svg:y="14.762cm">
          <text:p/>
          <draw:enhanced-geometry draw:mirror-horizontal="true" draw:mirror-vertical="false" svg:viewBox="0 0 21600 21600" draw:type="mso-spt32" draw:enhanced-path="M 0 0 L 21600 21600 N"/>
        </draw:custom-shape>
        <draw:custom-shape draw:name="TextBox 72" draw:style-name="gr1" draw:text-style-name="P2" draw:layer="layout" svg:width="14.294cm" svg:height="1.013cm" svg:x="1.213cm" svg:y="17.661cm">
          <text:p text:style-name="P1"><text:span text:style-name="T25">Implementation Details on nex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 draw:style-name="gr1" draw:text-style-name="P2" draw:layer="layout" svg:width="5.266cm" svg:height="0.927cm" svg:x="1.219cm" svg:y="9.834cm">
          <text:p text:style-name="P1"><text:span text:style-name="T42">Distant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7" draw:style-name="gr51" draw:text-style-name="P7" draw:layer="layout" svg:x1="18.877cm" svg:y1="4.132cm" svg:x2="18.887cm" svg:y2="7.191cm">
          <text:p/>
        </draw:line>
        <draw:line draw:name="Straight Connector 78" draw:style-name="gr51" draw:text-style-name="P7" draw:layer="layout" svg:x1="18.882cm" svg:y1="5.492cm" svg:x2="19.521cm" svg:y2="5.492cm">
          <text:p/>
        </draw:line>
        <draw:custom-shape draw:name="TextBox 79" draw:style-name="gr52" draw:text-style-name="P2" draw:layer="layout" svg:width="4.226cm" svg:height="1.773cm" svg:x="19.522cm" svg:y="4.787cm">
          <text:p text:style-name="P1"><text:span text:style-name="T35">b. The Y-Connector has the same leading arrow as Horizontal 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82" draw:style-name="gr50" draw:text-style-name="P2" draw:layer="layout" svg:width="0.288cm" svg:height="0.818cm" svg:x="12.387cm" svg:y="6.773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84" draw:style-name="gr50" draw:text-style-name="P2" draw:layer="layout" svg:width="0.288cm" svg:height="0.818cm" svg:x="16.951cm" svg:y="3.713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Straight Connector 86" draw:style-name="gr51" draw:text-style-name="P7" draw:layer="layout" svg:x1="17.239cm" svg:y1="4.122cm" svg:x2="18.887cm" svg:y2="4.122cm">
          <text:p/>
        </draw:line>
        <draw:line draw:name="Straight Connector 90" draw:style-name="gr51" draw:text-style-name="P7" draw:layer="layout" svg:x1="12.675cm" svg:y1="7.181cm" svg:x2="18.902cm" svg:y2="7.191cm">
          <text:p/>
        </draw:line>
        <draw:custom-shape draw:name="TextBox 100" draw:style-name="gr1" draw:text-style-name="P2" draw:layer="layout" svg:width="5.266cm" svg:height="0.927cm" svg:x="1.213cm" svg:y="1.898cm">
          <text:p text:style-name="P1"><text:span text:style-name="T42">Nearby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1" draw:style-name="gr1" draw:text-style-name="P9" draw:layer="layout" svg:width="3.996cm" svg:height="0.674cm" svg:x="20.566cm" svg:y="10.058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4" presentation:class="page"/>
          <draw:frame presentation:style-name="pr3" draw:layer="layout" svg:width="17.271cm" svg:height="12.573cm" svg:x="2.159cm" svg:y="13.271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custom-shape draw:name="Title 1" draw:style-name="gr53" draw:text-style-name="P2" draw:layer="layout" svg:width="23.088cm" svg:height="1.353cm" svg:x="1.27cm" svg:y="0.763cm">
          <text:p text:style-name="P28"><text:span text:style-name="T3">Y-Connector 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10.092cm" svg:height="1.013cm" svg:x="1.27cm" svg:y="2.489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2.502cm" svg:height="1.945cm" svg:x="1.27cm" svg:y="3.603cm">
          <text:list text:style-name="L4">
            <text:list-item>
              <text:p text:style-name="P19"><text:span text:style-name="T26">The vertical position of the destination remains consistent.</text:span></text:p>
            </text:list-item>
            <text:list-item>
              <text:p text:style-name="P19"><text:span text:style-name="T26">If the source connectors horizontal distance increase, the bend increa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5" presentation:class="page"/>
          <draw:frame presentation:style-name="pr3" draw:layer="layout" svg:width="17.271cm" svg:height="12.573cm" svg:x="2.159cm" svg:y="13.271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custom-shape draw:name="Rectangle 57" draw:style-name="gr16" draw:text-style-name="P2" draw:layer="layout" svg:width="22.859cm" svg:height="7.574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3" draw:text-style-name="P2" draw:layer="layout" svg:width="23.088cm" svg:height="1.353cm" svg:x="1.27cm" svg:y="0.763cm">
          <text:p text:style-name="P28"><text:span text:style-name="T3">Proced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1" draw:text-style-name="P9" draw:layer="layout" svg:width="3.996cm" svg:height="0.674cm" svg:x="20.556cm" svg:y="2.055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2" draw:layer="layout" svg:width="8.449cm" svg:height="1.013cm" svg:x="1.499cm" svg:y="10.358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2" draw:layer="layout" svg:width="23.054cm" svg:height="5.072cm" svg:x="1.735cm" svg:y="11.422cm">
          <text:list text:style-name="L4">
            <text:list-item>
              <text:p text:style-name="P1"><text:span text:style-name="T26">The curvature of Procedural numerals can be represented by this CSS definition:</text:span><text:span text:style-name="T26"><text:line-break/></text:span><text:span text:style-name="T26"/></text:p>
            </text:list-item>
          </text:list>
          <text:p text:style-name="P34"><text:span text:style-name="T43">font-size: 1.75em;</text:span></text:p>
          <text:p text:style-name="P34"><text:span text:style-name="T43">margin: 0;</text:span></text:p>
          <text:p text:style-name="P34"><text:span text:style-name="T43">padding: 0.10em 0.65em 0.35em 0.35em;</text:span></text:p>
          <text:p text:style-name="P34"><text:span text:style-name="T43">border-width: 0 3pt 3pt 0;</text:span></text:p>
          <text:p text:style-name="P34"><text:span text:style-name="T43">border-radius: 0 0 999px 0;</text:span><text:span text:style-name="T43"><text:line-break/></text:span><text:span text:style-name="T43"/></text:p>
          <text:list text:style-name="L8">
            <text:list-item>
              <text:p text:style-name="P19"><text:span text:style-name="T44">The Procedural numerals may assume a background color similar to the Categor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28" draw:text-style-name="P2" draw:layer="layout" svg:width="5.633cm" svg:height="1.163cm" svg:x="10.908cm" svg:y="7.249cm">
          <text:p text:style-name="P1"><text:span text:style-name="T10">Make sure the equation is in the y = mx + b 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5" draw:style-name="gr81" draw:text-style-name="P7" draw:layer="layout" svg:x1="8.904cm" svg:y1="7.597cm" svg:x2="8.904cm" svg:y2="9.523cm">
          <text:p/>
        </draw:line>
        <draw:custom-shape draw:name="Rectangle 125" draw:style-name="gr28" draw:text-style-name="P2" draw:layer="layout" svg:width="0.813cm" svg:height="1.08cm" svg:x="10.055cm" svg:y="9.1cm">
          <text:p text:style-name="P1"><text:span text:style-name="T4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28" draw:text-style-name="P2" draw:layer="layout" svg:width="4.435cm" svg:height="1.163cm" svg:x="10.852cm" svg:y="9.162cm">
          <text:p text:style-name="P1"><text:span text:style-name="T10">Plot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 draw:style-name="gr61" draw:text-style-name="P7" draw:layer="layout" svg:width="1.301cm" svg:height="0.001cm" svg:x="8.876cm" svg:y="9.524cm">
          <text:p/>
          <draw:enhanced-geometry draw:mirror-horizontal="false" draw:mirror-vertical="false" svg:viewBox="0 0 21600 21600" draw:type="mso-spt32" draw:enhanced-path="M 0 0 L 21600 21600 N"/>
        </draw:custom-shape>
        <draw:line draw:name="Straight Connector 33" draw:style-name="gr77" draw:text-style-name="P7" draw:layer="layout" svg:x1="10.206cm" svg:y1="7.765cm" svg:x2="17.244cm" svg:y2="7.765cm">
          <text:p/>
        </draw:line>
        <draw:custom-shape draw:name="TextBox 36" draw:style-name="gr27" draw:text-style-name="P2" draw:layer="layout" svg:width="5.443cm" svg:height="1.394cm" svg:x="17.244cm" svg:y="7.423cm">
          <text:p text:style-name="P1"><text:span text:style-name="T24">a. Alignment of Procedure numerals are identical to the content of their descri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55" draw:style-name="gr66" draw:text-style-name="P2" draw:layer="layout" svg:width="1.288cm" svg:height="1.188cm" draw:transform="rotate (-1.5707963267949) translate (10.852cm 8.68cm)">
          <text:p/>
          <draw:enhanced-geometry draw:mirror-horizontal="false" draw:mirror-vertical="false" draw:text-areas="?f36 ?f42 ?f24 ?f30" svg:viewBox="0 0 0 0" draw:type="ooxml-arc" draw:modifiers="16200000 90465" draw:enhanced-path="M ?f16 ?f18  L ?f5 ?f7 Z S N M ?f46 ?f47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name="Group 18">
          <draw:custom-shape draw:name="Rectangle 98" draw:style-name="gr17" draw:text-style-name="P2" draw:layer="layout" svg:width="4.297cm" svg:height="1.507cm" svg:x="8.389cm" svg:y="3.652cm">
            <text:p><text:span text:style-name="T6">Graphing a straight lin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99" draw:style-name="gr22" draw:text-style-name="P7" draw:layer="layout" svg:x1="8.39cm" svg:y1="5.139cm" svg:x2="12.688cm" svg:y2="5.139cm">
              <text:p/>
            </draw:line>
            <draw:custom-shape draw:name="Rectangle 101" draw:style-name="gr28" draw:text-style-name="P2" draw:layer="layout" svg:width="1.846cm" svg:height="1.08cm" svg:x="10.055cm" svg:y="7.183cm">
              <text:p><text:span text:style-name="T4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4" draw:style-name="gr61" draw:text-style-name="P7" draw:layer="layout" svg:width="1.223cm" svg:height="0.001cm" svg:x="8.932cm" svg:y="7.595cm">
              <text:p/>
              <draw:enhanced-geometry draw:mirror-horizontal="false" draw:mirror-vertical="true" svg:viewBox="0 0 21600 21600" draw:type="mso-spt32" draw:enhanced-path="M 0 0 L 21600 21600 N"/>
            </draw:custom-shape>
            <draw:line draw:name="Straight Connector 37" draw:style-name="gr60" draw:text-style-name="P7" draw:layer="layout" svg:x1="10.128cm" svg:y1="6.42cm" svg:x2="8.904cm" svg:y2="7.597cm">
              <text:p/>
            </draw:line>
            <draw:custom-shape draw:name="Arc 23" draw:style-name="gr66" draw:text-style-name="P2" draw:layer="layout" svg:width="1.288cm" svg:height="1.188cm" draw:transform="rotate (-1.5707963267949) translate (10.852cm 6.793cm)">
              <text:p/>
              <draw:enhanced-geometry draw:mirror-horizontal="false" draw:mirror-vertical="false" draw:text-areas="?f36 ?f42 ?f24 ?f30" svg:viewBox="0 0 0 0" draw:type="ooxml-arc" draw:modifiers="16200000 90465" draw:enhanced-path="M ?f16 ?f18  L ?f5 ?f7 Z S N M ?f46 ?f47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TextBox 2" draw:style-name="gr15" draw:text-style-name="P2" draw:layer="layout" svg:width="1.943cm" svg:height="0.758cm" svg:x="9.574cm" svg:y="5.66cm">
              <text:p text:style-name="P22"><text:span text:style-name="T46">5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22" draw:text-style-name="P7" draw:layer="layout" svg:x1="10.546cm" svg:y1="5.659cm" svg:x2="10.546cm" svg:y2="5.161cm">
              <text:p/>
            </draw:line>
          </draw:g>
        </draw:g>
        <draw:custom-shape draw:name="Straight Arrow Connector 45" draw:style-name="gr8" draw:text-style-name="P7" draw:layer="layout" svg:width="0.001cm" svg:height="0.882cm" svg:x="10.54cm" svg:y="2.752cm">
          <text:p/>
          <draw:enhanced-geometry draw:mirror-horizontal="false" draw:mirror-vertical="false" svg:viewBox="0 0 21600 21600" draw:type="mso-spt32" draw:enhanced-path="M 0 0 L 21600 21600 N"/>
        </draw:custom-shape>
        <draw:custom-shape draw:name="TextBox 49"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6" presentation:class="page"/>
          <draw:frame presentation:style-name="pr3" draw:layer="layout" svg:width="17.271cm" svg:height="12.573cm" svg:x="2.159cm" svg:y="13.271cm" presentation:class="notes" presentation:placeholder="true">
            <draw:text-box/>
          </draw:frame>
        </presentation:notes>
      </draw:page>
      <draw:page draw:name="Label"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Label</text:span></text:p>
          </draw:text-box>
        </draw:frame>
        <draw:custom-shape draw:name="Rectangle 3" draw:style-name="gr16" draw:text-style-name="P2" draw:layer="layout" svg:width="22.859cm" svg:height="6.794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3.996cm" svg:height="0.674cm" svg:x="20.556cm" svg:y="2.055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8.449cm" svg:height="1.013cm" svg:x="1.263cm" svg:y="9.864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 draw:text-style-name="P2" draw:layer="layout" svg:width="23.054cm" svg:height="3.639cm" svg:x="1.499cm" svg:y="10.862cm">
          <text:list text:style-name="L4">
            <text:list-item>
              <text:p text:style-name="P19"><text:span text:style-name="T26">Labels add a consistent height underneath their source.</text:span></text:p>
            </text:list-item>
            <text:list-item>
              <text:p text:style-name="P19"><text:span text:style-name="T26">They are always one line.</text:span></text:p>
            </text:list-item>
            <text:list-item>
              <text:p text:style-name="P19"><text:span text:style-name="T26">Their color should match the line color.</text:span></text:p>
            </text:list-item>
          </text:list>
          <text:p text:style-name="P19"><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Rectangle 19" draw:style-name="gr78" draw:text-style-name="P11" draw:layer="layout" svg:width="3.239cm" svg:height="0.818cm" svg:x="2.753cm" svg:y="5.089cm">
            <text:p text:style-name="P30"><text:span text:style-name="T47">Has 3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9" draw:text-style-name="P7" draw:layer="layout" svg:x1="7.006cm" svg:y1="4.543cm" svg:x2="1.739cm" svg:y2="4.543cm">
            <text:p/>
          </draw:line>
          <draw:custom-shape draw:name="Rectangle 35" draw:style-name="gr23" draw:text-style-name="P24" draw:layer="layout" svg:width="5.695cm" svg:height="1.128cm" svg:x="1.499cm" svg:y="3.462cm">
            <text:p text:style-name="P23"><text:span text:style-name="T48">Geometric Trian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82" draw:text-style-name="P7" draw:layer="layout" svg:x1="4.346cm" svg:y1="5.088cm" svg:x2="4.346cm" svg:y2="4.59cm">
            <text:p/>
          </draw:line>
          <draw:line draw:name="Straight Connector 26" draw:style-name="gr82" draw:text-style-name="P7" draw:layer="layout" svg:x1="4.346cm" svg:y1="6.379cm" svg:x2="4.346cm" svg:y2="5.881cm">
            <text:p/>
          </draw:line>
          <draw:g draw:name="Group 28">
            <draw:custom-shape draw:name="Freeform 29" draw:style-name="gr42" draw:text-style-name="P2" draw:layer="layout" svg:width="0.761cm" svg:height="0.909cm" svg:x="10.684cm" svg:y="5.877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30" draw:style-name="gr42" draw:text-style-name="P2" draw:layer="layout" svg:width="0.761cm" svg:height="0.909cm" svg:x="9.877cm" svg:y="5.877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TextBox 31" draw:style-name="gr15" draw:text-style-name="P2" draw:layer="layout" svg:width="2.683cm" svg:height="0.843cm" svg:x="9.328cm" svg:y="5.088cm">
              <text:p text:style-name="P22"><text:span text:style-name="T49">Two w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2" draw:style-name="gr22" draw:text-style-name="P7" draw:layer="layout" svg:x1="10.669cm" svg:y1="5.087cm" svg:x2="10.669cm" svg:y2="4.589cm">
              <text:p/>
            </draw:line>
            <draw:custom-shape draw:name="Rectangle 33" draw:style-name="gr78" draw:text-style-name="P11" draw:layer="layout" svg:width="2.683cm" svg:height="1.096cm" svg:x="7.193cm" svg:y="6.435cm">
              <text:p text:style-name="P30"><text:span text:style-name="T10">Hard Wa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6" draw:style-name="gr83" draw:text-style-name="P7" draw:layer="layout" svg:x1="7.194cm" svg:y1="7.531cm" svg:x2="9.878cm" svg:y2="7.534cm">
              <text:p/>
            </draw:line>
            <draw:custom-shape draw:name="Rectangle 37" draw:style-name="gr78" draw:text-style-name="P11" draw:layer="layout" svg:width="2.683cm" svg:height="1.096cm" svg:x="11.542cm" svg:y="6.506cm">
              <text:p text:style-name="P30"><text:span text:style-name="T10">Easy Wa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gr83" draw:text-style-name="P7" draw:layer="layout" svg:x1="11.544cm" svg:y1="7.602cm" svg:x2="14.227cm" svg:y2="7.605cm">
              <text:p/>
            </draw:line>
          </draw:g>
          <draw:custom-shape draw:name="Rectangle 40" draw:style-name="gr17" draw:text-style-name="P2" draw:layer="layout" svg:width="4.297cm" svg:height="1.507cm" svg:x="15.492cm" svg:y="3.049cm">
            <text:p><text:span text:style-name="T6">Graphing a straight lin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 draw:style-name="gr22" draw:text-style-name="P7" draw:layer="layout" svg:x1="15.493cm" svg:y1="4.536cm" svg:x2="19.791cm" svg:y2="4.536cm">
            <text:p/>
          </draw:line>
          <draw:g draw:name="Group 8">
            <draw:custom-shape draw:name="Rectangle 46" draw:style-name="gr28" draw:text-style-name="P2" draw:layer="layout" svg:width="1.846cm" svg:height="1.08cm" svg:x="17.157cm" svg:y="6.685cm">
              <text:p><text:span text:style-name="T4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8" draw:style-name="gr61" draw:text-style-name="P7" draw:layer="layout" svg:width="1.223cm" svg:height="0.001cm" svg:x="16.035cm" svg:y="7.097cm">
              <text:p/>
              <draw:enhanced-geometry draw:mirror-horizontal="false" draw:mirror-vertical="true" svg:viewBox="0 0 21600 21600" draw:type="mso-spt32" draw:enhanced-path="M 0 0 L 21600 21600 N"/>
            </draw:custom-shape>
            <draw:line draw:name="Straight Connector 49" draw:style-name="gr60" draw:text-style-name="P7" draw:layer="layout" svg:x1="17.231cm" svg:y1="5.922cm" svg:x2="16.006cm" svg:y2="7.099cm">
              <text:p/>
            </draw:line>
            <draw:custom-shape draw:name="Arc 50" draw:style-name="gr66" draw:text-style-name="P2" draw:layer="layout" svg:width="1.288cm" svg:height="1.188cm" draw:transform="rotate (-1.5707963267949) translate (17.954cm 6.295cm)">
              <text:p/>
              <draw:enhanced-geometry draw:mirror-horizontal="false" draw:mirror-vertical="false" draw:text-areas="?f36 ?f42 ?f24 ?f30" svg:viewBox="0 0 0 0" draw:type="ooxml-arc" draw:modifiers="16200000 90465" draw:enhanced-path="M ?f16 ?f18  L ?f5 ?f7 Z S N M ?f46 ?f47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custom-shape draw:name="TextBox 51" draw:style-name="gr15" draw:text-style-name="P2" draw:layer="layout" svg:width="1.943cm" svg:height="0.758cm" svg:x="16.677cm" svg:y="5.099cm">
            <text:p text:style-name="P22"><text:span text:style-name="T46">5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2" draw:style-name="gr22" draw:text-style-name="P7" draw:layer="layout" svg:x1="17.648cm" svg:y1="5.087cm" svg:x2="17.648cm" svg:y2="4.605cm">
            <text:p/>
          </draw:line>
          <draw:line draw:name="Straight Connector 53" draw:style-name="gr45" draw:text-style-name="P7" draw:layer="layout" svg:x1="1.8cm" svg:y1="5.732cm" svg:x2="21.59cm" svg:y2="5.732cm">
            <text:p/>
          </draw:line>
          <draw:line draw:name="Straight Connector 54" draw:style-name="gr45" draw:text-style-name="P7" draw:layer="layout" svg:x1="1.739cm" svg:y1="4.584cm" svg:x2="21.59cm" svg:y2="4.607cm">
            <text:p/>
          </draw:line>
          <draw:line draw:name="Straight Connector 55" draw:style-name="gr45" draw:text-style-name="P7" draw:layer="layout" svg:x1="1.782cm" svg:y1="5.872cm" svg:x2="21.59cm" svg:y2="5.922cm">
            <text:p/>
          </draw:line>
          <draw:line draw:name="Straight Connector 56" draw:style-name="gr45" draw:text-style-name="P7" draw:layer="layout" svg:x1="1.764cm" svg:y1="5.076cm" svg:x2="21.59cm" svg:y2="5.098cm">
            <text:p/>
          </draw:line>
        </draw:g>
        <draw:line draw:name="Straight Connector 68" draw:style-name="gr77" draw:text-style-name="P7" draw:layer="layout" svg:x1="21.576cm" svg:y1="4.381cm" svg:x2="21.576cm" svg:y2="5.931cm">
          <text:p/>
        </draw:line>
        <draw:custom-shape draw:name="TextBox 69" draw:style-name="gr27" draw:text-style-name="P2" draw:layer="layout" svg:width="4.064cm" svg:height="1.773cm" svg:x="20.065cm" svg:y="3.049cm">
          <text:p text:style-name="P1"><text:span text:style-name="T24">b. Spacing and alignment of labels are consistent across all sha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5" draw:text-style-name="P2" draw:layer="layout" svg:width="4.015cm" svg:height="1.394cm" svg:x="11.065cm" svg:y="3.183cm">
          <text:p text:style-name="P1"><text:span text:style-name="T23">a. Labels have the same font size as the destination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2" draw:style-name="gr26" draw:text-style-name="P7" draw:layer="layout" svg:width="0.001cm" svg:height="2.077cm" svg:x="12.259cm" svg:y="4.607cm">
          <text:p/>
          <draw:enhanced-geometry draw:mirror-horizontal="false" draw:mirror-vertical="false" svg:viewBox="0 0 21600 21600" draw:type="mso-spt32" draw:enhanced-path="M 0 0 L 21600 21600 N"/>
        </draw:custom-shape>
        <draw:custom-shape draw:name="Rectangle 75" draw:style-name="gr28" draw:text-style-name="P2" draw:layer="layout" svg:width="5.633cm" svg:height="1.163cm" svg:x="18.068cm" svg:y="6.788cm">
          <text:p text:style-name="P1"><text:span text:style-name="T10">Make sure the equation is in the y = mx + b 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9" draw:style-name="gr26" draw:text-style-name="P7" draw:layer="layout" svg:width="0.714cm" svg:height="0.719cm" svg:x="11.544cm" svg:y="4.607cm">
          <text:p/>
          <draw:enhanced-geometry draw:mirror-horizontal="true" draw:mirror-vertical="false" svg:viewBox="0 0 21600 21600" draw:type="mso-spt32" draw:enhanced-path="M 0 0 L 21600 21600 N"/>
        </draw:custom-shape>
        <draw:custom-shape draw:name="Straight Arrow Connector 83" draw:style-name="gr26" draw:text-style-name="P7" draw:layer="layout" svg:width="1.904cm" svg:height="0.741cm" svg:x="15.081cm" svg:y="4.585cm">
          <text:p/>
          <draw:enhanced-geometry draw:mirror-horizontal="false" draw:mirror-vertical="false" svg:viewBox="0 0 21600 21600" draw:type="mso-spt32" draw:enhanced-path="M 0 0 L 21600 21600 N"/>
        </draw:custom-shape>
        <draw:custom-shape draw:name="Straight Arrow Connector 90" draw:style-name="gr26" draw:text-style-name="P7" draw:layer="layout" svg:width="3.227cm" svg:height="2.18cm" svg:x="15.081cm" svg:y="4.607cm">
          <text:p/>
          <draw:enhanced-geometry draw:mirror-horizontal="false" draw:mirror-vertical="false" svg:viewBox="0 0 21600 21600" draw:type="mso-spt32" draw:enhanced-path="M 0 0 L 21600 21600 N"/>
        </draw:custom-shape>
        <presentation:notes draw:style-name="dp2">
          <draw:page-thumbnail draw:style-name="gr2" draw:layer="layout" svg:width="13.968cm" svg:height="10.476cm" svg:x="3.81cm" svg:y="2.123cm" draw:page-number="17" presentation:class="page"/>
          <draw:frame presentation:style-name="pr3" draw:layer="layout" svg:width="17.271cm" svg:height="12.573cm" svg:x="2.159cm" svg:y="13.271cm" presentation:class="notes" presentation:placeholder="true">
            <draw:text-box/>
          </draw:frame>
        </presentation:notes>
      </draw:page>
      <draw:page draw:name="Document Height Style"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Document Height Style</text:span></text:p>
          </draw:text-box>
        </draw:frame>
        <draw:custom-shape draw:name="Rectangle 3" draw:style-name="gr16" draw:text-style-name="P2" draw:layer="layout" svg:width="8.364cm" svg:height="14.392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9" draw:layer="layout" svg:width="4.127cm" svg:height="0.674cm" svg:x="5.98cm" svg:y="2.069cm">
          <text:p text:style-name="P8"><text:span text:style-name="T12">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8.449cm" svg:height="1.013cm" svg:x="10.809cm" svg:y="2.752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Rectangle 25" draw:style-name="gr78" draw:text-style-name="P36" draw:layer="layout" svg:width="4.259cm" svg:height="1.032cm" svg:x="3.22cm" svg:y="5.929cm">
            <text:p text:style-name="P35"><text:span text:style-name="T50">Title of a Categor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84" draw:text-style-name="P7" draw:layer="layout" svg:x1="3.222cm" svg:y1="6.961cm" svg:x2="7.482cm" svg:y2="6.963cm">
            <text:p/>
          </draw:line>
        </draw:g>
        <draw:g draw:name="Group 29">
          <draw:line draw:name="Straight Connector 30" draw:style-name="gr85" draw:text-style-name="P7" draw:layer="layout" svg:x1="7.613cm" svg:y1="4.276cm" svg:x2="3.205cm" svg:y2="4.276cm">
            <text:p/>
          </draw:line>
          <draw:custom-shape draw:name="Rectangle 31" draw:style-name="gr23" draw:text-style-name="P38" draw:layer="layout" svg:width="4.822cm" svg:height="1.128cm" svg:x="3.005cm" svg:y="3.213cm">
            <text:p text:style-name="P37"><text:span text:style-name="T51">Document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3" draw:style-name="gr78" draw:text-style-name="P21" draw:layer="layout" svg:width="4.259cm" svg:height="1.096cm" svg:x="3.22cm" svg:y="8.508cm">
          <text:p text:style-name="P39"><text:span text:style-name="T28">Title of a Categor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86" draw:text-style-name="P7" draw:layer="layout" svg:x1="3.221cm" svg:y1="9.604cm" svg:x2="7.482cm" svg:y2="9.607cm">
          <text:p/>
        </draw:line>
        <draw:custom-shape draw:name="TextBox 6" draw:style-name="gr15" draw:text-style-name="P2" draw:layer="layout" svg:width="1.481cm" svg:height="1.944cm" svg:x="1.375cm" svg:y="2.891cm">
          <text:p text:style-name="P1"><text:span text:style-name="T5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5" draw:text-style-name="P2" draw:layer="layout" svg:width="1.481cm" svg:height="1.944cm" svg:x="1.375cm" svg:y="5.46cm">
          <text:p text:style-name="P1"><text:span text:style-name="T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5" draw:text-style-name="P2" draw:layer="layout" svg:width="1.481cm" svg:height="1.944cm" svg:x="1.443cm" svg:y="8.129cm">
          <text:p text:style-name="P1"><text:span text:style-name="T5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5" draw:text-style-name="P2" draw:layer="layout" svg:width="1.68cm" svg:height="1.944cm" svg:x="1.454cm" svg:y="13.239cm">
          <text:p text:style-name="P1"><text:span text:style-name="T5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 draw:text-style-name="P41" draw:layer="layout" svg:width="0.961cm" svg:height="3.806cm" svg:x="1.813cm" svg:y="9.902cm">
          <text:p text:style-name="P40"><text:span text:style-name="T54">.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 draw:text-style-name="P2" draw:layer="layout" svg:width="14.037cm" svg:height="1.096cm" svg:x="10.809cm" svg:y="3.947cm">
          <text:list text:style-name="L4">
            <text:list-item>
              <text:p text:style-name="P19"><text:span text:style-name="T26">TO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77" draw:text-style-name="P7" draw:layer="layout" svg:x1="3.488cm" svg:y1="3.213cm" svg:x2="3.488cm" svg:y2="15.539cm">
          <text:p/>
        </draw:line>
        <draw:line draw:name="Straight Connector 49" draw:style-name="gr77" draw:text-style-name="P7" draw:layer="layout" svg:x1="3.222cm" svg:y1="3.213cm" svg:x2="3.222cm" svg:y2="15.539cm">
          <text:p/>
        </draw:line>
        <draw:custom-shape draw:name="TextBox 50" draw:style-name="gr27" draw:text-style-name="P2" draw:layer="layout" svg:width="3.873cm" svg:height="1.392cm" svg:x="2.801cm" svg:y="15.45cm">
          <text:p text:style-name="P1"><text:span text:style-name="T24">Text Indent remains the same for every le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78" draw:text-style-name="P9" draw:layer="layout" svg:width="4.259cm" svg:height="1.096cm" svg:x="3.203cm" svg:y="13.729cm">
          <text:p text:style-name="P42"><text:span text:style-name="T36">Title of a Categor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7" draw:style-name="gr86" draw:text-style-name="P7" draw:layer="layout" svg:x1="3.205cm" svg:y1="14.825cm" svg:x2="7.465cm" svg:y2="14.828cm">
          <text:p/>
        </draw:line>
        <presentation:notes draw:style-name="dp2">
          <draw:page-thumbnail draw:style-name="gr2" draw:layer="layout" svg:width="13.968cm" svg:height="10.476cm" svg:x="3.81cm" svg:y="2.123cm" draw:page-number="18" presentation:class="page"/>
          <draw:frame presentation:style-name="pr3" draw:layer="layout" svg:width="17.271cm" svg:height="12.573cm" svg:x="2.159cm" svg:y="13.271cm" presentation:class="notes" presentation:placeholder="true">
            <draw:text-box/>
          </draw:frame>
        </presentation:notes>
      </draw:page>
      <draw:page draw:name="Viewport"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Viewport</text:span></text:p>
          </draw:text-box>
        </draw:frame>
        <draw:custom-shape draw:name="Rectangle 3" draw:style-name="gr16" draw:text-style-name="P2" draw:layer="layout" svg:width="22.859cm" svg:height="6.349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3.996cm" svg:height="1.263cm" svg:x="20.556cm" svg:y="2.055cm">
          <text:p text:style-name="P33"><text:span text:style-name="T15">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8.449cm" svg:height="1.013cm" svg:x="1.27cm" svg:y="9.483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9" presentation:class="page"/>
          <draw:frame presentation:style-name="pr3" draw:layer="layout" svg:width="17.271cm" svg:height="12.573cm" svg:x="2.159cm" svg:y="13.271cm" presentation:class="notes" presentation:placeholder="true">
            <draw:text-box/>
          </draw:frame>
        </presentation:notes>
      </draw:page>
      <draw:page draw:name="Document Flow"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1.27cm" svg:y="0.763cm" presentation:class="title" presentation:user-transformed="true">
          <draw:text-box>
            <text:p text:style-name="P3"><text:span text:style-name="T3">Document Flow</text:span></text:p>
          </draw:text-box>
        </draw:frame>
        <draw:custom-shape draw:name="Rectangle 3" draw:style-name="gr16" draw:text-style-name="P2" draw:layer="layout" svg:width="22.859cm" svg:height="6.349cm" svg:x="1.499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3.996cm" svg:height="1.263cm" svg:x="20.556cm" svg:y="2.055cm">
          <text:p text:style-name="P33"><text:span text:style-name="T15">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8.449cm" svg:height="1.013cm" svg:x="1.27cm" svg:y="9.483cm">
          <text:p text:style-name="P1"><text:span text:style-name="T25">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6.739cm" svg:height="0.758cm" svg:x="18.965cm" svg:y="-0.018cm">
          <text:p text:style-name="P1"><text:span text:style-name="T11">IN PROGRESS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0" presentation:class="page"/>
          <draw:frame presentation:style-name="pr3" draw:layer="layout" svg:width="17.271cm" svg:height="12.573cm" svg:x="2.159cm" svg:y="13.271cm" presentation:class="notes" presentation:placeholder="true">
            <draw:text-box/>
          </draw:frame>
        </presentation:notes>
      </draw:page>
      <draw:page draw:name="Archive" draw:style-name="dp1" draw:master-page-name="Title_20_and_20_Content" presentation:presentation-page-layout-name="AL2T11">
        <office:forms form:automatic-focus="false" form:apply-design-mode="false"/>
        <draw:frame draw:name="Title 1" presentation:style-name="pr2" draw:text-style-name="P2" draw:layer="layout" svg:width="22.859cm" svg:height="3.174cm" svg:x="0.595cm" svg:y="5.972cm" presentation:class="title" presentation:user-transformed="true">
          <draw:text-box>
            <text:p text:style-name="P43"><text:span text:style-name="T55">Archive</text:span></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3cm" svg:x="2.159cm" svg:y="13.271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custom-shape draw:name="Rectangle 23" draw:style-name="gr16" draw:text-style-name="P2" draw:layer="layout" svg:width="23.74cm" svg:height="14.941cm" svg:x="0.617cm" svg:y="2.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2" draw:layer="layout" svg:width="8.242cm" svg:height="2.784cm" svg:x="9.04cm" svg:y="5.61cm">
          <text:p text:style-name="P1"><text:span text:style-name="T10">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 draw:text-style-name="P2" draw:layer="layout" svg:width="8.333cm" svg:height="2.784cm" svg:x="16.025cm" svg:y="11.437cm">
          <text:p text:style-name="P1"><text:span text:style-name="T10">But once these internal and foreign threats were under control in the spring of 1794, Terror continued at the direction of the Committee of Public Saf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 draw:style-name="gr42" draw:text-style-name="P2" draw:layer="layout" svg:width="0.761cm" svg:height="0.909cm" svg:x="15.406cm" svg:y="10.812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Rectangle 47" draw:style-name="gr17" draw:text-style-name="P2" draw:layer="layout" svg:width="4.297cm" svg:height="1.507cm" svg:x="11.01cm" svg:y="3cm">
          <text:p text:style-name="P6"><text:span text:style-name="T6">Events Leading to French Revolu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22" draw:text-style-name="P7" draw:layer="layout" svg:x1="11.012cm" svg:y1="4.487cm" svg:x2="15.31cm" svg:y2="4.487cm">
          <text:p/>
        </draw:line>
        <draw:custom-shape draw:name="Down Arrow 54" draw:style-name="gr6" draw:text-style-name="P2" draw:layer="layout" svg:width="1.042cm" svg:height="0.905cm" svg:x="12.598cm" svg:y="4.37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4" draw:style-name="gr44" draw:text-style-name="P2" draw:layer="layout" svg:width="0.418cm" svg:height="0.462cm" svg:x="12.91cm" svg:y="4.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2" draw:layer="layout" svg:width="1.391cm" svg:height="0.126cm" svg:x="12.388cm" svg:y="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2" draw:layer="layout" svg:width="3.996cm" svg:height="1.263cm" svg:x="20.556cm" svg:y="1.931cm">
          <text:p text:style-name="P33"><text:span text:style-name="T15">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3" draw:text-style-name="P2" draw:layer="layout" svg:width="23.088cm" svg:height="1.353cm" svg:x="1.27cm" svg:y="0.763cm">
          <text:p text:style-name="P28"><text:span text:style-name="T3">Path (Vertical) Bifur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1" draw:text-style-name="P2" draw:layer="layout" svg:width="7.132cm" svg:height="2.277cm" svg:x="3.136cm" svg:y="11.359cm">
          <text:p text:style-name="P33"><text:span text:style-name="T10">The so-called reign of Terror was instituted to quash both internal and foreign forces of counter revolution. </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1" draw:text-style-name="P2" draw:layer="layout" svg:width="8.562cm" svg:height="2.784cm" svg:x="0.093cm" svg:y="13.98cm">
          <text:p text:style-name="P33"><text:span text:style-name="T10">But once these internal and foreign threats were under control in the spring of 1794, Terror continued at the direction of the Committee of Public Safet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9" draw:style-name="gr42" draw:text-style-name="P2" draw:layer="layout" svg:width="0.761cm" svg:height="0.909cm" svg:x="8.511cm" svg:y="13.355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TextBox 33" draw:style-name="gr15" draw:text-style-name="P2" draw:layer="layout" svg:width="6.354cm" svg:height="0.758cm" svg:x="19.319cm" svg:y="-0.018cm">
          <text:p text:style-name="P1"><text:span text:style-name="T17">COMPLETED FEB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8" draw:style-name="gr42" draw:text-style-name="P2" draw:layer="layout" svg:width="0.761cm" svg:height="0.909cm" svg:x="10.196cm" svg:y="10.742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g draw:name="Group 3">
          <draw:custom-shape draw:name="Freeform 20" draw:style-name="gr42" draw:text-style-name="P2" draw:layer="layout" svg:width="0.761cm" svg:height="0.909cm" svg:x="13.205cm" svg:y="9.056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46" draw:style-name="gr42" draw:text-style-name="P2" draw:layer="layout" svg:width="0.761cm" svg:height="0.909cm" svg:x="12.397cm" svg:y="9.056cm">
            <text:p/>
            <draw:enhanced-geometry draw:mirror-horizontal="tru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TextBox 28" draw:style-name="gr15" draw:text-style-name="P2" draw:layer="layout" svg:width="2.683cm" svg:height="0.843cm" svg:x="11.849cm" svg:y="8.266cm">
            <text:p text:style-name="P22"><text:span text:style-name="T56">Two w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9" draw:style-name="gr22" draw:text-style-name="P7" draw:layer="layout" svg:x1="13.19cm" svg:y1="8.265cm" svg:x2="13.19cm" svg:y2="7.767cm">
            <text:p/>
          </draw:line>
          <draw:custom-shape draw:name="Rectangle 31" draw:style-name="gr78" draw:text-style-name="P2" draw:layer="layout" svg:width="2.683cm" svg:height="1.096cm" svg:x="9.713cm" svg:y="9.613cm">
            <text:p text:style-name="P22"><text:span text:style-name="T8">Hard Wa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83" draw:text-style-name="P7" draw:layer="layout" svg:x1="9.715cm" svg:y1="10.709cm" svg:x2="12.399cm" svg:y2="10.712cm">
            <text:p/>
          </draw:line>
          <draw:custom-shape draw:name="Rectangle 40" draw:style-name="gr78" draw:text-style-name="P2" draw:layer="layout" svg:width="2.683cm" svg:height="1.096cm" svg:x="14.063cm" svg:y="9.684cm">
            <text:p text:style-name="P22"><text:span text:style-name="T8">Easy Way</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1" draw:style-name="gr83" draw:text-style-name="P7" draw:layer="layout" svg:x1="14.064cm" svg:y1="10.78cm" svg:x2="16.748cm" svg:y2="10.783cm">
            <text:p/>
          </draw:line>
        </draw:g>
        <presentation:notes draw:style-name="dp3">
          <draw:page-thumbnail draw:name="Slide Image Placeholder 1" draw:style-name="gr2" draw:layer="layout" svg:width="0cm" svg:height="0cm" svg:x="0cm" svg:y="0cm" draw:page-number="22" presentation:class="page"/>
          <draw:frame draw:name="Notes Placeholder 2" presentation:style-name="pr4" draw:text-style-name="P2" draw:layer="layout" svg:width="0cm" svg:height="0cm" svg:x="0cm" svg:y="0cm" presentation:class="notes">
            <draw:text-box>
              <text:p/>
            </draw:text-box>
          </draw:frame>
          <draw:frame draw:name="Slide Number Placeholder 3" presentation:style-name="pr5" draw:text-style-name="P15" draw:layer="layout" svg:width="0cm" svg:height="0cm" svg:x="0cm" svg:y="0cm" presentation:class="page-number">
            <draw:text-box>
              <text:p text:style-name="P5"><text:span text:style-name="T18"><text:page-number>&lt;number&gt;</text:page-number></text:span></text:p>
            </draw:text-box>
          </draw:frame>
        </presentation:notes>
      </draw:page>
      <draw:page draw:name="page23" draw:style-name="dp1" draw:master-page-name="Title_20_and_20_Content" presentation:presentation-page-layout-name="AL2T11">
        <office:forms form:automatic-focus="false" form:apply-design-mode="false"/>
        <draw:g draw:name="Group 82">
          <draw:custom-shape draw:name="Text Box 22" draw:style-name="gr15" draw:text-style-name="P2" draw:layer="layout" svg:width="2.188cm" svg:height="1.603cm" svg:x="7.6cm" svg:y="16.286cm">
            <text:p><text:span text:style-name="T57">To get </text:span></text:p>
            <text:p><text:span text:style-name="T57">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23" draw:style-name="gr87" draw:text-style-name="P2" draw:layer="layout" svg:width="2.327cm" svg:height="2.116cm" svg:x="7.849cm" svg:y="15.946cm">
            <text:p/>
            <draw:enhanced-geometry draw:mirror-horizontal="false" draw:mirror-vertical="true" draw:text-areas="0 0 ?f9 ?f10" svg:viewBox="0 0 0 0" draw:type="ooxml-non-primitive" draw:enhanced-path="M -1 0 C 11929 0 21600 9670 21600 21600 F N M -1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 Box 26" draw:style-name="gr15" draw:text-style-name="P2" draw:layer="layout" svg:width="2.713cm" svg:height="0.758cm" svg:x="11.14cm" svg:y="17.428cm">
            <text:p><text:span text:style-name="T58">Need 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88" draw:text-style-name="P2" draw:layer="layout" svg:x1="9.965cm" svg:y1="17.921cm" svg:x2="11.235cm" svg:y2="17.921cm">
            <text:p/>
          </draw:line>
          <draw:line draw:name="Line 32" draw:style-name="gr89" draw:text-style-name="P2" draw:layer="layout" svg:x1="9.965cm" svg:y1="16.792cm" svg:x2="9.983cm" svg:y2="17.983cm">
            <text:p/>
          </draw:line>
        </draw:g>
        <draw:custom-shape draw:name="Text Box 8" draw:style-name="gr15" draw:text-style-name="P2" draw:layer="layout" svg:width="2.188cm" svg:height="1.603cm" svg:x="15.066cm" svg:y="10.619cm">
          <text:p text:style-name="P1"><text:span text:style-name="T59">To get</text:span></text:p>
          <text:p text:style-name="P1"><text:span text:style-name="T59">thi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9" draw:style-name="gr90" draw:text-style-name="P2" draw:layer="layout" svg:width="2.327cm" svg:height="2.116cm" svg:x="15.241cm" svg:y="10.359cm">
          <text:p/>
          <draw:enhanced-geometry draw:mirror-horizontal="false" draw:mirror-vertical="true" draw:text-areas="0 0 ?f9 ?f10" svg:viewBox="0 0 0 0" draw:type="ooxml-non-primitive" draw:enhanced-path="M -1 0 C 11929 0 21600 9670 21600 21600 F N M -1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 Box 17" draw:style-name="gr91" draw:text-style-name="P2" draw:layer="layout" svg:width="0.511cm" svg:height="1.018cm" svg:x="18.262cm" svg:y="12.1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92" draw:text-style-name="P2" draw:layer="layout" svg:x1="17.145cm" svg:y1="12.687cm" svg:x2="18.415cm" svg:y2="12.687cm">
          <text:p/>
        </draw:line>
        <draw:line draw:name="Line 34" draw:style-name="gr93" draw:text-style-name="P2" draw:layer="layout" svg:x1="17.145cm" svg:y1="11.558cm" svg:x2="17.145cm" svg:y2="12.616cm">
          <text:p/>
        </draw:line>
        <draw:line draw:name="Line 48" draw:style-name="gr94" draw:text-style-name="P2" draw:layer="layout" svg:x1="18.852cm" svg:y1="13.445cm" svg:x2="20.122cm" svg:y2="13.45cm">
          <text:p/>
        </draw:line>
        <draw:line draw:name="Line 49" draw:style-name="gr94" draw:text-style-name="P2" draw:layer="layout" svg:x1="18.909cm" svg:y1="14.393cm" svg:x2="20.179cm" svg:y2="14.398cm">
          <text:p/>
        </draw:line>
        <draw:line draw:name="Line 50" draw:style-name="gr95" draw:text-style-name="P2" draw:layer="layout" svg:x1="18.856cm" svg:y1="10.31cm" svg:x2="18.874cm" svg:y2="14.429cm">
          <text:p/>
        </draw:line>
        <draw:line draw:name="Line 51" draw:style-name="gr94" draw:text-style-name="P2" draw:layer="layout" svg:x1="18.839cm" svg:y1="11.329cm" svg:x2="20.109cm" svg:y2="11.333cm">
          <text:p/>
        </draw:line>
        <draw:line draw:name="Line 52" draw:style-name="gr94" draw:text-style-name="P2" draw:layer="layout" svg:x1="18.896cm" svg:y1="12.422cm" svg:x2="20.166cm" svg:y2="12.427cm">
          <text:p/>
        </draw:line>
        <draw:custom-shape draw:name="Text Box 54" draw:style-name="gr15" draw:text-style-name="P2" draw:layer="layout" svg:width="2.484cm" svg:height="4.313cm" svg:x="19.863cm" svg:y="10.584cm">
          <text:p text:style-name="P1"><text:span text:style-name="T60">1) …</text:span></text:p>
          <text:p text:style-name="P1"><text:span text:style-name="T60">2) …</text:span></text:p>
          <text:p text:style-name="P1"><text:span text:style-name="T60">3) …</text:span></text:p>
          <text:p text:style-name="P1"><text:span text:style-name="T60">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96" draw:text-style-name="P2" draw:layer="layout" svg:x1="5.715cm" svg:y1="13.534cm" svg:x2="6.985cm" svg:y2="13.538cm">
          <text:p/>
        </draw:line>
        <draw:line draw:name="Line 29" draw:style-name="gr96" draw:text-style-name="P2" draw:layer="layout" svg:x1="5.715cm" svg:y1="14.592cm" svg:x2="6.985cm" svg:y2="14.596cm">
          <text:p/>
        </draw:line>
        <draw:line draw:name="Line 30" draw:style-name="gr97" draw:text-style-name="P2" draw:layer="layout" svg:x1="11.218cm" svg:y1="7.819cm" svg:x2="11.218cm" svg:y2="9.935cm">
          <text:p/>
        </draw:line>
        <draw:line draw:name="Line 41" draw:style-name="gr96" draw:text-style-name="P2" draw:layer="layout" svg:x1="11.2cm" svg:y1="8.837cm" svg:x2="12.47cm" svg:y2="8.842cm">
          <text:p/>
        </draw:line>
        <draw:line draw:name="Line 42" draw:style-name="gr96" draw:text-style-name="P2" draw:layer="layout" svg:x1="11.258cm" svg:y1="9.931cm" svg:x2="12.528cm" svg:y2="9.935cm">
          <text:p/>
        </draw:line>
        <draw:g draw:name="Group 71">
          <draw:custom-shape draw:name="Text Box 20" draw:style-name="gr15" draw:text-style-name="P2" draw:layer="layout" svg:width="1.769cm" svg:height="2.027cm" svg:x="7.615cm" svg:y="6.761cm">
            <text:p><text:span text:style-name="T61">Goal </text:span></text:p>
            <text:p><text:span text:style-name="T61">is to </text:span></text:p>
            <text:p><text:span text:style-name="T61">find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21" draw:style-name="gr98" draw:text-style-name="P2" draw:layer="layout" svg:width="2.327cm" svg:height="2.116cm" svg:x="7.62cm" svg:y="7.083cm">
            <text:p/>
            <draw:enhanced-geometry draw:mirror-horizontal="false" draw:mirror-vertical="true" draw:text-areas="0 0 ?f9 ?f10" svg:viewBox="0 0 0 0" draw:type="ooxml-non-primitive" draw:enhanced-path="M -1 0 C 11929 0 21600 9670 21600 21600 F N M -1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line draw:name="Line 43" draw:style-name="gr99" draw:text-style-name="P2" draw:layer="layout" svg:x1="9.683cm" svg:y1="8.824cm" svg:x2="10.953cm" svg:y2="8.824cm">
            <text:p/>
          </draw:line>
          <draw:line draw:name="Line 44" draw:style-name="gr100" draw:text-style-name="P2" draw:layer="layout" svg:x1="9.37cm" svg:y1="8.454cm" svg:x2="9.71cm" svg:y2="8.837cm">
            <text:p/>
          </draw:line>
        </draw:g>
        <draw:custom-shape draw:name="Text Box 47" draw:style-name="gr15" draw:text-style-name="P2" draw:layer="layout" svg:width="2.484cm" svg:height="2.283cm" svg:x="12.225cm" svg:y="8.093cm">
          <text:p text:style-name="P1"><text:span text:style-name="T62">1) …</text:span></text:p>
          <text:p text:style-name="P1"><text:span text:style-name="T6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15" draw:text-style-name="P2" draw:layer="layout" svg:width="4.944cm" svg:height="1.098cm" svg:x="8.927cm" svg:y="3.163cm">
          <text:p text:style-name="P1"><text:span text:style-name="T63">A <text:s/>+ <text:s/>B <text:s/>= <text: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5" draw:style-name="gr101" draw:text-style-name="P2" draw:layer="layout" svg:width="0.846cm" svg:height="1.481cm" svg:x="9.313cm" svg:y="2.95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6" draw:style-name="gr102" draw:text-style-name="P2" draw:layer="layout" svg:x1="9.525cm" svg:y1="4.432cm" svg:x2="7.196cm" svg:y2="5.279cm">
          <text:p/>
        </draw:line>
        <draw:custom-shape draw:name="Text Box 67" draw:style-name="gr15" draw:text-style-name="P2" draw:layer="layout" svg:width="1.536cm" svg:height="1.265cm" svg:x="6.195cm" svg:y="4.856cm">
          <text:p text:style-name="P1"><text:span text:style-name="T10">We </text:span></text:p>
          <text:p text:style-name="P1"><text:span text:style-name="T10">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8" draw:style-name="gr103" draw:text-style-name="P2" draw:layer="layout" svg:width="0.846cm" svg:height="1.481cm" svg:x="11.007cm" svg:y="2.95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9" draw:style-name="gr104" draw:text-style-name="P2" draw:layer="layout" svg:x1="11.43cm" svg:y1="4.432cm" svg:x2="9.525cm" svg:y2="6.972cm">
          <text:p/>
        </draw:line>
        <draw:custom-shape draw:name="Oval 70" draw:style-name="gr101" draw:text-style-name="P2" draw:layer="layout" svg:width="0.846cm" svg:height="1.481cm" svg:x="12.7cm" svg:y="2.95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2" draw:style-name="gr102" draw:text-style-name="P2" draw:layer="layout" svg:x1="13.123cm" svg:y1="4.432cm" svg:x2="14.605cm" svg:y2="5.279cm">
          <text:p/>
        </draw:line>
        <draw:custom-shape draw:name="Text Box 73" draw:style-name="gr15" draw:text-style-name="P2" draw:layer="layout" svg:width="1.536cm" svg:height="1.265cm" svg:x="14.494cm" svg:y="4.644cm">
          <text:p text:style-name="P1"><text:span text:style-name="T10">We </text:span></text:p>
          <text:p text:style-name="P1"><text:span text:style-name="T10">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105" draw:text-style-name="P2" draw:layer="layout" svg:width="2.962cm" svg:height="1.269cm" svg:x="12.912cm" svg:y="9.089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6" draw:style-name="gr106" draw:text-style-name="P2" draw:layer="layout" svg:x1="14.393cm" svg:y1="10.359cm" svg:x2="13.864cm" svg:y2="11.133cm">
          <text:p/>
        </draw:line>
        <draw:line draw:name="Line 77" draw:style-name="gr107" draw:text-style-name="P2" draw:layer="layout" svg:x1="11.218cm" svg:y1="9.935cm" svg:x2="5.715cm" svg:y2="13.534cm">
          <text:p/>
        </draw:line>
        <draw:custom-shape draw:name="Rectangle 78" draw:style-name="gr15" draw:text-style-name="P2" draw:layer="layout" svg:width="2.484cm" svg:height="2.283cm" svg:x="7.303cm" svg:y="12.943cm">
          <text:p text:style-name="P1"><text:span text:style-name="T62">3) …</text:span></text:p>
          <text:p text:style-name="P1"><text:span text:style-name="T62">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97" draw:text-style-name="P2" draw:layer="layout" svg:x1="5.715cm" svg:y1="13.534cm" svg:x2="5.715cm" svg:y2="14.592cm">
          <text:p/>
        </draw:line>
        <draw:line draw:name="Line 81" draw:style-name="gr108" draw:text-style-name="P2" draw:layer="layout" svg:x1="13.949cm" svg:y1="11.084cm" svg:x2="15.219cm" svg:y2="11.089cm">
          <text:p/>
        </draw:line>
        <draw:custom-shape draw:name="Oval 83" draw:style-name="gr109" draw:text-style-name="P2" draw:layer="layout" svg:width="1.904cm" svg:height="1.057cm" svg:x="8.467cm" svg:y="14.169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85" draw:style-name="gr110" draw:text-style-name="P2" draw:layer="layout" svg:x1="8.718cm" svg:y1="15.082cm" svg:x2="6.411cm" svg:y2="17.07cm">
          <text:p/>
        </draw:line>
        <draw:line draw:name="Line 86" draw:style-name="gr111" draw:text-style-name="P2" draw:layer="layout" svg:x1="6.402cm" svg:y1="17.07cm" svg:x2="7.672cm" svg:y2="17.075cm">
          <text:p/>
        </draw:line>
        <presentation:notes draw:style-name="dp2">
          <draw:page-thumbnail draw:style-name="gr2" draw:layer="layout" svg:width="13.968cm" svg:height="10.476cm" svg:x="3.81cm" svg:y="2.123cm" draw:page-number="23" presentation:class="page"/>
          <draw:frame presentation:style-name="pr3" draw:layer="layout" svg:width="17.271cm" svg:height="12.573cm" svg:x="2.159cm" svg:y="13.271cm" presentation:class="notes" presentation:placeholder="true">
            <draw:text-box/>
          </draw:frame>
        </presentation:notes>
      </draw:page>
      <draw:page draw:name="Procedure (Horizontal)" draw:style-name="dp1" draw:master-page-name="Title_20_and_20_Content" presentation:presentation-page-layout-name="AL2T11">
        <office:forms form:automatic-focus="false" form:apply-design-mode="false"/>
        <draw:frame draw:name="Title 1" presentation:style-name="pr2" draw:text-style-name="P2" draw:layer="layout" svg:width="22.859cm" svg:height="3.174cm" svg:x="1.27cm" svg:y="0.763cm" presentation:class="title" presentation:user-transformed="true">
          <draw:text-box>
            <text:p text:style-name="P43"><text:span text:style-name="T64">Procedure (Horizontal)</text:span></text:p>
          </draw:text-box>
        </draw:frame>
        <draw:custom-shape draw:name="Text Box 58" draw:style-name="gr15" draw:text-style-name="P2" draw:layer="layout" svg:width="1.854cm" svg:height="1.098cm" svg:x="1.776cm" svg:y="8.887cm">
          <text:p text:style-name="P1"><text:span text:style-name="T65">P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5" draw:text-style-name="P2" draw:layer="layout" svg:width="1.443cm" svg:height="1.098cm" svg:x="6.822cm" svg:y="8.918cm">
          <text:p text:style-name="P1"><text:span text:style-name="T66">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12" draw:text-style-name="P2" draw:layer="layout" svg:width="4.444cm" svg:height="5.502cm" svg:x="1.058cm" svg:y="10.7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 draw:text-style-name="P2" draw:layer="layout" svg:width="4.065cm" svg:height="6.169cm" svg:x="1.482cm" svg:y="11.008cm">
          <text:p text:style-name="P1"><text:span text:style-name="T67">Proximal convoluted tubule. </text:span></text:p>
          <text:p text:style-name="P1"><text:span text:style-name="T67"/></text:p>
          <text:p text:style-name="P1"><text:span text:style-name="T67">PCT absorbs 100 % of the goodies &amp; 60 %</text:span></text:p>
          <text:p text:style-name="P1"><text:span text:style-name="T67">of NaCl &amp; w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2" draw:style-name="gr1" draw:text-style-name="P2" draw:layer="layout" svg:width="2.371cm" svg:height="4.393cm" svg:x="6.094cm" svg:y="10.687cm">
          <text:p text:style-name="P1"><text:span text:style-name="T68">NaCL moves</text:span></text:p>
          <text:p text:style-name="P1"><text:span text:style-name="T68">into the descending li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113" draw:text-style-name="P2" draw:layer="layout" svg:x1="2.328cm" svg:y1="9.809cm" svg:x2="0.423cm" svg:y2="11.22cm">
          <text:p/>
        </draw:line>
        <draw:line draw:name="Line 64" draw:style-name="gr113" draw:text-style-name="P2" draw:layer="layout" svg:x1="0.423cm" svg:y1="11.22cm" svg:x2="0.423cm" svg:y2="13.548cm">
          <text:p/>
        </draw:line>
        <draw:line draw:name="Line 65" draw:style-name="gr114" draw:text-style-name="P2" draw:layer="layout" svg:x1="0.423cm" svg:y1="11.431cm" svg:x2="1.693cm" svg:y2="11.431cm">
          <text:p/>
        </draw:line>
        <draw:line draw:name="Line 66" draw:style-name="gr114" draw:text-style-name="P2" draw:layer="layout" svg:x1="0.423cm" svg:y1="13.548cm" svg:x2="1.693cm" svg:y2="13.548cm">
          <text:p/>
        </draw:line>
        <draw:line draw:name="Line 67" draw:style-name="gr115" draw:text-style-name="P2" draw:layer="layout" svg:x1="7.196cm" svg:y1="9.809cm" svg:x2="4.656cm" svg:y2="11.29cm">
          <text:p/>
        </draw:line>
        <draw:line draw:name="Line 68" draw:style-name="gr116" draw:text-style-name="P2" draw:layer="layout" svg:x1="4.656cm" svg:y1="11.29cm" svg:x2="5.926cm" svg:y2="11.29cm">
          <text:p/>
        </draw:line>
        <draw:custom-shape draw:name="Oval 69" draw:style-name="gr117" draw:text-style-name="P2" draw:layer="layout" svg:width="0.846cm" svg:height="1.057cm" svg:x="1.147cm" svg:y="8.68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70" draw:style-name="gr15" draw:text-style-name="P2" draw:layer="layout" svg:width="0.905cm" svg:height="1.013cm" svg:x="1.107cm" svg:y="8.468cm">
          <text:p text:style-name="P1"><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1" draw:style-name="gr117" draw:text-style-name="P2" draw:layer="layout" svg:width="0.846cm" svg:height="1.057cm" svg:x="6.227cm" svg:y="8.962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72" draw:style-name="gr15" draw:text-style-name="P2" draw:layer="layout" svg:width="0.905cm" svg:height="1.013cm" svg:x="6.187cm" svg:y="8.751cm">
          <text:p text:style-name="P1"><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3" draw:style-name="gr15" draw:text-style-name="P2" draw:layer="layout" svg:width="1.43cm" svg:height="1.098cm" svg:x="9.802cm" svg:y="9.051cm">
          <text:p text:style-name="P1"><text:span text:style-name="T69">L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15" draw:text-style-name="P2" draw:layer="layout" svg:width="1.379cm" svg:height="1.098cm" svg:x="13.372cm" svg:y="8.76cm">
          <text:p text:style-name="P1"><text:span text:style-name="T70">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 draw:text-style-name="P2" draw:layer="layout" svg:width="3.641cm" svg:height="3.209cm" svg:x="9.693cm" svg:y="10.788cm">
          <text:p text:style-name="P1"><text:span text:style-name="T71">The loop of Henle absorbs 20% of salt and w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7" draw:style-name="gr1" draw:text-style-name="P2" draw:layer="layout" svg:width="3.218cm" svg:height="4.985cm" svg:x="14.182cm" svg:y="10.832cm">
          <text:p text:style-name="P1"><text:span text:style-name="T72">Ascending limb is where water can not be reabsorb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8" draw:style-name="gr118" draw:text-style-name="P2" draw:layer="layout" svg:x1="10.212cm" svg:y1="9.941cm" svg:x2="8.519cm" svg:y2="11.211cm">
          <text:p/>
        </draw:line>
        <draw:line draw:name="Line 79" draw:style-name="gr92" draw:text-style-name="P2" draw:layer="layout" svg:x1="8.678cm" svg:y1="11.211cm" svg:x2="9.948cm" svg:y2="11.211cm">
          <text:p/>
        </draw:line>
        <draw:line draw:name="Line 80" draw:style-name="gr119" draw:text-style-name="P2" draw:layer="layout" svg:x1="13.758cm" svg:y1="9.809cm" svg:x2="12.911cm" svg:y2="11.043cm">
          <text:p/>
        </draw:line>
        <draw:line draw:name="Line 81" draw:style-name="gr88" draw:text-style-name="P2" draw:layer="layout" svg:x1="12.911cm" svg:y1="11.043cm" svg:x2="14.181cm" svg:y2="11.043cm">
          <text:p/>
        </draw:line>
        <draw:custom-shape draw:name="Oval 84" draw:style-name="gr117" draw:text-style-name="P2" draw:layer="layout" svg:width="0.846cm" svg:height="1.057cm" svg:x="9.243cm" svg:y="8.883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85" draw:style-name="gr15" draw:text-style-name="P2" draw:layer="layout" svg:width="0.905cm" svg:height="1.013cm" svg:x="9.204cm" svg:y="8.671cm">
          <text:p text:style-name="P1"><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6" draw:style-name="gr117" draw:text-style-name="P2" draw:layer="layout" svg:width="0.846cm" svg:height="1.057cm" svg:x="12.788cm" svg:y="8.80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87" draw:style-name="gr15" draw:text-style-name="P2" draw:layer="layout" svg:width="0.905cm" svg:height="1.013cm" svg:x="12.749cm" svg:y="8.592cm">
          <text:p text:style-name="P1"><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0" draw:style-name="gr15" draw:text-style-name="P2" draw:layer="layout" svg:width="1.54cm" svg:height="1.098cm" svg:x="19.935cm" svg:y="8.821cm">
          <text:p text:style-name="P1"><text:span text:style-name="T73">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1" draw:text-style-name="P2" draw:layer="layout" svg:width="4.065cm" svg:height="6.761cm" svg:x="21.228cm" svg:y="10.797cm">
          <text:p text:style-name="P1"><text:span text:style-name="T74">The collecting duct is not permeable to water. <text:s/>However, it becomes permeable in the presence of AD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2" draw:style-name="gr120" draw:text-style-name="P2" draw:layer="layout" svg:x1="20.805cm" svg:y1="9.738cm" svg:x2="19.958cm" svg:y2="11.22cm">
          <text:p/>
        </draw:line>
        <draw:line draw:name="Line 93" draw:style-name="gr121" draw:text-style-name="P2" draw:layer="layout" svg:x1="19.958cm" svg:y1="11.22cm" svg:x2="21.228cm" svg:y2="11.22cm">
          <text:p/>
        </draw:line>
        <draw:custom-shape draw:name="Oval 94" draw:style-name="gr117" draw:text-style-name="P2" draw:layer="layout" svg:width="0.846cm" svg:height="1.057cm" svg:x="19.35cm" svg:y="8.90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95" draw:style-name="gr15" draw:text-style-name="P2" draw:layer="layout" svg:width="0.905cm" svg:height="1.013cm" svg:x="19.311cm" svg:y="8.689cm">
          <text:p text:style-name="P1"><text:span text:style-name="T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15" draw:text-style-name="P2" draw:layer="layout" svg:width="1.54cm" svg:height="1.098cm" svg:x="16.897cm" svg:y="9.029cm">
          <text:p text:style-name="P1"><text:span text:style-name="T75">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3" draw:style-name="gr117" draw:text-style-name="P2" draw:layer="layout" svg:width="0.846cm" svg:height="1.057cm" svg:x="16.373cm" svg:y="8.90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04" draw:style-name="gr15" draw:text-style-name="P2" draw:layer="layout" svg:width="0.905cm" svg:height="1.013cm" svg:x="16.334cm" svg:y="8.689cm">
          <text:p text:style-name="P1"><text:span text:style-name="T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 draw:style-name="gr122" draw:text-style-name="P2" draw:layer="layout" svg:x1="2.328cm" svg:y1="6.422cm" svg:x2="20.32cm" svg:y2="6.422cm">
          <text:p/>
        </draw:line>
        <draw:line draw:name="Line 107" draw:style-name="gr122" draw:text-style-name="P2" draw:layer="layout" svg:x1="11.43cm" svg:y1="4.517cm" svg:x2="11.43cm" svg:y2="6.422cm">
          <text:p/>
        </draw:line>
        <draw:line draw:name="Line 108" draw:style-name="gr123" draw:text-style-name="P2" draw:layer="layout" svg:x1="2.328cm" svg:y1="6.422cm" svg:x2="2.328cm" svg:y2="8.327cm">
          <text:p/>
        </draw:line>
        <draw:line draw:name="Line 109" draw:style-name="gr123" draw:text-style-name="P2" draw:layer="layout" svg:x1="6.773cm" svg:y1="6.422cm" svg:x2="6.773cm" svg:y2="8.327cm">
          <text:p/>
        </draw:line>
        <draw:line draw:name="Line 110" draw:style-name="gr123" draw:text-style-name="P2" draw:layer="layout" svg:x1="9.948cm" svg:y1="6.422cm" svg:x2="9.948cm" svg:y2="8.327cm">
          <text:p/>
        </draw:line>
        <draw:line draw:name="Line 111" draw:style-name="gr123" draw:text-style-name="P2" draw:layer="layout" svg:x1="13.123cm" svg:y1="6.422cm" svg:x2="13.123cm" svg:y2="8.327cm">
          <text:p/>
        </draw:line>
        <draw:line draw:name="Line 112" draw:style-name="gr123" draw:text-style-name="P2" draw:layer="layout" svg:x1="16.721cm" svg:y1="6.422cm" svg:x2="16.721cm" svg:y2="8.327cm">
          <text:p/>
        </draw:line>
        <draw:line draw:name="Line 113" draw:style-name="gr123" draw:text-style-name="P2" draw:layer="layout" svg:x1="20.32cm" svg:y1="6.422cm" svg:x2="20.32cm" svg:y2="8.327cm">
          <text:p/>
        </draw:line>
        <draw:custom-shape draw:name="Text Box 114" draw:style-name="gr15" draw:text-style-name="P2" draw:layer="layout" svg:width="4.597cm" svg:height="1.013cm" svg:x="9.431cm" svg:y="3.374cm">
          <text:p text:style-name="P1"><text:span text:style-name="T7">The Nephr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5" draw:style-name="gr15" draw:text-style-name="P2" draw:layer="layout" svg:width="4.593cm" svg:height="1.013cm" svg:x="10.888cm" svg:y="4.98cm">
          <text:p text:style-name="P1"><text:span text:style-name="T76">Has 6 pa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6" draw:style-name="gr124" draw:text-style-name="P2" draw:layer="layout" svg:x1="3.598cm" svg:y1="9.597cm" svg:x2="5.503cm" svg:y2="9.597cm">
          <text:p/>
        </draw:line>
        <draw:line draw:name="Line 117" draw:style-name="gr124" draw:text-style-name="P2" draw:layer="layout" svg:x1="8.162cm" svg:y1="9.557cm" svg:x2="9.009cm" svg:y2="9.557cm">
          <text:p/>
        </draw:line>
        <draw:line draw:name="Line 119" draw:style-name="gr124" draw:text-style-name="P2" draw:layer="layout" svg:x1="11.218cm" svg:y1="9.597cm" svg:x2="12.7cm" svg:y2="9.597cm">
          <text:p/>
        </draw:line>
        <draw:line draw:name="Line 120" draw:style-name="gr124" draw:text-style-name="P2" draw:layer="layout" svg:x1="14.816cm" svg:y1="9.597cm" svg:x2="16.298cm" svg:y2="9.597cm">
          <text:p/>
        </draw:line>
        <draw:line draw:name="Line 121" draw:style-name="gr124" draw:text-style-name="P2" draw:layer="layout" svg:x1="18.415cm" svg:y1="9.597cm" svg:x2="19.05cm" svg:y2="9.597cm">
          <text:p/>
        </draw:line>
        <presentation:notes draw:style-name="dp2">
          <draw:page-thumbnail draw:style-name="gr2" draw:layer="layout" svg:width="13.968cm" svg:height="10.476cm" svg:x="3.81cm" svg:y="2.123cm" draw:page-number="24" presentation:class="page"/>
          <draw:frame presentation:style-name="pr3" draw:layer="layout" svg:width="17.271cm" svg:height="12.573cm" svg:x="2.159cm" svg:y="13.271cm" presentation:class="notes" presentation:placeholder="true">
            <draw:text-box/>
          </draw:frame>
        </presentation:notes>
      </draw:page>
      <draw:page draw:name="Path" draw:style-name="dp1" draw:master-page-name="Title_20_and_20_Content" presentation:presentation-page-layout-name="AL2T11">
        <office:forms form:automatic-focus="false" form:apply-design-mode="false"/>
        <draw:custom-shape draw:name="Rectangle 21" draw:style-name="gr125" draw:text-style-name="P2" draw:layer="layout" svg:width="1.074cm" svg:height="12.001cm" draw:transform="rotate (0.774402589109884) translate (1.662cm 6.7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 draw:text-style-name="P2" draw:layer="layout" svg:width="23.088cm" svg:height="1.353cm" svg:x="1.27cm" svg:y="0.763cm" presentation:class="title" presentation:user-transformed="true">
          <draw:text-box>
            <text:p text:style-name="P3"><text:span text:style-name="T3">Path</text:span></text:p>
          </draw:text-box>
        </draw:frame>
        <draw:custom-shape draw:name="TextBox 4" draw:style-name="gr1" draw:text-style-name="P2" draw:layer="layout" svg:width="3.996cm" svg:height="1.263cm" svg:x="20.556cm" svg:y="2.055cm">
          <text:p text:style-name="P33"><text:span text:style-name="T15">Referenc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TextBox 5" draw:style-name="gr1" draw:text-style-name="P2" draw:layer="layout" svg:width="8.449cm" svg:height="1.013cm" svg:x="13.856cm" svg:y="12.457cm">
            <text:p><text:span text:style-name="T13">Implementation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2.782cm" svg:height="2.792cm" svg:x="14.162cm" svg:y="13.483cm">
            <text:list text:style-name="L4">
              <text:list-item>
                <text:p text:style-name="P16"><text:span text:style-name="T19">Paths may have labels.</text:span></text:p>
              </text:list-item>
              <text:list-item>
                <text:p text:style-name="P16"><text:span text:style-name="T19">May be horizontal or diagonal</text:span></text:p>
              </text:list-item>
            </text:list>
            <text:p text:style-name="P16"><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 draw:style-name="gr78" draw:text-style-name="P2" draw:layer="layout" svg:width="6.233cm" svg:height="1.506cm" svg:x="4.919cm" svg:y="4.865cm">
          <text:p text:style-name="P1"><text:span text:style-name="T77">Since the cells of eukaryotes has a nucle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8" draw:text-style-name="P2" draw:layer="layout" svg:width="4.839cm" svg:height="1.619cm" svg:x="8.401cm" svg:y="7.034cm">
          <text:p text:style-name="P1"><text:span text:style-name="T77">and since man is a eukaryot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78" draw:text-style-name="P2" draw:layer="layout" svg:width="5.64cm" svg:height="1.619cm" svg:x="12.484cm" svg:y="9.007cm">
          <text:p text:style-name="P1"><text:span text:style-name="T77">then the cells of man have a nucle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126" draw:text-style-name="P2" draw:layer="layout" svg:width="1.15cm" svg:height="1.119cm" svg:x="7.529cm" svg:y="6.316cm">
          <text:p/>
          <draw:enhanced-geometry draw:mirror-horizontal="false" draw:mirror-vertical="false" draw:text-areas="0 0 ?f48 ?f49" svg:viewBox="0 0 0 0" draw:type="ooxml-non-primitive" draw:enhanced-path="M 0 0 C 59532 335756 209549 521493 485775 597694 N">
            <draw:equation draw:name="f0" draw:formula="0*logwidth/483394"/>
            <draw:equation draw:name="f1" draw:formula="0*logheight/657225"/>
            <draw:equation draw:name="f2" draw:formula="483394*logwidth/483394"/>
            <draw:equation draw:name="f3" draw:formula="657225*logheight/657225"/>
            <draw:equation draw:name="f4" draw:formula="0*logwidth/478632"/>
            <draw:equation draw:name="f5" draw:formula="0*logheight/657225"/>
            <draw:equation draw:name="f6" draw:formula="478632*logwidth/478632"/>
            <draw:equation draw:name="f7" draw:formula="657225*logheight/657225"/>
            <draw:equation draw:name="f8" draw:formula="312*logwidth/478944"/>
            <draw:equation draw:name="f9" draw:formula="0*logheight/657225"/>
            <draw:equation draw:name="f10" draw:formula="478944*logwidth/478944"/>
            <draw:equation draw:name="f11" draw:formula="657225*logheight/657225"/>
            <draw:equation draw:name="f12" draw:formula="509*logwidth/479141"/>
            <draw:equation draw:name="f13" draw:formula="0*logheight/657225"/>
            <draw:equation draw:name="f14" draw:formula="479141*logwidth/479141"/>
            <draw:equation draw:name="f15" draw:formula="657225*logheight/657225"/>
            <draw:equation draw:name="f16" draw:formula="352*logwidth/478984"/>
            <draw:equation draw:name="f17" draw:formula="0*logheight/657225"/>
            <draw:equation draw:name="f18" draw:formula="478984*logwidth/478984"/>
            <draw:equation draw:name="f19" draw:formula="657225*logheight/657225"/>
            <draw:equation draw:name="f20" draw:formula="498*logwidth/479130"/>
            <draw:equation draw:name="f21" draw:formula="0*logheight/658654"/>
            <draw:equation draw:name="f22" draw:formula="479130*logwidth/479130"/>
            <draw:equation draw:name="f23" draw:formula="657225*logheight/658654"/>
            <draw:equation draw:name="f24" draw:formula="289*logwidth/478921"/>
            <draw:equation draw:name="f25" draw:formula="0*logheight/657225"/>
            <draw:equation draw:name="f26" draw:formula="478921*logwidth/478921"/>
            <draw:equation draw:name="f27" draw:formula="657225*logheight/657225"/>
            <draw:equation draw:name="f28" draw:formula="391*logwidth/479023"/>
            <draw:equation draw:name="f29" draw:formula="0*logheight/657225"/>
            <draw:equation draw:name="f30" draw:formula="479023*logwidth/479023"/>
            <draw:equation draw:name="f31" draw:formula="657225*logheight/657225"/>
            <draw:equation draw:name="f32" draw:formula="473*logwidth/479105"/>
            <draw:equation draw:name="f33" draw:formula="0*logheight/657225"/>
            <draw:equation draw:name="f34" draw:formula="479105*logwidth/479105"/>
            <draw:equation draw:name="f35" draw:formula="657225*logheight/657225"/>
            <draw:equation draw:name="f36" draw:formula="459*logwidth/486234"/>
            <draw:equation draw:name="f37" draw:formula="0*logheight/597694"/>
            <draw:equation draw:name="f38" draw:formula="486234*logwidth/486234"/>
            <draw:equation draw:name="f39" draw:formula="597694*logheight/597694"/>
            <draw:equation draw:name="f40" draw:formula="0*logwidth/485775"/>
            <draw:equation draw:name="f41" draw:formula="0*logheight/597694"/>
            <draw:equation draw:name="f42" draw:formula="485775*logwidth/485775"/>
            <draw:equation draw:name="f43" draw:formula="597694*logheight/597694"/>
            <draw:equation draw:name="f44" draw:formula="0*logwidth/485775"/>
            <draw:equation draw:name="f45" draw:formula="0*logheight/597694"/>
            <draw:equation draw:name="f46" draw:formula="485775*logwidth/485775"/>
            <draw:equation draw:name="f47" draw:formula="597694*logheight/597694"/>
            <draw:equation draw:name="f48" draw:formula="logwidth"/>
            <draw:equation draw:name="f49" draw:formula="logheight"/>
          </draw:enhanced-geometry>
        </draw:custom-shape>
        <draw:custom-shape draw:name="Freeform 34" draw:style-name="gr126" draw:text-style-name="P2" draw:layer="layout" svg:width="1.15cm" svg:height="1.119cm" svg:x="11.486cm" svg:y="8.406cm">
          <text:p/>
          <draw:enhanced-geometry draw:mirror-horizontal="false" draw:mirror-vertical="false" draw:text-areas="0 0 ?f48 ?f49" svg:viewBox="0 0 0 0" draw:type="ooxml-non-primitive" draw:enhanced-path="M 0 0 C 59532 335756 209549 521493 485775 597694 N">
            <draw:equation draw:name="f0" draw:formula="0*logwidth/483394"/>
            <draw:equation draw:name="f1" draw:formula="0*logheight/657225"/>
            <draw:equation draw:name="f2" draw:formula="483394*logwidth/483394"/>
            <draw:equation draw:name="f3" draw:formula="657225*logheight/657225"/>
            <draw:equation draw:name="f4" draw:formula="0*logwidth/478632"/>
            <draw:equation draw:name="f5" draw:formula="0*logheight/657225"/>
            <draw:equation draw:name="f6" draw:formula="478632*logwidth/478632"/>
            <draw:equation draw:name="f7" draw:formula="657225*logheight/657225"/>
            <draw:equation draw:name="f8" draw:formula="312*logwidth/478944"/>
            <draw:equation draw:name="f9" draw:formula="0*logheight/657225"/>
            <draw:equation draw:name="f10" draw:formula="478944*logwidth/478944"/>
            <draw:equation draw:name="f11" draw:formula="657225*logheight/657225"/>
            <draw:equation draw:name="f12" draw:formula="509*logwidth/479141"/>
            <draw:equation draw:name="f13" draw:formula="0*logheight/657225"/>
            <draw:equation draw:name="f14" draw:formula="479141*logwidth/479141"/>
            <draw:equation draw:name="f15" draw:formula="657225*logheight/657225"/>
            <draw:equation draw:name="f16" draw:formula="352*logwidth/478984"/>
            <draw:equation draw:name="f17" draw:formula="0*logheight/657225"/>
            <draw:equation draw:name="f18" draw:formula="478984*logwidth/478984"/>
            <draw:equation draw:name="f19" draw:formula="657225*logheight/657225"/>
            <draw:equation draw:name="f20" draw:formula="498*logwidth/479130"/>
            <draw:equation draw:name="f21" draw:formula="0*logheight/658654"/>
            <draw:equation draw:name="f22" draw:formula="479130*logwidth/479130"/>
            <draw:equation draw:name="f23" draw:formula="657225*logheight/658654"/>
            <draw:equation draw:name="f24" draw:formula="289*logwidth/478921"/>
            <draw:equation draw:name="f25" draw:formula="0*logheight/657225"/>
            <draw:equation draw:name="f26" draw:formula="478921*logwidth/478921"/>
            <draw:equation draw:name="f27" draw:formula="657225*logheight/657225"/>
            <draw:equation draw:name="f28" draw:formula="391*logwidth/479023"/>
            <draw:equation draw:name="f29" draw:formula="0*logheight/657225"/>
            <draw:equation draw:name="f30" draw:formula="479023*logwidth/479023"/>
            <draw:equation draw:name="f31" draw:formula="657225*logheight/657225"/>
            <draw:equation draw:name="f32" draw:formula="473*logwidth/479105"/>
            <draw:equation draw:name="f33" draw:formula="0*logheight/657225"/>
            <draw:equation draw:name="f34" draw:formula="479105*logwidth/479105"/>
            <draw:equation draw:name="f35" draw:formula="657225*logheight/657225"/>
            <draw:equation draw:name="f36" draw:formula="459*logwidth/486234"/>
            <draw:equation draw:name="f37" draw:formula="0*logheight/597694"/>
            <draw:equation draw:name="f38" draw:formula="486234*logwidth/486234"/>
            <draw:equation draw:name="f39" draw:formula="597694*logheight/597694"/>
            <draw:equation draw:name="f40" draw:formula="0*logwidth/485775"/>
            <draw:equation draw:name="f41" draw:formula="0*logheight/597694"/>
            <draw:equation draw:name="f42" draw:formula="485775*logwidth/485775"/>
            <draw:equation draw:name="f43" draw:formula="597694*logheight/597694"/>
            <draw:equation draw:name="f44" draw:formula="0*logwidth/485775"/>
            <draw:equation draw:name="f45" draw:formula="0*logheight/597694"/>
            <draw:equation draw:name="f46" draw:formula="485775*logwidth/485775"/>
            <draw:equation draw:name="f47" draw:formula="597694*logheight/597694"/>
            <draw:equation draw:name="f48" draw:formula="logwidth"/>
            <draw:equation draw:name="f49" draw:formula="logheight"/>
          </draw:enhanced-geometry>
        </draw:custom-shape>
        <draw:g draw:name="Group 12">
          <draw:custom-shape draw:name="Rectangle 48" draw:style-name="gr127" draw:text-style-name="P2" draw:layer="layout" svg:width="3.483cm" svg:height="2.588cm" svg:x="16.631cm" svg:y="14.5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28" draw:text-style-name="P2" draw:layer="layout" svg:width="3.483cm" svg:height="1.366cm" svg:x="16.631cm" svg:y="12.4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9" draw:text-style-name="P2" draw:layer="layout" svg:width="3.483cm" svg:height="1.366cm" svg:x="16.631cm" svg:y="6.3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30" draw:text-style-name="P2" draw:layer="layout" svg:width="3.483cm" svg:height="1.366cm" svg:x="16.631cm" svg:y="8.3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5" draw:text-style-name="P2" draw:layer="layout" svg:width="2.59cm" svg:height="0.547cm" svg:x="17.122cm" svg:y="13.064cm">
            <text:p><text:span text:style-name="T78">Left on Westw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3" draw:style-name="gr131" draw:text-style-name="P2" draw:layer="layout" svg:width="0.537cm" svg:height="0.854cm" svg:x="16.689cm" svg:y="12.671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54" draw:style-name="gr15" draw:text-style-name="P2" draw:layer="layout" svg:width="0.656cm" svg:height="0.589cm" svg:x="16.625cm" svg:y="12.834cm">
            <text:p><text:span text:style-name="T7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1" draw:text-style-name="P2" draw:layer="layout" svg:width="3.121cm" svg:height="1.731cm" svg:x="17.262cm" svg:y="14.722cm">
            <text:p><text:span text:style-name="T78">when get to the</text:span></text:p>
            <text:p><text:span text:style-name="T78">info booth, pay $5 for </text:span></text:p>
            <text:p><text:span text:style-name="T78">parking &amp; they’ll give you direction on par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6" draw:style-name="gr131" draw:text-style-name="P2" draw:layer="layout" svg:width="0.537cm" svg:height="0.854cm" svg:x="16.689cm" svg:y="14.744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57" draw:style-name="gr15" draw:text-style-name="P2" draw:layer="layout" svg:width="0.656cm" svg:height="0.589cm" svg:x="16.643cm" svg:y="14.881cm">
            <text:p><text:span text:style-name="T7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32" draw:text-style-name="P2" draw:layer="layout" svg:width="3.483cm" svg:height="1.37cm" svg:x="16.631cm" svg:y="10.4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9" draw:style-name="gr133" draw:text-style-name="P2" draw:layer="layout" svg:x1="17.839cm" svg:y1="7.705cm" svg:x2="17.839cm" svg:y2="8.393cm">
            <text:p/>
          </draw:line>
          <draw:line draw:name="Line 60" draw:style-name="gr133" draw:text-style-name="P2" draw:layer="layout" svg:x1="17.839cm" svg:y1="11.815cm" svg:x2="17.839cm" svg:y2="12.499cm">
            <text:p/>
          </draw:line>
          <draw:line draw:name="Line 61" draw:style-name="gr133" draw:text-style-name="P2" draw:layer="layout" svg:x1="17.839cm" svg:y1="13.866cm" svg:x2="17.839cm" svg:y2="14.554cm">
            <text:p/>
          </draw:line>
          <draw:custom-shape draw:name="Text Box 62" draw:style-name="gr15" draw:text-style-name="P2" draw:layer="layout" svg:width="2.933cm" svg:height="0.547cm" svg:x="17.151cm" svg:y="6.903cm">
            <text:p><text:span text:style-name="T78">Take Pico going E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3" draw:style-name="gr131" draw:text-style-name="P2" draw:layer="layout" svg:width="0.537cm" svg:height="0.854cm" svg:x="16.689cm" svg:y="6.515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4" draw:style-name="gr15" draw:text-style-name="P2" draw:layer="layout" svg:width="0.656cm" svg:height="0.589cm" svg:x="16.625cm" svg:y="6.665cm">
            <text:p><text:span text:style-name="T7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15" draw:text-style-name="P2" draw:layer="layout" svg:width="2.133cm" svg:height="0.547cm" svg:x="17.159cm" svg:y="8.998cm">
            <text:p><text:span text:style-name="T78">Left on Bun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6" draw:style-name="gr131" draw:text-style-name="P2" draw:layer="layout" svg:width="0.537cm" svg:height="0.854cm" svg:x="16.689cm" svg:y="10.788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7" draw:style-name="gr15" draw:text-style-name="P2" draw:layer="layout" svg:width="0.656cm" svg:height="0.589cm" svg:x="16.625cm" svg:y="10.974cm">
            <text:p><text:span text:style-name="T7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 draw:text-style-name="P2" draw:layer="layout" svg:width="3.209cm" svg:height="0.547cm" svg:x="17.174cm" svg:y="10.96cm">
            <text:p><text:span text:style-name="T78">Right on Santa Mon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33" draw:text-style-name="P2" draw:layer="layout" svg:x1="17.839cm" svg:y1="9.76cm" svg:x2="17.839cm" svg:y2="10.444cm">
            <text:p/>
          </draw:line>
          <draw:custom-shape draw:name="Oval 70" draw:style-name="gr131" draw:text-style-name="P2" draw:layer="layout" svg:width="0.537cm" svg:height="0.854cm" svg:x="16.689cm" svg:y="8.597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71" draw:style-name="gr15" draw:text-style-name="P2" draw:layer="layout" svg:width="0.656cm" svg:height="0.589cm" svg:x="16.625cm" svg:y="8.725cm">
            <text:p><text:span text:style-name="T7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134" draw:text-style-name="P2" draw:layer="layout" svg:x1="17.839cm" svg:y1="8.049cm" svg:x2="18.373cm" svg:y2="8.049cm">
            <text:p/>
          </draw:line>
          <draw:custom-shape draw:name="Text Box 73" draw:style-name="gr15" draw:text-style-name="P2" draw:layer="layout" svg:width="1.274cm" svg:height="0.547cm" svg:x="18.32cm" svg:y="8.01cm">
            <text:p><text:span text:style-name="T80">3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4" draw:style-name="gr134" draw:text-style-name="P2" draw:layer="layout" svg:x1="17.839cm" svg:y1="10.087cm" svg:x2="18.373cm" svg:y2="10.087cm">
            <text:p/>
          </draw:line>
          <draw:custom-shape draw:name="Text Box 75" draw:style-name="gr15" draw:text-style-name="P2" draw:layer="layout" svg:width="1.888cm" svg:height="0.547cm" svg:x="18.294cm" svg:y="10.048cm">
            <text:p><text:span text:style-name="T80">Pass 2 l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6" draw:style-name="gr134" draw:text-style-name="P2" draw:layer="layout" svg:x1="17.826cm" svg:y1="12.142cm" svg:x2="18.364cm" svg:y2="12.142cm">
            <text:p/>
          </draw:line>
          <draw:custom-shape draw:name="Text Box 77" draw:style-name="gr15" draw:text-style-name="P2" draw:layer="layout" svg:width="1.773cm" svg:height="0.547cm" svg:x="18.271cm" svg:y="12.054cm">
            <text:p><text:span text:style-name="T80">2-3 min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5" draw:text-style-name="P2" draw:layer="layout" svg:width="2.357cm" svg:height="0.547cm" svg:x="18.264cm" svg:y="14.109cm">
            <text:p><text:span text:style-name="T80">Two blocks 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134" draw:text-style-name="P2" draw:layer="layout" svg:x1="17.839cm" svg:y1="14.21cm" svg:x2="18.373cm" svg:y2="14.21cm">
            <text:p/>
          </draw:line>
          <draw:frame draw:name="Object 105" draw:style-name="gr135" draw:layer="layout" svg:width="0.252cm" svg:height="0.515cm" svg:x="19.995cm" svg:y="9.845cm">
            <draw:object/>
            <draw:image xlink:href="./ObjectReplacements/" xlink:type="simple" xlink:show="embed" xlink:actuate="onLoad"/>
          </draw:frame>
        </draw:g>
        <draw:frame draw:style-name="gr136" draw:text-style-name="P44" draw:layer="layout" svg:width="0.247cm" svg:height="0.494cm" svg:x="19.967cm" svg:y="9.843cm">
          <draw:image xlink:href="Pictures/2000002A0000174C0000254C92B4DA00.wmf"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layer="layout" svg:width="17.271cm" svg:height="12.573cm" svg:x="2.159cm" svg:y="13.271cm" presentation:class="notes" presentation:placeholder="true">
            <draw:text-box/>
          </draw:frame>
        </presentation:notes>
      </draw:page>
      <draw:page draw:name="Path (Events)" draw:style-name="dp1" draw:master-page-name="Title_20_and_20_Content" presentation:presentation-page-layout-name="AL2T11">
        <office:forms form:automatic-focus="false" form:apply-design-mode="false"/>
        <draw:frame draw:name="Title 1" presentation:style-name="pr2" draw:text-style-name="P2" draw:layer="layout" svg:width="23.088cm" svg:height="1.353cm" svg:x="0.8cm" svg:y="0.622cm" presentation:class="title" presentation:user-transformed="true">
          <draw:text-box>
            <text:p text:style-name="P3"><text:span text:style-name="T3">Path (Events)</text:span></text:p>
          </draw:text-box>
        </draw:frame>
        <draw:custom-shape draw:name="TextBox 4" draw:style-name="gr1" draw:text-style-name="P2" draw:layer="layout" svg:width="3.996cm" svg:height="4.305cm" svg:x="19.137cm" svg:y="6.724cm">
          <text:p text:style-name="P33"><text:span text:style-name="T15">Chris, may have circle or aside… where is circle defined here with rules of the prototype &amp; may have bifr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2" draw:layer="layout" svg:width="8.635cm" svg:height="2.784cm" svg:x="4.36cm" svg:y="6.49cm">
          <text:p text:style-name="P1"><text:span text:style-name="T10">After the establishment of the Republic, the level of violence grew as the Republican regime sought to repress counter-revolutionary movements in F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2" draw:layer="layout" svg:width="7.132cm" svg:height="2.277cm" svg:x="7.917cm" svg:y="9.61cm">
          <text:p text:style-name="P1"><text:span text:style-name="T10">The so-called reign of Terror was instituted to quash both internal and foreign forces of counter revolu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 draw:text-style-name="P2" draw:layer="layout" svg:width="7.327cm" svg:height="4.305cm" svg:x="11.701cm" svg:y="12.157cm">
          <text:p text:style-name="P1"><text:span text:style-name="T10">But once these internal and foreign threats were under control in the spring of 1794, Terror continued at the direction of the Committee of Public Safety, the most famous member of which was Maximiliean Robespier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137" draw:text-style-name="P2" draw:layer="layout" svg:width="0.761cm" svg:height="0.909cm" svg:x="7.15cm" svg:y="8.956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24" draw:style-name="gr137" draw:text-style-name="P2" draw:layer="layout" svg:width="0.761cm" svg:height="0.909cm" svg:x="10.924cm" svg:y="11.596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Rectangle 26" draw:style-name="gr78" draw:text-style-name="P2" draw:layer="layout" svg:width="6.233cm" svg:height="1.506cm" svg:x="2.443cm" svg:y="13.5cm">
          <text:p text:style-name="P1"><text:span text:style-name="T37">Since the cells of eukaryotes has a nucle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78" draw:text-style-name="P2" draw:layer="layout" svg:width="4.839cm" svg:height="1.619cm" svg:x="5.58cm" svg:y="15.193cm">
          <text:p text:style-name="P1"><text:span text:style-name="T37">and since man is a eukaryot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78" draw:text-style-name="P2" draw:layer="layout" svg:width="5.64cm" svg:height="1.619cm" svg:x="7.939cm" svg:y="17.209cm">
          <text:p text:style-name="P1"><text:span text:style-name="T81">therefore</text:span><text:span text:style-name="T37"> the cells of man have a nucle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gr138" draw:text-style-name="P2" draw:layer="layout" svg:width="0.761cm" svg:height="0.909cm" svg:x="4.8cm" svg:y="14.738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Freeform 35" draw:style-name="gr138" draw:text-style-name="P2" draw:layer="layout" svg:width="0.761cm" svg:height="0.909cm" svg:x="7.212cm" svg:y="16.732cm">
          <text:p/>
          <draw:enhanced-geometry draw:mirror-horizontal="false" draw:mirror-vertical="false" draw:text-areas="0 0 ?f8 ?f9" svg:viewBox="0 0 0 0" draw:type="ooxml-non-primitive" draw:enhanced-path="M 0 0 C 0 64135 0 128270 45720 182880 91440 237490 274320 327660 274320 327660 L 274320 327660 N">
            <draw:equation draw:name="f0" draw:formula="0*logwidth/274320"/>
            <draw:equation draw:name="f1" draw:formula="0*logheight/327660"/>
            <draw:equation draw:name="f2" draw:formula="45720*logwidth/274320"/>
            <draw:equation draw:name="f3" draw:formula="182880*logheight/327660"/>
            <draw:equation draw:name="f4" draw:formula="274320*logwidth/274320"/>
            <draw:equation draw:name="f5" draw:formula="327660*logheight/327660"/>
            <draw:equation draw:name="f6" draw:formula="274320*logwidth/274320"/>
            <draw:equation draw:name="f7" draw:formula="327660*logheight/327660"/>
            <draw:equation draw:name="f8" draw:formula="logwidth"/>
            <draw:equation draw:name="f9" draw:formula="logheight"/>
          </draw:enhanced-geometry>
        </draw:custom-shape>
        <draw:custom-shape draw:name="Rectangle 38" draw:style-name="gr15" draw:text-style-name="P2" draw:layer="layout" svg:width="4.254cm" svg:height="1.013cm" svg:x="0.449cm" svg:y="12.371cm">
          <text:p text:style-name="P1"><text:span text:style-name="T25">Path (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42" draw:style-name="gr18" draw:text-style-name="P7" draw:layer="layout" svg:width="1.692cm" svg:height="1.692cm" draw:transform="rotate (-1.5707963267949) translate (9.114cm 2.21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3" draw:style-name="gr18" draw:text-style-name="P7" draw:layer="layout" svg:width="1.692cm" svg:height="9.225cm" draw:transform="rotate (1.5707963267949) translate (9.112cm 3.90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44" draw:style-name="gr19" draw:text-style-name="P2" draw:layer="layout" svg:width="4.058cm" svg:height="1.507cm" svg:x="16.311cm" svg:y="3.887cm">
          <text:p text:style-name="P1"><text:span text:style-name="T6">New Extra Long Topic</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5" draw:style-name="gr21" draw:text-style-name="P7" draw:layer="layout" svg:x1="16.31cm" svg:y1="5.395cm" svg:x2="20.37cm" svg:y2="5.398cm">
          <text:p/>
        </draw:line>
        <draw:custom-shape draw:name="Rectangle 47" draw:style-name="gr17" draw:text-style-name="P2" draw:layer="layout" svg:width="4.297cm" svg:height="1.507cm" svg:x="5.306cm" svg:y="3.862cm">
          <text:p text:style-name="P6"><text:span text:style-name="T6">Events Leading to French Revolu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22" draw:text-style-name="P7" draw:layer="layout" svg:x1="5.308cm" svg:y1="5.349cm" svg:x2="9.606cm" svg:y2="5.349cm">
          <text:p/>
        </draw:line>
        <draw:custom-shape draw:name="Down Arrow 54" draw:style-name="gr13" draw:text-style-name="P2" draw:layer="layout" svg:width="1.345cm" svg:height="0.896cm" svg:x="6.749cm" svg:y="5.379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2" draw:layer="layout" svg:width="13.968cm" svg:height="10.476cm" svg:x="3.81cm" svg:y="2.123cm" draw:page-number="26"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1" draw:display-name="msArrowEnd 1" svg:viewBox="0 0 200 200" svg:d="m100 0 100 200h-200z"/>
    <draw:marker draw:name="msArrowEnd_20_2" draw:display-name="msArrowEnd 2" svg:viewBox="0 0 200 300" svg:d="m100 0 100 300h-200z"/>
    <draw:marker draw:name="msArrowEnd_20_4" draw:display-name="msArrowEnd 4" svg:viewBox="0 0 300 200" svg:d="m150 0 150 200h-300z"/>
    <draw:marker draw:name="msArrowEnd_20_5" draw:display-name="msArrowEnd 5" svg:viewBox="0 0 300 300" svg:d="m150 0 150 300h-300z"/>
    <draw:marker draw:name="msArrowOpenEnd_20_5" draw:display-name="msArrowOpenEnd 5" svg:viewBox="0 0 450 450" svg:d="m225 0 225 409-68 41-157-288-158 288-67-41z"/>
    <draw:marker draw:name="msArrowStealthEnd_20_5" draw:display-name="msArrowStealthEnd 5" svg:viewBox="0 0 300 300" svg:d="m150 0 150 300-150-120-150 120z"/>
    <draw:stroke-dash draw:name="Dash_20_2" draw:display-name="Dash 2" draw:style="rect" draw:dots1="1" draw:dots1-length="0.044cm" draw:distance="0.044cm"/>
    <draw:stroke-dash draw:name="Dash_20_3" draw:display-name="Dash 3" draw:style="rect" draw:dots1="1" draw:dots1-length="0.035cm" draw:distance="0.03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text-properties fo:font-size="18pt"/>
    </style:style>
    <style:style style:name="MP8" style:family="paragraph">
      <style:paragraph-properties fo:margin-left="0cm" fo:margin-right="0cm" fo:margin-top="0.226cm" fo:margin-bottom="0.5cm" fo:line-height="100%" fo:text-align="start" fo:text-indent="0cm" style:punctuation-wrap="hanging"/>
      <style:text-properties fo:font-size="18pt" fo:hyphenate="false"/>
    </style:style>
    <style:style style:name="MP9" style:family="paragraph">
      <style:paragraph-properties fo:margin-left="0cm" fo:margin-right="0cm" fo:margin-top="0.198cm" fo:margin-bottom="0.5cm" fo:line-height="100%" fo:text-align="start" fo:text-indent="0cm" style:punctuation-wrap="hanging"/>
      <style:text-properties fo:font-size="18pt" fo:hyphenate="false"/>
    </style:style>
    <style:style style:name="MP10" style:family="paragraph">
      <style:paragraph-properties fo:margin-left="0cm" fo:margin-right="0cm" fo:text-indent="0cm"/>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0cm" svg:height="0cm" svg:x="0cm" svg:y="0cm" presentation:class="date-time">
        <draw:text-box>
          <text:p text:style-name="MP5"><text:span text:style-name="MT2"><text:date style:data-style-name="D1" text:date-value="2013-02-22">2/22/13</text:date></text:span></text:p>
        </draw:text-box>
      </draw:frame>
      <draw:frame draw:name="Footer Placeholder 4" presentation:style-name="Mpr2" draw:text-style-name="MP6" draw:layer="backgroundobjects" svg:width="0cm" svg:height="0cm" svg:x="0cm" svg:y="0cm" presentation:class="footer">
        <draw:text-box>
          <text:p/>
        </draw:text-box>
      </draw:frame>
      <draw:frame draw:name="Slide Number Placeholder 5" presentation:style-name="Mpr2" draw:text-style-name="MP6" draw:layer="backgroundobjects" svg:width="0cm" svg:height="0cm" svg:x="0cm" svg:y="0cm" presentation:class="page-number">
        <draw:text-box>
          <text:p text:style-name="MP5"><text:span text:style-name="MT2"><text:page-number>&lt;number&gt;</text:page-number></text:span></text:p>
        </draw:text-box>
      </draw:frame>
      <draw:frame presentation:style-name="Title_20_Slide-outline1" draw:layer="backgroundobjects" svg:width="22.351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5">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list text:style-name="ML6">
            <text:list-item>
              <text:p text:style-name="MP8"><text:span text:style-name="MT3">Seventh Outline LevelClick to edit Master text styles</text:span></text:p>
            </text:list-item>
          </text:list>
          <text:list text:style-name="ML7">
            <text:list-item>
              <text:list>
                <text:list-item>
                  <text:p text:style-name="MP9"><text:span text:style-name="MT4">Second level</text:span></text:p>
                </text:list-item>
              </text:list>
            </text:list-item>
          </text:list>
          <text:list text:style-name="ML8">
            <text:list-item>
              <text:list>
                <text:list-item>
                  <text:p text:style-name="MP10"><text:span text:style-name="MT5">Third level</text:span></text:p>
                </text:list-item>
              </text:list>
            </text:list-item>
          </text:list>
          <text:list text:style-name="ML9">
            <text:list-item>
              <text:list>
                <text:list-item>
                  <text:list>
                    <text:list-item>
                      <text:p text:style-name="MP10"><text:span text:style-name="MT6">Fourth level</text:span></text:p>
                    </text:list-item>
                  </text:list>
                </text:list-item>
              </text:list>
            </text:list-item>
          </text:list>
          <text:list text:style-name="ML10">
            <text:list-item>
              <text:list>
                <text:list-item>
                  <text:list>
                    <text:list-item>
                      <text:list>
                        <text:list-item>
                          <text:p text:style-name="MP10"><text:span text:style-name="MT6">Fifth level</text:span></text:p>
                        </text:list-item>
                      </text:list>
                    </text:list-item>
                  </text:list>
                </text:list-item>
              </text:list>
            </text:list-item>
          </text:list>
        </draw:text-box>
      </draw:frame>
      <draw:frame draw:name="Date Placeholder 3" presentation:style-name="Mpr7" draw:text-style-name="MP6" draw:layer="backgroundobjects" svg:width="0cm" svg:height="0cm" svg:x="0cm" svg:y="0cm" presentation:class="date-time">
        <draw:text-box>
          <text:p text:style-name="MP5"><text:span text:style-name="MT2"><text:date style:data-style-name="D1" text:date-value="2013-02-22">2/22/13</text:date></text:span></text:p>
        </draw:text-box>
      </draw:frame>
      <draw:frame draw:name="Footer Placeholder 4" presentation:style-name="Mpr7" draw:text-style-name="MP6" draw:layer="backgroundobjects" svg:width="0cm" svg:height="0cm" svg:x="0cm" svg:y="0cm" presentation:class="footer">
        <draw:text-box>
          <text:p/>
        </draw:text-box>
      </draw:frame>
      <draw:frame draw:name="Slide Number Placeholder 5" presentation:style-name="Mpr7" draw:text-style-name="MP6" draw:layer="backgroundobjects" svg:width="0cm" svg:height="0cm" svg:x="0cm" svg:y="0cm" presentation:class="page-number">
        <draw:text-box>
          <text:p text:style-name="MP5"><text:span text:style-name="MT2"><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3-02-22T23:48:55</dc:date>
    <meta:editing-duration>P0D</meta:editing-duration>
    <meta:editing-cycles>1</meta:editing-cycles>
    <meta:document-statistic meta:object-count="787"/>
  </office:meta>
</office:document-meta>
</file>